
<file path=META-INF/manifest.xml><?xml version="1.0" encoding="utf-8"?>
<!DOCTYPE manifest  PUBLIC '-//OpenOffice.org//DTD Manifest 1.0//EN'  'Manifest.dtd'>
<!--
*************************************************************************
  file:  manifest.xml
  Generated by Inkscape: Sat Mar 13 20:06:18 2021
  http://www.inkscape.org
*************************************************************************
--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!--List our images here-->
  <manifest:file-entry manifest:media-type="image/.png" manifest:full-path="Pictures/image3.png"/>
  <manifest:file-entry manifest:media-type="image/.png" manifest:full-path="Pictures/image1.png"/>
  <manifest:file-entry manifest:media-type="image/.png" manifest:full-path="Pictures/image0.png"/>
  <manifest:file-entry manifest:media-type="image/.png" manifest:full-path="Pictures/image2.png"/>
</manifest:manifest>
</file>

<file path=content.xml><?xml version="1.0" encoding="utf-8"?>
<!--
*************************************************************************
  file:  content.xml
  Generated by Inkscape: Sat Mar 13 20:06:18 2021
  http://www.inkscape.org
*************************************************************************
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!--
*************************************************************************
  D R A W I N G
  This section is the heart of SVG-ODF conversion.  We are
  starting with simple conversions, and will slowly evolve
  into a 'smarter' translation as time progresses.  Any help
  in improving .odg export is welcome.
*************************************************************************
-->
  <office:body>
    <office:drawing>
      <draw:page draw:name="page1" draw:style-name="dp1" draw:master-page-name="Default">
        <draw:g id="g841">
          <draw:g id="g843">
            <draw:g id="g845">
              <draw:g id="g847">
                <draw:g id="g2815">
                  <draw:g id="g929">
                    <draw:g id="g927">
                      <draw:g id="g925">
                        <draw:path id="path923" draw:style-name="style0" draw:layer="layout" svg:x="2.857cm" svg:y="2.512cm" svg:width="18.146cm" svg:height="7.236cm" svg:viewBox="0.0 0.0 18145.878 7235.736" svg:d="M 5714.183 5024.642 L 23860.060 5024.642 L 23860.060 12260.377 L 5714.183 12260.377 L 5714.183 5024.642 Z">
                          <!-- 5 nodes -->
                        </draw:path>
                      </draw:g>
                      <!-- id="g925" -->
                    </draw:g>
                    <!-- id="g927" -->
                  </draw:g>
                  <!-- id="g929" -->
                  <draw:g id="g989">
                    <draw:g id="g985">
                      <draw:path id="path983" draw:style-name="style1" draw:layer="layout" svg:x="3.051cm" svg:y="2.674cm" svg:width="7.264cm" svg:height="6.328cm" svg:viewBox="0.0 0.0 7264.269 6328.030" svg:d="M 6102.934 6403.351 L 6102.934 6403.351 C 6102.934 5820.860 6575.136 5348.658 7157.627 5348.658 L 12312.510 5348.658 C 12592.232 5348.658 12860.497 5459.777 13058.291 5657.570 C 13256.084 5855.364 13367.203 6123.629 13367.203 6403.351 L 13367.203 10621.995 C 13367.203 11204.486 12895.001 11676.688 12312.510 11676.688 L 7157.627 11676.688 C 6575.136 11676.688 6102.934 11204.486 6102.934 10621.995 L 6102.934 6403.351 Z">
                        <!-- 11 nodes -->
                      </draw:path>
                    </draw:g>
                    <!-- id="g985" -->
                    <draw:path id="path987" draw:style-name="style2" draw:layer="layout" svg:x="3.045cm" svg:y="2.667cm" svg:width="7.278cm" svg:height="6.342cm" svg:viewBox="0.0 0.0 7278.153 6341.914" svg:d="M 6095.992 6396.409 L 6095.992 6396.409 C 6095.992 5813.918 6568.194 5341.716 7150.685 5341.716 L 12305.568 5341.716 C 12585.290 5341.716 12853.555 5452.835 13051.349 5650.628 C 13249.142 5848.422 13360.261 6116.687 13360.261 6396.409 L 13360.261 10615.053 C 13360.261 11197.544 12888.059 11669.746 12305.568 11669.746 L 7150.685 11669.746 C 6568.194 11669.746 6095.992 11197.544 6095.992 10615.053 L 6095.992 6396.409 Z">
                      <!-- 11 nodes -->
                    </draw:path>
                  </draw:g>
                  <!-- id="g989" -->
                  <draw:g id="g1797">
                    <draw:g id="g1793">
                      <draw:path id="path1791" draw:style-name="style3" draw:layer="layout" svg:x="3.397cm" svg:y="3.657cm" svg:width="6.526cm" svg:height="2.805cm" svg:viewBox="0.0 0.0 6525.685 2804.524" svg:d="M 6794.217 7314.224 L 13319.903 7314.224 L 13319.903 10118.748 L 6794.217 10118.748 L 6794.217 7314.224 Z">
                        <!-- 5 nodes -->
                      </draw:path>
                    </draw:g>
                    <!-- id="g1793" -->
                    <draw:path id="path1795" draw:style-name="style4" draw:layer="layout" svg:x="3.376cm" svg:y="3.636cm" svg:width="6.567cm" svg:height="2.846cm" svg:viewBox="0.0 0.0 6567.337 2846.176" svg:d="M 6773.391 7293.398 L 13299.077 7293.398 L 13299.077 10097.922 L 6773.391 10097.922 L 6773.391 7293.398 Z">
                      <!-- 5 nodes -->
                    </draw:path>
                  </draw:g>
                  <!-- id="g1797" -->
                  <draw:g id="g1805">
                    <draw:g id="g1803">
                      <draw:g id="g1801">
                        <draw:path id="path1799" draw:style-name="style0" draw:layer="layout" svg:x="5.294cm" svg:y="4.742cm" svg:width="2.665cm" svg:height="0.433cm" svg:viewBox="0.0 0.0 2664.848 432.641" svg:d="M 10588.878 9483.800 L 13253.726 9483.800 L 13253.726 9916.441 L 10588.878 9916.441 L 10588.878 9483.800 Z">
                          <!-- 5 nodes -->
                        </draw:path>
                      </draw:g>
                      <!-- id="g1801" -->
                    </draw:g>
                    <!-- id="g1803" -->
                  </draw:g>
                  <!-- id="g1805" -->
                  <draw:g id="g1815">
                    <draw:g id="g1813">
                      <draw:g id="g1811">
                        <draw:path id="text1809" draw:style-name="style5" draw:layer="layout" svg:x="6.071cm" svg:y="4.975cm" svg:width="1.135cm" svg:height="0.318cm" svg:viewBox="0.0 0.0 1134.522 318.030" svg:d="M 12141.924 10268.713 L 12141.924 9950.683 L 12261.239 9950.683 C 12285.536 9950.683 12304.988 9953.937 12319.595 9960.446 C 12334.347 9966.809 12345.844 9976.716 12354.088 9990.166 C 12362.476 10003.471 12366.670 10017.428 12366.670 10032.035 C 12366.670 10045.630 12362.983 10058.429 12355.607 10070.433 C 12348.231 10082.436 12337.095 10092.126 12322.198 10099.502 C 12341.433 10105.143 12356.185 10114.760 12366.454 10128.355 C 12376.866 10141.950 12382.073 10158.003 12382.073 10176.515 C 12382.073 10191.411 12378.891 10205.295 12372.528 10218.167 C 12366.309 10230.894 12358.571 10240.728 12349.315 10247.670 C 12340.060 10254.612 12328.417 10259.891 12314.389 10263.507 C 12300.505 10266.978 12283.439 10268.713 12263.191 10268.713 L 12141.924 10268.713 ZM 12184.009 10084.317 L 12252.778 10084.317 C 12271.435 10084.317 12284.813 10083.087 12292.912 10080.629 C 12303.614 10077.447 12311.641 10072.168 12316.992 10064.792 C 12322.488 10057.416 12325.235 10048.160 12325.235 10037.024 C 12325.235 10026.467 12322.705 10017.211 12317.643 10009.256 C 12312.581 10001.157 12305.350 9995.662 12295.949 9992.769 C 12286.548 9989.732 12270.423 9988.214 12247.572 9988.214 L 12184.009 9988.214 L 12184.009 10084.317 ZM 12184.009 10231.183 L 12263.191 10231.183 C 12276.786 10231.183 12286.331 10230.677 12291.827 10229.664 C 12301.517 10227.929 12309.616 10225.036 12316.124 10220.987 C 12322.632 10216.937 12327.983 10211.080 12332.177 10203.415 C 12336.372 10195.605 12338.469 10186.639 12338.469 10176.515 C 12338.469 10164.656 12335.432 10154.387 12329.357 10145.710 C 12323.283 10136.888 12314.822 10130.741 12303.976 10127.270 C 12293.273 10123.655 12277.799 10121.847 12257.551 10121.847 L 12184.009 10121.847 L 12184.009 10231.183 ZM 12440.422 10268.713 L 12440.422 9950.683 L 12670.375 9950.683 L 12670.375 9988.214 L 12482.508 9988.214 L 12482.508 10085.618 L 12658.444 10085.618 L 12658.444 10122.931 L 12482.508 10122.931 L 12482.508 10231.183 L 12677.751 10231.183 L 12677.751 10268.713 L 12440.422 10268.713 ZM 12736.100 10268.713 L 12736.100 9950.683 L 12877.109 9950.683 C 12905.456 9950.683 12927.005 9953.576 12941.757 9959.361 C 12956.508 9965.001 12968.295 9975.053 12977.117 9989.515 C 12985.940 10003.978 12990.351 10019.959 12990.351 10037.458 C 12990.351 10060.020 12983.047 10079.038 12968.440 10094.513 C 12953.833 10109.988 12931.271 10119.822 12900.756 10124.016 C 12911.892 10129.367 12920.352 10134.646 12926.137 10139.853 C 12938.430 10151.133 12950.073 10165.234 12961.064 10182.155 L 13016.383 10268.713 L 12963.450 10268.713 L 12921.365 10202.547 C 12909.072 10183.457 12898.948 10168.850 12890.993 10158.726 C 12883.039 10148.602 12875.880 10141.516 12869.517 10137.466 C 12863.298 10133.417 12856.934 10130.597 12850.426 10129.006 C 12845.654 10127.993 12837.844 10127.487 12826.997 10127.487 L 12778.186 10127.487 L 12778.186 10268.713 L 12736.100 10268.713 ZM 12778.186 10091.042 L 12868.649 10091.042 C 12887.884 10091.042 12902.925 10089.089 12913.772 10085.184 C 12924.619 10081.135 12932.862 10074.771 12938.503 10066.094 C 12944.143 10057.272 12946.963 10047.727 12946.963 10037.458 C 12946.963 10022.417 12941.467 10010.052 12930.476 10000.362 C 12919.629 9990.672 12902.419 9985.827 12878.845 9985.827 L 12778.186 9985.827 L 12778.186 10091.042 ZM 13129.145 10268.713 L 13129.145 9988.214 L 13024.365 9988.214 L 13024.365 9950.683 L 13276.445 9950.683 L 13276.445 9988.214 L 13171.231 9988.214 L 13171.231 10268.713 L 13129.145 10268.713 Z">
                          <!-- 87 nodes -->
                        </draw:path>
                      </draw:g>
                      <!-- id="g1811" -->
                    </draw:g>
                    <!-- id="g1813" -->
                  </draw:g>
                  <!-- id="g1815" -->
                  <draw:g id="g1825">
                    <draw:g id="g1821">
                      <draw:path id="path1819" draw:style-name="style6" draw:layer="layout" svg:x="3.500cm" svg:y="5.794cm" svg:width="0.706cm" svg:height="0.433cm" svg:viewBox="0.0 0.0 706.224 432.918" svg:d="M 6999.525 11587.964 L 7705.749 11587.964 L 7705.749 12020.881 L 6999.525 12020.881 L 6999.525 11587.964 Z">
                        <!-- 5 nodes -->
                      </draw:path>
                    </draw:g>
                    <!-- id="g1821" -->
                    <draw:path id="path1823" draw:style-name="style2" draw:layer="layout" svg:x="3.493cm" svg:y="5.787cm" svg:width="0.720cm" svg:height="0.447cm" svg:viewBox="0.0 0.0 720.108 446.802" svg:d="M 6992.583 11581.022 L 7698.807 11581.022 L 7698.807 12013.939 L 6992.583 12013.939 L 6992.583 11581.022 Z">
                      <!-- 5 nodes -->
                    </draw:path>
                  </draw:g>
                  <!-- id="g1825" -->
                  <draw:g id="g1839">
                    <draw:g id="g1837">
                      <draw:g id="g1835">
                        <draw:path id="text1829" draw:style-name="style5" draw:layer="layout" svg:x="3.652cm" svg:y="5.945cm" svg:width="0.099cm" svg:height="0.133cm" svg:viewBox="0.0 0.0 98.887 132.512" svg:d="M 7303.445 12021.655 L 7303.445 11889.143 L 7399.258 11889.143 L 7399.258 11904.781 L 7320.980 11904.781 L 7320.980 11945.366 L 7394.287 11945.366 L 7394.287 11960.913 L 7320.980 11960.913 L 7320.980 12006.018 L 7402.332 12006.018 L 7402.332 12021.655 L 7303.445 12021.655 Z">
                          <!-- 13 nodes -->
                        </draw:path>
                        <draw:path id="text1833" draw:style-name="style5" draw:layer="layout" svg:x="3.769cm" svg:y="6.057cm" svg:width="0.292cm" svg:height="0.114cm" svg:viewBox="0.0 0.0 291.998 114.374" svg:d="M 7537.761 12227.685 L 7537.761 12114.817 L 7561.684 12114.817 L 7561.684 12123.796 L 7548.608 12123.796 L 7548.608 12218.706 L 7561.684 12218.706 L 7561.684 12227.685 L 7537.761 12227.685 ZM 7636.124 12172.185 L 7647.814 12175.138 C 7645.363 12184.739 7640.944 12192.071 7634.557 12197.133 C 7628.209 12202.154 7620.436 12204.665 7611.236 12204.665 C 7601.715 12204.665 7593.961 12202.737 7587.976 12198.880 C 7582.030 12194.983 7577.490 12189.359 7574.357 12182.007 C 7571.263 12174.656 7569.717 12166.762 7569.717 12158.325 C 7569.717 12149.125 7571.464 12141.111 7574.959 12134.281 C 7578.495 12127.412 7583.496 12122.209 7589.964 12118.674 C 7596.472 12115.098 7603.623 12113.311 7611.417 12113.311 C 7620.255 12113.311 7627.687 12115.560 7633.713 12120.060 C 7639.739 12124.559 7643.937 12130.887 7646.307 12139.042 L 7634.798 12141.754 C 7632.749 12135.326 7629.776 12130.646 7625.879 12127.713 C 7621.982 12124.780 7617.081 12123.314 7611.176 12123.314 C 7604.386 12123.314 7598.702 12124.941 7594.122 12128.195 C 7589.582 12131.449 7586.389 12135.828 7584.541 12141.332 C 7582.693 12146.795 7581.769 12152.440 7581.769 12158.265 C 7581.769 12165.777 7582.853 12172.346 7585.023 12177.970 C 7587.232 12183.554 7590.647 12187.732 7595.267 12190.504 C 7599.887 12193.276 7604.889 12194.662 7610.272 12194.662 C 7616.820 12194.662 7622.364 12192.774 7626.904 12188.998 C 7631.443 12185.221 7634.517 12179.617 7636.124 12172.185 ZM 7661.713 12203.159 L 7661.713 12114.817 L 7673.404 12114.817 L 7673.404 12192.734 L 7716.912 12192.734 L 7716.912 12203.159 L 7661.713 12203.159 ZM 7726.836 12174.776 L 7737.864 12173.812 C 7738.386 12178.231 7739.591 12181.867 7741.479 12184.719 C 7743.408 12187.531 7746.380 12189.821 7750.398 12191.589 C 7754.415 12193.316 7758.935 12194.180 7763.956 12194.180 C 7768.416 12194.180 7772.353 12193.517 7775.767 12192.191 C 7779.182 12190.866 7781.713 12189.058 7783.360 12186.768 C 7785.047 12184.438 7785.891 12181.907 7785.891 12179.175 C 7785.891 12176.403 7785.088 12173.993 7783.481 12171.944 C 7781.874 12169.855 7779.222 12168.107 7775.526 12166.701 C 7773.156 12165.777 7767.913 12164.351 7759.798 12162.423 C 7751.683 12160.454 7745.999 12158.606 7742.745 12156.879 C 7738.526 12154.669 7735.373 12151.938 7733.284 12148.683 C 7731.235 12145.389 7730.211 12141.713 7730.211 12137.656 C 7730.211 12133.197 7731.476 12129.039 7734.007 12125.182 C 7736.538 12121.285 7740.234 12118.332 7745.095 12116.324 C 7749.956 12114.315 7755.359 12113.311 7761.305 12113.311 C 7767.853 12113.311 7773.618 12114.375 7778.600 12116.504 C 7783.621 12118.594 7787.478 12121.687 7790.170 12125.785 C 7792.861 12129.882 7794.307 12134.522 7794.508 12139.705 L 7783.300 12140.548 C 7782.697 12134.964 7780.648 12130.746 7777.153 12127.894 C 7773.698 12125.041 7768.576 12123.615 7761.787 12123.615 C 7754.716 12123.615 7749.554 12124.921 7746.300 12127.532 C 7743.086 12130.103 7741.479 12133.217 7741.479 12136.872 C 7741.479 12140.046 7742.624 12142.657 7744.914 12144.706 C 7747.164 12146.755 7753.029 12148.864 7762.510 12151.034 C 7772.031 12153.163 7778.559 12155.031 7782.095 12156.638 C 7787.237 12159.008 7791.033 12162.021 7793.484 12165.677 C 7795.934 12169.293 7797.160 12173.471 7797.160 12178.211 C 7797.160 12182.911 7795.814 12187.351 7793.122 12191.529 C 7790.431 12195.666 7786.554 12198.900 7781.492 12201.230 C 7776.470 12203.520 7770.806 12204.665 7764.499 12204.665 C 7756.504 12204.665 7749.795 12203.500 7744.372 12201.170 C 7738.988 12198.840 7734.750 12195.345 7731.657 12190.685 C 7728.604 12185.985 7726.997 12180.682 7726.836 12174.776 ZM 7829.759 12227.685 L 7805.835 12227.685 L 7805.835 12218.706 L 7818.912 12218.706 L 7818.912 12123.796 L 7805.835 12123.796 L 7805.835 12114.817 L 7829.759 12114.817 L 7829.759 12227.685 Z">
                          <!-- 84 nodes -->
                        </draw:path>
                      </draw:g>
                      <!-- id="g1835" -->
                    </draw:g>
                    <!-- id="g1837" -->
                  </draw:g>
                  <!-- id="g1839" -->
                  <draw:g id="g1849">
                    <draw:g id="g1845">
                      <draw:path id="path1843" draw:style-name="style6" draw:layer="layout" svg:x="4.271cm" svg:y="5.794cm" svg:width="0.699cm" svg:height="0.433cm" svg:viewBox="0.0 0.0 698.790 432.918" svg:d="M 8542.653 11587.964 L 9241.443 11587.964 L 9241.443 12020.881 L 8542.653 12020.881 L 8542.653 11587.964 Z">
                        <!-- 5 nodes -->
                      </draw:path>
                    </draw:g>
                    <!-- id="g1845" -->
                    <draw:path id="path1847" draw:style-name="style2" draw:layer="layout" svg:x="4.264cm" svg:y="5.787cm" svg:width="0.713cm" svg:height="0.447cm" svg:viewBox="0.0 0.0 712.674 446.802" svg:d="M 8535.711 11581.022 L 9234.501 11581.022 L 9234.501 12013.939 L 8535.711 12013.939 L 8535.711 11581.022 Z">
                      <!-- 5 nodes -->
                    </draw:path>
                  </draw:g>
                  <!-- id="g1849" -->
                  <draw:g id="g1863">
                    <draw:g id="g1861">
                      <draw:g id="g1859">
                        <draw:path id="text1853" draw:style-name="style5" draw:layer="layout" svg:x="4.523cm" svg:y="5.933cm" svg:width="0.119cm" svg:height="0.159cm" svg:viewBox="0.0 0.0 118.665 159.015" svg:d="M 9046.136 12024.586 L 9046.136 11865.571 L 9161.112 11865.571 L 9161.112 11884.337 L 9067.178 11884.337 L 9067.178 11933.039 L 9155.146 11933.039 L 9155.146 11951.695 L 9067.178 11951.695 L 9067.178 12005.821 L 9164.800 12005.821 L 9164.800 12024.586 L 9046.136 12024.586 Z">
                          <!-- 13 nodes -->
                        </draw:path>
                        <draw:path id="text1857" draw:style-name="style5" draw:layer="layout" svg:x="4.670cm" svg:y="6.069cm" svg:width="0.039cm" svg:height="0.106cm" svg:viewBox="0.0 0.0 39.049 106.444" svg:d="M 9378.628 12243.765 L 9365.612 12243.765 L 9365.612 12160.822 C 9362.478 12163.811 9358.356 12166.800 9353.246 12169.789 C 9348.184 12172.778 9343.629 12175.020 9339.579 12176.514 L 9339.579 12163.932 C 9346.859 12160.509 9353.222 12156.363 9358.670 12151.494 C 9364.117 12146.625 9367.974 12141.900 9370.240 12137.321 L 9378.628 12137.321 L 9378.628 12243.765 Z">
                          <!-- 10 nodes -->
                        </draw:path>
                      </draw:g>
                      <!-- id="g1859" -->
                    </draw:g>
                    <!-- id="g1861" -->
                  </draw:g>
                  <!-- id="g1863" -->
                  <draw:g id="g1873">
                    <draw:g id="g1869">
                      <draw:path id="path1867" draw:style-name="style6" draw:layer="layout" svg:x="6.640cm" svg:y="5.796cm" svg:width="0.854cm" svg:height="0.433cm" svg:viewBox="0.0 0.0 853.591 432.918" svg:d="M 13280.622 11591.496 L 14134.213 11591.496 L 14134.213 12024.414 L 13280.622 12024.414 L 13280.622 11591.496 Z">
                        <!-- 5 nodes -->
                      </draw:path>
                    </draw:g>
                    <!-- id="g1869" -->
                    <draw:path id="path1871" draw:style-name="style2" draw:layer="layout" svg:x="6.633cm" svg:y="5.789cm" svg:width="0.867cm" svg:height="0.447cm" svg:viewBox="0.0 0.0 867.475 446.802" svg:d="M 13273.680 11584.554 L 14127.271 11584.554 L 14127.271 12017.472 L 13273.680 12017.472 L 13273.680 11584.554 Z">
                      <!-- 5 nodes -->
                    </draw:path>
                  </draw:g>
                  <!-- id="g1873" -->
                  <draw:g id="g1887">
                    <draw:g id="g1885">
                      <draw:g id="g1883">
                        <draw:path id="text1877" draw:style-name="style5" draw:layer="layout" svg:x="6.852cm" svg:y="5.935cm" svg:width="0.119cm" svg:height="0.159cm" svg:viewBox="0.0 0.0 118.665 159.015" svg:d="M 13704.280 12028.119 L 13704.280 11869.104 L 13819.257 11869.104 L 13819.257 11887.869 L 13725.323 11887.869 L 13725.323 11936.572 L 13813.291 11936.572 L 13813.291 11955.228 L 13725.323 11955.228 L 13725.323 12009.354 L 13822.945 12009.354 L 13822.945 12028.119 L 13704.280 12028.119 Z">
                          <!-- 13 nodes -->
                        </draw:path>
                        <draw:path id="text1881" draw:style-name="style5" draw:layer="layout" svg:x="6.993cm" svg:y="6.069cm" svg:width="0.358cm" svg:height="0.137cm" svg:viewBox="0.0 0.0 358.395 137.249" svg:d="M 13985.945 12275.355 L 13985.945 12139.913 L 14014.653 12139.913 L 14014.653 12150.688 L 13998.961 12150.688 L 13998.961 12264.580 L 14014.653 12264.580 L 14014.653 12275.355 L 13985.945 12275.355 ZM 14023.569 12211.865 L 14036.802 12210.708 C 14037.428 12216.010 14038.875 12220.373 14041.141 12223.796 C 14043.455 12227.171 14047.022 12229.919 14051.843 12232.040 C 14056.664 12234.113 14062.087 12235.149 14068.113 12235.149 C 14073.464 12235.149 14078.189 12234.354 14082.286 12232.763 C 14086.384 12231.172 14089.421 12229.003 14091.398 12226.255 C 14093.423 12223.459 14094.435 12220.421 14094.435 12217.143 C 14094.435 12213.817 14093.471 12210.924 14091.542 12208.466 C 14089.614 12205.959 14086.432 12203.862 14081.997 12202.175 C 14079.153 12201.066 14072.862 12199.354 14063.124 12197.040 C 14053.385 12194.678 14046.564 12192.461 14042.659 12190.388 C 14037.597 12187.736 14033.813 12184.458 14031.306 12180.553 C 14028.847 12176.600 14027.618 12172.189 14027.618 12167.320 C 14027.618 12161.969 14029.137 12156.979 14032.174 12152.351 C 14035.211 12147.675 14039.646 12144.132 14045.479 12141.721 C 14051.312 12139.311 14057.797 12138.106 14064.931 12138.106 C 14072.789 12138.106 14079.707 12139.383 14085.685 12141.938 C 14091.711 12144.445 14096.339 12148.157 14099.569 12153.074 C 14102.799 12157.992 14104.535 12163.560 14104.776 12169.779 L 14091.325 12170.791 C 14090.602 12164.090 14088.144 12159.028 14083.950 12155.605 C 14079.804 12152.183 14073.657 12150.471 14065.510 12150.471 C 14057.025 12150.471 14050.830 12152.038 14046.926 12155.171 C 14043.069 12158.257 14041.141 12161.993 14041.141 12166.380 C 14041.141 12170.188 14042.514 12173.322 14045.262 12175.781 C 14047.962 12178.239 14055.000 12180.770 14066.378 12183.373 C 14077.803 12185.928 14085.637 12188.170 14089.879 12190.098 C 14096.050 12192.943 14100.606 12196.558 14103.546 12200.945 C 14106.487 12205.284 14107.957 12210.298 14107.957 12215.986 C 14107.957 12221.627 14106.342 12226.954 14103.112 12231.967 C 14099.882 12236.933 14095.230 12240.814 14089.156 12243.610 C 14083.130 12246.358 14076.333 12247.732 14068.764 12247.732 C 14059.170 12247.732 14051.120 12246.334 14044.612 12243.537 C 14038.152 12240.741 14033.066 12236.547 14029.354 12230.955 C 14025.690 12225.315 14023.761 12218.951 14023.569 12211.865 ZM 14127.262 12245.924 L 14127.262 12139.913 L 14203.914 12139.913 L 14203.914 12152.424 L 14141.291 12152.424 L 14141.291 12184.892 L 14199.936 12184.892 L 14199.936 12197.330 L 14141.291 12197.330 L 14141.291 12233.414 L 14206.372 12233.414 L 14206.372 12245.924 L 14127.262 12245.924 ZM 14225.605 12245.924 L 14225.605 12139.913 L 14265.594 12139.913 C 14272.632 12139.913 14278.007 12140.251 14281.719 12140.926 C 14286.926 12141.794 14291.289 12143.457 14294.808 12145.915 C 14298.327 12148.326 14301.147 12151.725 14303.268 12156.112 C 14305.438 12160.498 14306.522 12165.319 14306.522 12170.574 C 14306.522 12179.589 14303.654 12187.230 14297.917 12193.497 C 14292.180 12199.716 14281.816 12202.825 14266.823 12202.825 L 14239.633 12202.825 L 14239.633 12245.924 L 14225.605 12245.924 ZM 14239.633 12190.315 L 14267.040 12190.315 C 14276.103 12190.315 14282.539 12188.628 14286.347 12185.253 C 14290.156 12181.879 14292.060 12177.130 14292.060 12171.008 C 14292.060 12166.573 14290.927 12162.788 14288.661 12159.655 C 14286.444 12156.473 14283.503 12154.376 14279.839 12153.364 C 14277.477 12152.737 14273.114 12152.424 14266.751 12152.424 L 14239.633 12152.424 L 14239.633 12190.315 ZM 14344.339 12275.355 L 14315.631 12275.355 L 14315.631 12264.580 L 14331.323 12264.580 L 14331.323 12150.688 L 14315.631 12150.688 L 14315.631 12139.913 L 14344.339 12139.913 L 14344.339 12275.355 Z">
                          <!-- 88 nodes -->
                        </draw:path>
                      </draw:g>
                      <!-- id="g1883" -->
                    </draw:g>
                    <!-- id="g1885" -->
                  </draw:g>
                  <!-- id="g1887" -->
                  <draw:g id="g1897">
                    <draw:g id="g1895">
                      <draw:g id="g1893">
                        <draw:path id="path1891" draw:style-name="style0" draw:layer="layout" svg:x="4.977cm" svg:y="5.749cm" svg:width="0.546cm" svg:height="0.433cm" svg:viewBox="0.0 0.0 546.176 432.918" svg:d="M 9954.076 11497.766 L 10500.252 11497.766 L 10500.252 11930.684 L 9954.076 11930.684 L 9954.076 11497.766 Z">
                          <!-- 5 nodes -->
                        </draw:path>
                      </draw:g>
                      <!-- id="g1893" -->
                    </draw:g>
                    <!-- id="g1895" -->
                  </draw:g>
                  <!-- id="g1897" -->
                  <draw:g id="g1907">
                    <draw:g id="g1905">
                      <draw:g id="g1903">
                        <draw:path id="text1901" draw:style-name="style5" draw:layer="layout" svg:x="5.126cm" svg:y="6.097cm" svg:width="0.170cm" svg:height="0.026cm" svg:viewBox="0.0 0.0 169.521 25.942" svg:d="M 10251.063 12219.337 L 10251.063 12193.395 L 10277.005 12193.395 L 10277.005 12219.337 L 10251.063 12219.337 ZM 10322.852 12219.337 L 10322.852 12193.395 L 10348.795 12193.395 L 10348.795 12219.337 L 10322.852 12219.337 ZM 10394.642 12219.337 L 10394.642 12193.395 L 10420.584 12193.395 L 10420.584 12219.337 L 10394.642 12219.337 Z">
                          <!-- 15 nodes -->
                        </draw:path>
                      </draw:g>
                      <!-- id="g1903" -->
                    </draw:g>
                    <!-- id="g1905" -->
                  </draw:g>
                  <!-- id="g1907" -->
                  <draw:g id="g1917">
                    <draw:g id="g1913">
                      <draw:path id="path1911" draw:style-name="style6" draw:layer="layout" svg:x="5.826cm" svg:y="5.794cm" svg:width="0.699cm" svg:height="0.433cm" svg:viewBox="0.0 0.0 698.790 432.918" svg:d="M 11652.663 11587.964 L 12351.453 11587.964 L 12351.453 12020.881 L 11652.663 12020.881 L 11652.663 11587.964 Z">
                        <!-- 5 nodes -->
                      </draw:path>
                    </draw:g>
                    <!-- id="g1913" -->
                    <draw:path id="path1915" draw:style-name="style2" draw:layer="layout" svg:x="5.819cm" svg:y="5.787cm" svg:width="0.713cm" svg:height="0.447cm" svg:viewBox="0.0 0.0 712.674 446.802" svg:d="M 11645.721 11581.022 L 12344.511 11581.022 L 12344.511 12013.939 L 11645.721 12013.939 L 11645.721 11581.022 Z">
                      <!-- 5 nodes -->
                    </draw:path>
                  </draw:g>
                  <!-- id="g1917" -->
                  <draw:g id="g1931">
                    <draw:g id="g1929">
                      <draw:g id="g1927">
                        <draw:path id="text1921" draw:style-name="style5" draw:layer="layout" svg:x="6.066cm" svg:y="5.933cm" svg:width="0.119cm" svg:height="0.159cm" svg:viewBox="0.0 0.0 118.665 159.015" svg:d="M 12131.583 12024.586 L 12131.583 11865.571 L 12246.560 11865.571 L 12246.560 11884.337 L 12152.626 11884.337 L 12152.626 11933.039 L 12240.594 11933.039 L 12240.594 11951.695 L 12152.626 11951.695 L 12152.626 12005.821 L 12250.248 12005.821 L 12250.248 12024.586 L 12131.583 12024.586 Z">
                          <!-- 13 nodes -->
                        </draw:path>
                        <draw:path id="text1925" draw:style-name="style5" draw:layer="layout" svg:x="6.208cm" svg:y="6.069cm" svg:width="0.084cm" svg:height="0.106cm" svg:viewBox="0.0 0.0 83.521 106.010" svg:d="M 12415.337 12244.199 L 12415.337 12138.188 L 12429.727 12138.188 L 12485.408 12221.420 L 12485.408 12138.188 L 12498.858 12138.188 L 12498.858 12244.199 L 12484.468 12244.199 L 12428.787 12160.895 L 12428.787 12244.199 L 12415.337 12244.199 Z">
                          <!-- 11 nodes -->
                        </draw:path>
                      </draw:g>
                      <!-- id="g1927" -->
                    </draw:g>
                    <!-- id="g1929" -->
                  </draw:g>
                  <!-- id="g1931" -->
                  <draw:g id="g1941">
                    <draw:g id="g1937">
                      <draw:path id="path1935" draw:style-name="style6" draw:layer="layout" svg:x="7.603cm" svg:y="5.794cm" svg:width="0.699cm" svg:height="0.433cm" svg:viewBox="0.0 0.0 698.790 432.918" svg:d="M 15206.960 11587.964 L 15905.749 11587.964 L 15905.749 12020.881 L 15206.960 12020.881 L 15206.960 11587.964 Z">
                        <!-- 5 nodes -->
                      </draw:path>
                    </draw:g>
                    <!-- id="g1937" -->
                    <draw:path id="path1939" draw:style-name="style2" draw:layer="layout" svg:x="7.597cm" svg:y="5.787cm" svg:width="0.713cm" svg:height="0.447cm" svg:viewBox="0.0 0.0 712.674 446.802" svg:d="M 15200.018 11581.022 L 15898.807 11581.022 L 15898.807 12013.939 L 15200.018 12013.939 L 15200.018 11581.022 Z">
                      <!-- 5 nodes -->
                    </draw:path>
                  </draw:g>
                  <!-- id="g1941" -->
                  <draw:g id="g1959">
                    <draw:g id="g1957">
                      <draw:g id="g1955">
                        <draw:path id="text1945" draw:style-name="style5" draw:layer="layout" svg:x="7.831cm" svg:y="5.933cm" svg:width="0.119cm" svg:height="0.159cm" svg:viewBox="0.0 0.0 118.665 159.015" svg:d="M 15661.089 12024.586 L 15661.089 11865.571 L 15776.066 11865.571 L 15776.066 11884.337 L 15682.132 11884.337 L 15682.132 11933.039 L 15770.100 11933.039 L 15770.100 11951.695 L 15682.132 11951.695 L 15682.132 12005.821 L 15779.754 12005.821 L 15779.754 12024.586 L 15661.089 12024.586 Z">
                          <!-- 13 nodes -->
                        </draw:path>
                        <draw:path id="text1949" draw:style-name="style5" draw:layer="layout" svg:x="7.977cm" svg:y="6.069cm" svg:width="0.039cm" svg:height="0.106cm" svg:viewBox="0.0 0.0 39.049 106.444" svg:d="M 15993.582 12243.765 L 15980.565 12243.765 L 15980.565 12160.822 C 15977.432 12163.811 15973.310 12166.800 15968.200 12169.789 C 15963.138 12172.778 15958.582 12175.020 15954.533 12176.514 L 15954.533 12163.932 C 15961.812 12160.509 15968.176 12156.363 15973.623 12151.494 C 15979.071 12146.625 15982.928 12141.900 15985.193 12137.321 L 15993.582 12137.321 L 15993.582 12243.765 Z">
                          <!-- 10 nodes -->
                        </draw:path>
                        <draw:path id="text1953" draw:style-name="style5" draw:layer="layout" svg:x="8.055cm" svg:y="5.931cm" svg:width="0.023cm" svg:height="0.052cm" svg:viewBox="0.0 0.0 22.670 52.065" svg:d="M 16112.013 11884.987 L 16112.013 11862.317 L 16132.947 11862.317 L 16132.947 11880.215 C 16132.947 11889.905 16131.826 11896.883 16129.585 11901.149 C 16126.475 11907.006 16121.630 11911.418 16115.050 11914.382 L 16110.277 11906.681 C 16114.182 11905.090 16117.075 11902.595 16118.955 11899.197 C 16120.907 11895.726 16121.992 11890.989 16122.209 11884.987 L 16112.013 11884.987 Z">
                          <!-- 10 nodes -->
                        </draw:path>
                      </draw:g>
                      <!-- id="g1955" -->
                    </draw:g>
                    <!-- id="g1957" -->
                  </draw:g>
                  <!-- id="g1959" -->
                  <draw:g id="g1969">
                    <draw:g id="g1967">
                      <draw:g id="g1965">
                        <draw:path id="path1963" draw:style-name="style0" draw:layer="layout" svg:x="8.309cm" svg:y="5.749cm" svg:width="0.546cm" svg:height="0.433cm" svg:viewBox="0.0 0.0 546.176 432.918" svg:d="M 16618.382 11497.766 L 17164.558 11497.766 L 17164.558 11930.684 L 16618.382 11930.684 L 16618.382 11497.766 Z">
                          <!-- 5 nodes -->
                        </draw:path>
                      </draw:g>
                      <!-- id="g1965" -->
                    </draw:g>
                    <!-- id="g1967" -->
                  </draw:g>
                  <!-- id="g1969" -->
                  <draw:g id="g1979">
                    <draw:g id="g1977">
                      <draw:g id="g1975">
                        <draw:path id="text1973" draw:style-name="style5" draw:layer="layout" svg:x="8.458cm" svg:y="6.097cm" svg:width="0.170cm" svg:height="0.026cm" svg:viewBox="0.0 0.0 169.521 25.942" svg:d="M 16915.370 12219.337 L 16915.370 12193.395 L 16941.312 12193.395 L 16941.312 12219.337 L 16915.370 12219.337 ZM 16987.159 12219.337 L 16987.159 12193.395 L 17013.101 12193.395 L 17013.101 12219.337 L 16987.159 12219.337 ZM 17058.948 12219.337 L 17058.948 12193.395 L 17084.890 12193.395 L 17084.890 12219.337 L 17058.948 12219.337 Z">
                          <!-- 15 nodes -->
                        </draw:path>
                      </draw:g>
                      <!-- id="g1975" -->
                    </draw:g>
                    <!-- id="g1977" -->
                  </draw:g>
                  <!-- id="g1979" -->
                  <draw:g id="g1989">
                    <draw:g id="g1985">
                      <draw:path id="path1983" draw:style-name="style6" draw:layer="layout" svg:x="8.936cm" svg:y="5.794cm" svg:width="0.699cm" svg:height="0.433cm" svg:viewBox="0.0 0.0 698.790 432.918" svg:d="M 17872.682 11587.964 L 18571.472 11587.964 L 18571.472 12020.881 L 17872.682 12020.881 L 17872.682 11587.964 Z">
                        <!-- 5 nodes -->
                      </draw:path>
                    </draw:g>
                    <!-- id="g1985" -->
                    <draw:path id="path1987" draw:style-name="style2" draw:layer="layout" svg:x="8.929cm" svg:y="5.787cm" svg:width="0.713cm" svg:height="0.447cm" svg:viewBox="0.0 0.0 712.674 446.802" svg:d="M 17865.740 11581.022 L 18564.530 11581.022 L 18564.530 12013.939 L 17865.740 12013.939 L 17865.740 11581.022 Z">
                      <!-- 5 nodes -->
                    </draw:path>
                  </draw:g>
                  <!-- id="g1989" -->
                  <draw:g id="g2007">
                    <draw:g id="g2005">
                      <draw:g id="g2003">
                        <draw:path id="text1993" draw:style-name="style5" draw:layer="layout" svg:x="9.143cm" svg:y="5.933cm" svg:width="0.119cm" svg:height="0.159cm" svg:viewBox="0.0 0.0 118.665 159.015" svg:d="M 18285.851 12024.586 L 18285.851 11865.571 L 18400.827 11865.571 L 18400.827 11884.337 L 18306.894 11884.337 L 18306.894 11933.039 L 18394.862 11933.039 L 18394.862 11951.695 L 18306.894 11951.695 L 18306.894 12005.821 L 18404.515 12005.821 L 18404.515 12024.586 L 18285.851 12024.586 Z">
                          <!-- 13 nodes -->
                        </draw:path>
                        <draw:path id="text1997" draw:style-name="style5" draw:layer="layout" svg:x="9.285cm" svg:y="6.069cm" svg:width="0.101cm" svg:height="0.106cm" svg:viewBox="0.0 0.0 101.165 106.010" svg:d="M 18569.026 12244.199 L 18569.026 12138.188 L 18590.141 12138.188 L 18615.234 12213.249 C 18617.548 12220.239 18619.235 12225.470 18620.296 12228.941 C 18621.501 12225.084 18623.381 12219.420 18625.936 12211.947 L 18651.318 12138.188 L 18670.191 12138.188 L 18670.191 12244.199 L 18656.669 12244.199 L 18656.669 12155.471 L 18625.864 12244.199 L 18613.209 12244.199 L 18582.548 12153.953 L 18582.548 12244.199 L 18569.026 12244.199 Z">
                          <!-- 16 nodes -->
                        </draw:path>
                        <draw:path id="text2001" draw:style-name="style5" draw:layer="layout" svg:x="9.408cm" svg:y="5.931cm" svg:width="0.023cm" svg:height="0.052cm" svg:viewBox="0.0 0.0 22.670 52.065" svg:d="M 18818.696 11884.987 L 18818.696 11862.317 L 18839.631 11862.317 L 18839.631 11880.215 C 18839.631 11889.905 18838.510 11896.883 18836.268 11901.149 C 18833.159 11907.006 18828.314 11911.418 18821.733 11914.382 L 18816.961 11906.681 C 18820.866 11905.090 18823.758 11902.595 18825.638 11899.197 C 18827.591 11895.726 18828.675 11890.989 18828.892 11884.987 L 18818.696 11884.987 Z">
                          <!-- 10 nodes -->
                        </draw:path>
                      </draw:g>
                      <!-- id="g2003" -->
                    </draw:g>
                    <!-- id="g2005" -->
                  </draw:g>
                  <!-- id="g2007" -->
                  <draw:g id="g2013">
                    <draw:frame id="image2011" draw:style-name="gr1" draw:text-style-name="P1" draw:layer="layout" svg:width="0.858cm" svg:height="0.613cm" draw:transform="matrix(28.595 0.000 0.000 20.447 113.651 125.867) translate(3.410cm, 3.776cm)">
                      <draw:image xlink:href="Pictures/image0.png" xlink:type="simple" xlink:show="embed" xlink:actuate="onLoad">
                        <text:p/>
                      </draw:image>
                    </draw:frame>
                  </draw:g>
                  <!-- id="g2013" -->
                  <draw:g id="g2035">
                    <draw:g id="g2021">
                      <draw:g id="g2017">
                        <draw:path id="path2015" draw:style-name="style7" draw:layer="layout" svg:x="3.500cm" svg:y="3.838cm" svg:width="0.677cm" svg:height="0.433cm" svg:viewBox="0.0 0.0 677.363 432.918" svg:d="M 6999.525 7749.134 L 6999.525 7749.134 C 6999.525 7709.284 7031.830 7676.979 7071.680 7676.979 L 7604.734 7676.979 C 7623.870 7676.979 7642.223 7684.582 7655.755 7698.113 C 7669.286 7711.645 7676.888 7729.997 7676.888 7749.134 L 7676.888 8037.743 C 7676.888 8077.593 7644.584 8109.897 7604.734 8109.897 L 7071.680 8109.897 C 7031.830 8109.897 6999.525 8077.593 6999.525 8037.743 L 6999.525 7749.134 Z">
                          <!-- 11 nodes -->
                        </draw:path>
                      </draw:g>
                      <!-- id="g2017" -->
                      <draw:path id="path2019" draw:style-name="style2" draw:layer="layout" svg:x="3.493cm" svg:y="3.832cm" svg:width="0.691cm" svg:height="0.447cm" svg:viewBox="0.0 0.0 691.247 446.802" svg:d="M 6992.583 7742.192 L 6992.583 7742.192 C 6992.583 7702.342 7024.888 7670.037 7064.738 7670.037 L 7597.792 7670.037 C 7616.928 7670.037 7635.281 7677.640 7648.813 7691.171 C 7662.344 7704.703 7669.946 7723.055 7669.946 7742.192 L 7669.946 8030.801 C 7669.946 8070.651 7637.642 8102.955 7597.792 8102.955 L 7064.738 8102.955 C 7024.888 8102.955 6992.583 8070.651 6992.583 8030.801 L 6992.583 7742.192 Z">
                        <!-- 11 nodes -->
                      </draw:path>
                    </draw:g>
                    <!-- id="g2021" -->
                    <draw:g id="g2031">
                      <draw:g id="g2029">
                        <draw:g id="g2027">
                          <draw:path id="text2025" draw:style-name="style5" draw:layer="layout" svg:x="3.769cm" svg:y="3.975cm" svg:width="0.141cm" svg:height="0.164cm" svg:viewBox="0.0 0.0 140.575 164.438" svg:d="M 7658.123 8055.138 L 7679.166 8060.453 C 7674.755 8077.735 7666.800 8090.932 7655.303 8100.044 C 7643.877 8109.083 7629.885 8113.602 7613.325 8113.602 C 7596.187 8113.602 7582.231 8110.131 7571.457 8103.189 C 7560.754 8096.175 7552.583 8086.051 7546.943 8072.818 C 7541.375 8059.585 7538.591 8045.376 7538.591 8030.190 C 7538.591 8013.631 7541.736 7999.204 7548.027 7986.911 C 7554.391 7974.546 7563.394 7965.181 7575.036 7958.818 C 7586.751 7952.382 7599.622 7949.164 7613.651 7949.164 C 7629.560 7949.164 7642.937 7953.214 7653.784 7961.313 C 7664.631 7969.412 7672.188 7980.801 7676.454 7995.480 L 7655.737 8000.361 C 7652.049 7988.791 7646.698 7980.367 7639.683 7975.088 C 7632.669 7969.809 7623.847 7967.170 7613.217 7967.170 C 7600.996 7967.170 7590.764 7970.099 7582.520 7975.956 C 7574.349 7981.813 7568.600 7989.695 7565.274 7999.602 C 7561.948 8009.436 7560.284 8019.596 7560.284 8030.082 C 7560.284 8043.604 7562.237 8055.427 7566.142 8065.551 C 7570.119 8075.602 7576.265 8083.123 7584.581 8088.112 C 7592.897 8093.102 7601.900 8095.597 7611.590 8095.597 C 7623.377 8095.597 7633.356 8092.198 7641.527 8085.401 C 7649.699 8078.603 7655.231 8068.516 7658.123 8055.138 Z">
                            <!-- 23 nodes -->
                          </draw:path>
                        </draw:g>
                        <!-- id="g2027" -->
                      </draw:g>
                      <!-- id="g2029" -->
                    </draw:g>
                    <!-- id="g2031" -->
                  </draw:g>
                  <!-- id="g2035" -->
                  <draw:g id="g2039">
                    <draw:frame id="image2037" draw:style-name="gr1" draw:text-style-name="P1" draw:layer="layout" svg:width="0.879cm" svg:height="0.613cm" draw:transform="matrix(29.309 0.000 0.000 20.447 139.369 126.332) translate(4.181cm, 3.790cm)">
                      <draw:image xlink:href="Pictures/image1.png" xlink:type="simple" xlink:show="embed" xlink:actuate="onLoad">
                        <text:p/>
                      </draw:image>
                    </draw:frame>
                  </draw:g>
                  <!-- id="g2039" -->
                  <draw:g id="g2065">
                    <draw:g id="g2047">
                      <draw:g id="g2043">
                        <draw:path id="path2041" draw:style-name="style7" draw:layer="layout" svg:x="4.271cm" svg:y="3.852cm" svg:width="0.699cm" svg:height="0.433cm" svg:viewBox="0.0 0.0 698.790 432.918" svg:d="M 8542.653 7777.034 L 8542.653 7777.034 C 8542.653 7737.184 8574.957 7704.880 8614.807 7704.880 L 9169.289 7704.880 C 9188.425 7704.880 9206.778 7712.482 9220.310 7726.013 C 9233.841 7739.545 9241.443 7757.897 9241.443 7777.034 L 9241.443 8065.643 C 9241.443 8105.493 9209.138 8137.797 9169.289 8137.797 L 8614.807 8137.797 C 8574.957 8137.797 8542.653 8105.493 8542.653 8065.643 L 8542.653 7777.034 Z">
                          <!-- 11 nodes -->
                        </draw:path>
                      </draw:g>
                      <!-- id="g2043" -->
                      <draw:path id="path2045" draw:style-name="style2" draw:layer="layout" svg:x="4.264cm" svg:y="3.845cm" svg:width="0.713cm" svg:height="0.447cm" svg:viewBox="0.0 0.0 712.674 446.802" svg:d="M 8535.711 7770.092 L 8535.711 7770.092 C 8535.711 7730.242 8568.015 7697.938 8607.865 7697.938 L 9162.347 7697.938 C 9181.483 7697.938 9199.836 7705.540 9213.368 7719.071 C 9226.899 7732.603 9234.501 7750.955 9234.501 7770.092 L 9234.501 8058.701 C 9234.501 8098.551 9202.196 8130.855 9162.347 8130.855 L 8607.865 8130.855 C 8568.015 8130.855 8535.711 8098.551 8535.711 8058.701 L 8535.711 7770.092 Z">
                        <!-- 11 nodes -->
                      </draw:path>
                    </draw:g>
                    <!-- id="g2047" -->
                    <draw:g id="g2061">
                      <draw:g id="g2059">
                        <draw:g id="g2057">
                          <draw:path id="text2051" draw:style-name="style5" draw:layer="layout" svg:x="4.517cm" svg:y="3.991cm" svg:width="0.126cm" svg:height="0.159cm" svg:viewBox="0.0 0.0 126.040 159.015" svg:d="M 9086.269 8141.503 L 9086.269 8001.253 L 9033.879 8001.253 L 9033.879 7982.488 L 9159.919 7982.488 L 9159.919 8001.253 L 9107.312 8001.253 L 9107.312 8141.503 L 9086.269 8141.503 Z">
                            <!-- 9 nodes -->
                          </draw:path>
                          <draw:path id="text2055" draw:style-name="style5" draw:layer="layout" svg:x="4.664cm" svg:y="4.127cm" svg:width="0.039cm" svg:height="0.106cm" svg:viewBox="0.0 0.0 39.049 106.444" svg:d="M 9366.154 8360.681 L 9353.138 8360.681 L 9353.138 8277.738 C 9350.004 8280.727 9345.883 8283.716 9340.773 8286.705 C 9335.711 8289.694 9331.155 8291.936 9327.105 8293.430 L 9327.105 8280.848 C 9334.385 8277.425 9340.748 8273.279 9346.196 8268.410 C 9351.644 8263.541 9355.500 8258.817 9357.766 8254.237 L 9366.154 8254.237 L 9366.154 8360.681 Z">
                            <!-- 10 nodes -->
                          </draw:path>
                        </draw:g>
                        <!-- id="g2057" -->
                      </draw:g>
                      <!-- id="g2059" -->
                    </draw:g>
                    <!-- id="g2061" -->
                  </draw:g>
                  <!-- id="g2065" -->
                  <draw:g id="g2069">
                    <draw:frame id="image2067" draw:style-name="gr1" draw:text-style-name="P1" draw:layer="layout" svg:width="1.034cm" svg:height="0.613cm" draw:transform="matrix(34.469 0.000 0.000 20.447 216.513 126.341) translate(6.495cm, 3.790cm)">
                      <draw:image xlink:href="Pictures/image2.png" xlink:type="simple" xlink:show="embed" xlink:actuate="onLoad">
                        <text:p/>
                      </draw:image>
                    </draw:frame>
                  </draw:g>
                  <!-- id="g2069" -->
                  <draw:g id="g2095">
                    <draw:g id="g2077">
                      <draw:g id="g2073">
                        <draw:path id="path2071" draw:style-name="style7" draw:layer="layout" svg:x="6.586cm" svg:y="3.853cm" svg:width="0.854cm" svg:height="0.433cm" svg:viewBox="0.0 0.0 853.591 432.918" svg:d="M 13171.297 7777.542 L 13171.297 7777.542 C 13171.297 7737.692 13203.601 7705.388 13243.451 7705.388 L 13952.733 7705.388 C 13971.870 7705.388 13990.223 7712.990 14003.754 7726.521 C 14017.286 7740.053 14024.888 7758.406 14024.888 7777.542 L 14024.888 8066.151 C 14024.888 8106.001 13992.583 8138.305 13952.733 8138.305 L 13243.451 8138.305 C 13203.601 8138.305 13171.297 8106.001 13171.297 8066.151 L 13171.297 7777.542 Z">
                          <!-- 11 nodes -->
                        </draw:path>
                      </draw:g>
                      <!-- id="g2073" -->
                      <draw:path id="path2075" draw:style-name="style2" draw:layer="layout" svg:x="6.579cm" svg:y="3.846cm" svg:width="0.867cm" svg:height="0.447cm" svg:viewBox="0.0 0.0 867.475 446.802" svg:d="M 13164.355 7770.600 L 13164.355 7770.600 C 13164.355 7730.750 13196.659 7698.446 13236.509 7698.446 L 13945.791 7698.446 C 13964.928 7698.446 13983.281 7706.048 13996.812 7719.579 C 14010.344 7733.111 14017.946 7751.464 14017.946 7770.600 L 14017.946 8059.209 C 14017.946 8099.059 13985.641 8131.363 13945.791 8131.363 L 13236.509 8131.363 C 13196.659 8131.363 13164.355 8099.059 13164.355 8059.209 L 13164.355 7770.600 Z">
                        <!-- 11 nodes -->
                      </draw:path>
                    </draw:g>
                    <!-- id="g2077" -->
                    <draw:g id="g2091">
                      <draw:g id="g2089">
                        <draw:g id="g2087">
                          <draw:path id="text2081" draw:style-name="style5" draw:layer="layout" svg:x="6.761cm" svg:y="3.991cm" svg:width="0.126cm" svg:height="0.159cm" svg:viewBox="0.0 0.0 126.040 159.015" svg:d="M 13573.740 8142.011 L 13573.740 8001.761 L 13521.349 8001.761 L 13521.349 7982.996 L 13647.390 7982.996 L 13647.390 8001.761 L 13594.782 8001.761 L 13594.782 8142.011 L 13573.740 8142.011 Z">
                            <!-- 9 nodes -->
                          </draw:path>
                          <draw:path id="text2085" draw:style-name="style5" draw:layer="layout" svg:x="6.901cm" svg:y="4.126cm" svg:width="0.358cm" svg:height="0.137cm" svg:viewBox="0.0 0.0 358.395 137.249" svg:d="M 13802.427 8389.246 L 13802.427 8253.805 L 13831.136 8253.805 L 13831.136 8264.579 L 13815.444 8264.579 L 13815.444 8378.472 L 13831.136 8378.472 L 13831.136 8389.246 L 13802.427 8389.246 ZM 13840.051 8325.756 L 13853.284 8324.599 C 13853.911 8329.902 13855.357 8334.265 13857.623 8337.687 C 13859.937 8341.062 13863.505 8343.810 13868.326 8345.931 C 13873.146 8348.004 13878.570 8349.041 13884.596 8349.041 C 13889.947 8349.041 13894.671 8348.245 13898.769 8346.654 C 13902.867 8345.063 13905.904 8342.894 13907.880 8340.146 C 13909.905 8337.350 13910.918 8334.313 13910.918 8331.035 C 13910.918 8327.708 13909.953 8324.816 13908.025 8322.357 C 13906.097 8319.850 13902.915 8317.753 13898.480 8316.066 C 13895.636 8314.957 13889.344 8313.246 13879.606 8310.932 C 13869.868 8308.570 13863.047 8306.352 13859.142 8304.279 C 13854.080 8301.628 13850.296 8298.349 13847.789 8294.445 C 13845.330 8290.491 13844.101 8286.080 13844.101 8281.211 C 13844.101 8275.860 13845.619 8270.871 13848.656 8266.243 C 13851.694 8261.566 13856.129 8258.023 13861.962 8255.613 C 13867.795 8253.202 13874.279 8251.997 13881.414 8251.997 C 13889.272 8251.997 13896.190 8253.275 13902.168 8255.830 C 13908.194 8258.336 13912.822 8262.049 13916.052 8266.966 C 13919.282 8271.883 13921.017 8277.451 13921.258 8283.670 L 13907.808 8284.682 C 13907.085 8277.981 13904.626 8272.920 13900.432 8269.497 C 13896.286 8266.074 13890.140 8264.363 13881.993 8264.363 C 13873.508 8264.363 13867.313 8265.929 13863.408 8269.063 C 13859.552 8272.148 13857.623 8275.884 13857.623 8280.271 C 13857.623 8284.080 13858.997 8287.213 13861.745 8289.672 C 13864.445 8292.131 13871.483 8294.661 13882.860 8297.265 C 13894.286 8299.820 13902.120 8302.061 13906.362 8303.990 C 13912.533 8306.834 13917.088 8310.450 13920.029 8314.837 C 13922.970 8319.175 13924.440 8324.189 13924.440 8329.878 C 13924.440 8335.518 13922.825 8340.845 13919.595 8345.859 C 13916.365 8350.824 13911.713 8354.705 13905.639 8357.501 C 13899.613 8360.249 13892.815 8361.623 13885.247 8361.623 C 13875.653 8361.623 13867.602 8360.225 13861.094 8357.429 C 13854.634 8354.633 13849.548 8350.439 13845.836 8344.846 C 13842.172 8339.206 13840.244 8332.843 13840.051 8325.756 ZM 13943.745 8359.815 L 13943.745 8253.805 L 14020.396 8253.805 L 14020.396 8266.315 L 13957.774 8266.315 L 13957.774 8298.783 L 14016.419 8298.783 L 14016.419 8311.221 L 13957.774 8311.221 L 13957.774 8347.305 L 14022.855 8347.305 L 14022.855 8359.815 L 13943.745 8359.815 ZM 14042.087 8359.815 L 14042.087 8253.805 L 14082.076 8253.805 C 14089.115 8253.805 14094.490 8254.142 14098.202 8254.817 C 14103.408 8255.685 14107.771 8257.348 14111.291 8259.807 C 14114.810 8262.217 14117.630 8265.616 14119.751 8270.003 C 14121.921 8274.390 14123.005 8279.211 14123.005 8284.465 C 14123.005 8293.480 14120.137 8301.121 14114.400 8307.389 C 14108.663 8313.607 14098.298 8316.717 14083.306 8316.717 L 14056.116 8316.717 L 14056.116 8359.815 L 14042.087 8359.815 ZM 14056.116 8304.207 L 14083.523 8304.207 C 14092.586 8304.207 14099.022 8302.519 14102.830 8299.145 C 14106.638 8295.770 14108.543 8291.022 14108.543 8284.899 C 14108.543 8280.464 14107.410 8276.680 14105.144 8273.546 C 14102.926 8270.364 14099.986 8268.267 14096.322 8267.255 C 14093.960 8266.628 14089.597 8266.315 14083.233 8266.315 L 14056.116 8266.315 L 14056.116 8304.207 ZM 14160.822 8389.246 L 14132.114 8389.246 L 14132.114 8378.472 L 14147.806 8378.472 L 14147.806 8264.579 L 14132.114 8264.579 L 14132.114 8253.805 L 14160.822 8253.805 L 14160.822 8389.246 Z">
                            <!-- 88 nodes -->
                          </draw:path>
                        </draw:g>
                        <!-- id="g2087" -->
                      </draw:g>
                      <!-- id="g2089" -->
                    </draw:g>
                    <!-- id="g2091" -->
                  </draw:g>
                  <!-- id="g2095" -->
                  <draw:g id="g2103">
                    <draw:g id="g2101">
                      <draw:g id="g2099">
                        <draw:path id="path2097" draw:style-name="style0" draw:layer="layout" svg:x="4.977cm" svg:y="3.807cm" svg:width="0.546cm" svg:height="0.433cm" svg:viewBox="0.0 0.0 546.176 432.918" svg:d="M 9954.076 7614.682 L 10500.252 7614.682 L 10500.252 8047.600 L 9954.076 8047.600 L 9954.076 7614.682 Z">
                          <!-- 5 nodes -->
                        </draw:path>
                      </draw:g>
                      <!-- id="g2099" -->
                    </draw:g>
                    <!-- id="g2101" -->
                  </draw:g>
                  <!-- id="g2103" -->
                  <draw:g id="g2113">
                    <draw:g id="g2111">
                      <draw:g id="g2109">
                        <draw:path id="text2107" draw:style-name="style5" draw:layer="layout" svg:x="5.126cm" svg:y="4.155cm" svg:width="0.170cm" svg:height="0.026cm" svg:viewBox="0.0 0.0 169.521 25.942" svg:d="M 10251.063 8336.253 L 10251.063 8310.311 L 10277.005 8310.311 L 10277.005 8336.253 L 10251.063 8336.253 ZM 10322.852 8336.253 L 10322.852 8310.311 L 10348.795 8310.311 L 10348.795 8336.253 L 10322.852 8336.253 ZM 10394.642 8336.253 L 10394.642 8310.311 L 10420.584 8310.311 L 10420.584 8336.253 L 10394.642 8336.253 Z">
                          <!-- 15 nodes -->
                        </draw:path>
                      </draw:g>
                      <!-- id="g2109" -->
                    </draw:g>
                    <!-- id="g2111" -->
                  </draw:g>
                  <!-- id="g2113" -->
                  <draw:g id="g2119">
                    <draw:frame id="image2117" draw:style-name="gr1" draw:text-style-name="P1" draw:layer="layout" svg:width="0.879cm" svg:height="0.613cm" draw:transform="matrix(29.309 0.000 0.000 20.447 191.203 126.332) translate(5.736cm, 3.790cm)">
                      <draw:image xlink:href="Pictures/image1.png" xlink:type="simple" xlink:show="embed" xlink:actuate="onLoad">
                        <text:p/>
                      </draw:image>
                    </draw:frame>
                  </draw:g>
                  <!-- id="g2119" -->
                  <draw:g id="g2145">
                    <draw:g id="g2127">
                      <draw:g id="g2123">
                        <draw:path id="path2121" draw:style-name="style7" draw:layer="layout" svg:x="5.826cm" svg:y="3.852cm" svg:width="0.699cm" svg:height="0.433cm" svg:viewBox="0.0 0.0 698.790 432.918" svg:d="M 11652.663 7777.034 L 11652.663 7777.034 C 11652.663 7737.184 11684.967 7704.880 11724.817 7704.880 L 12279.299 7704.880 C 12298.435 7704.880 12316.788 7712.482 12330.319 7726.013 C 12343.851 7739.545 12351.453 7757.897 12351.453 7777.034 L 12351.453 8065.643 C 12351.453 8105.493 12319.149 8137.797 12279.299 8137.797 L 11724.817 8137.797 C 11684.967 8137.797 11652.663 8105.493 11652.663 8065.643 L 11652.663 7777.034 Z">
                          <!-- 11 nodes -->
                        </draw:path>
                      </draw:g>
                      <!-- id="g2123" -->
                      <draw:path id="path2125" draw:style-name="style2" draw:layer="layout" svg:x="5.819cm" svg:y="3.845cm" svg:width="0.713cm" svg:height="0.447cm" svg:viewBox="0.0 0.0 712.674 446.802" svg:d="M 11645.721 7770.092 L 11645.721 7770.092 C 11645.721 7730.242 11678.025 7697.938 11717.875 7697.938 L 12272.357 7697.938 C 12291.493 7697.938 12309.846 7705.540 12323.377 7719.071 C 12336.909 7732.603 12344.511 7750.955 12344.511 7770.092 L 12344.511 8058.701 C 12344.511 8098.551 12312.207 8130.855 12272.357 8130.855 L 11717.875 8130.855 C 11678.025 8130.855 11645.721 8098.551 11645.721 8058.701 L 11645.721 7770.092 Z">
                        <!-- 11 nodes -->
                      </draw:path>
                    </draw:g>
                    <!-- id="g2127" -->
                    <draw:g id="g2141">
                      <draw:g id="g2139">
                        <draw:g id="g2137">
                          <draw:path id="text2131" draw:style-name="style5" draw:layer="layout" svg:x="6.060cm" svg:y="3.991cm" svg:width="0.126cm" svg:height="0.159cm" svg:viewBox="0.0 0.0 126.040 159.015" svg:d="M 12171.717 8141.503 L 12171.717 8001.253 L 12119.326 8001.253 L 12119.326 7982.488 L 12245.367 7982.488 L 12245.367 8001.253 L 12192.759 8001.253 L 12192.759 8141.503 L 12171.717 8141.503 Z">
                            <!-- 9 nodes -->
                          </draw:path>
                          <draw:path id="text2135" draw:style-name="style5" draw:layer="layout" svg:x="6.201cm" svg:y="4.128cm" svg:width="0.084cm" svg:height="0.106cm" svg:viewBox="0.0 0.0 83.521 106.010" svg:d="M 12402.863 8361.115 L 12402.863 8255.105 L 12417.253 8255.105 L 12472.934 8338.336 L 12472.934 8255.105 L 12486.384 8255.105 L 12486.384 8361.115 L 12471.994 8361.115 L 12416.313 8277.811 L 12416.313 8361.115 L 12402.863 8361.115 Z">
                            <!-- 11 nodes -->
                          </draw:path>
                        </draw:g>
                        <!-- id="g2137" -->
                      </draw:g>
                      <!-- id="g2139" -->
                    </draw:g>
                    <!-- id="g2141" -->
                  </draw:g>
                  <!-- id="g2145" -->
                  <draw:g id="g2149">
                    <draw:frame id="image2147" draw:style-name="gr1" draw:text-style-name="P1" draw:layer="layout" svg:width="0.879cm" svg:height="0.613cm" draw:transform="matrix(29.309 0.000 0.000 20.447 246.739 126.332) translate(7.402cm, 3.790cm)">
                      <draw:image xlink:href="Pictures/image1.png" xlink:type="simple" xlink:show="embed" xlink:actuate="onLoad">
                        <text:p/>
                      </draw:image>
                    </draw:frame>
                  </draw:g>
                  <!-- id="g2149" -->
                  <draw:g id="g2179">
                    <draw:g id="g2157">
                      <draw:g id="g2153">
                        <draw:path id="path2151" draw:style-name="style7" draw:layer="layout" svg:x="7.492cm" svg:y="3.852cm" svg:width="0.699cm" svg:height="0.433cm" svg:viewBox="0.0 0.0 698.790 432.918" svg:d="M 14984.816 7777.034 L 14984.816 7777.034 C 14984.816 7737.184 15017.121 7704.880 15056.971 7704.880 L 15611.452 7704.880 C 15630.588 7704.880 15648.941 7712.482 15662.473 7726.013 C 15676.004 7739.545 15683.606 7757.897 15683.606 7777.034 L 15683.606 8065.643 C 15683.606 8105.493 15651.302 8137.797 15611.452 8137.797 L 15056.971 8137.797 C 15017.121 8137.797 14984.816 8105.493 14984.816 8065.643 L 14984.816 7777.034 Z">
                          <!-- 11 nodes -->
                        </draw:path>
                      </draw:g>
                      <!-- id="g2153" -->
                      <draw:path id="path2155" draw:style-name="style2" draw:layer="layout" svg:x="7.485cm" svg:y="3.845cm" svg:width="0.713cm" svg:height="0.447cm" svg:viewBox="0.0 0.0 712.674 446.802" svg:d="M 14977.874 7770.092 L 14977.874 7770.092 C 14977.874 7730.242 15010.179 7697.938 15050.029 7697.938 L 15604.510 7697.938 C 15623.646 7697.938 15641.999 7705.540 15655.531 7719.071 C 15669.062 7732.603 15676.664 7750.955 15676.664 7770.092 L 15676.664 8058.701 C 15676.664 8098.551 15644.360 8130.855 15604.510 8130.855 L 15050.029 8130.855 C 15010.179 8130.855 14977.874 8098.551 14977.874 8058.701 L 14977.874 7770.092 Z">
                        <!-- 11 nodes -->
                      </draw:path>
                    </draw:g>
                    <!-- id="g2157" -->
                    <draw:g id="g2175">
                      <draw:g id="g2173">
                        <draw:g id="g2171">
                          <draw:path id="text2161" draw:style-name="style5" draw:layer="layout" svg:x="7.713cm" svg:y="3.991cm" svg:width="0.126cm" svg:height="0.159cm" svg:viewBox="0.0 0.0 126.040 159.015" svg:d="M 15479.079 8141.503 L 15479.079 8001.253 L 15426.688 8001.253 L 15426.688 7982.488 L 15552.729 7982.488 L 15552.729 8001.253 L 15500.121 8001.253 L 15500.121 8141.503 L 15479.079 8141.503 Z">
                            <!-- 9 nodes -->
                          </draw:path>
                          <draw:path id="text2165" draw:style-name="style5" draw:layer="layout" svg:x="7.860cm" svg:y="4.127cm" svg:width="0.039cm" svg:height="0.106cm" svg:viewBox="0.0 0.0 39.049 106.444" svg:d="M 15758.964 8360.681 L 15745.947 8360.681 L 15745.947 8277.738 C 15742.814 8280.727 15738.692 8283.716 15733.582 8286.705 C 15728.520 8289.694 15723.964 8291.936 15719.915 8293.430 L 15719.915 8280.848 C 15727.194 8277.425 15733.558 8273.279 15739.005 8268.410 C 15744.453 8263.541 15748.310 8258.817 15750.575 8254.237 L 15758.964 8254.237 L 15758.964 8360.681 Z">
                            <!-- 10 nodes -->
                          </draw:path>
                          <draw:path id="text2169" draw:style-name="style5" draw:layer="layout" svg:x="7.938cm" svg:y="3.990cm" svg:width="0.023cm" svg:height="0.052cm" svg:viewBox="0.0 0.0 22.670 52.065" svg:d="M 15877.395 8001.904 L 15877.395 7979.234 L 15898.329 7979.234 L 15898.329 7997.131 C 15898.329 8006.821 15897.208 8013.799 15894.967 8018.065 C 15891.857 8023.923 15887.012 8028.334 15880.432 8031.298 L 15875.659 8023.597 C 15879.564 8022.006 15882.457 8019.512 15884.337 8016.113 C 15886.289 8012.642 15887.374 8007.905 15887.591 8001.904 L 15877.395 8001.904 Z">
                            <!-- 10 nodes -->
                          </draw:path>
                        </draw:g>
                        <!-- id="g2171" -->
                      </draw:g>
                      <!-- id="g2173" -->
                    </draw:g>
                    <!-- id="g2175" -->
                  </draw:g>
                  <!-- id="g2179" -->
                  <draw:g id="g2187">
                    <draw:g id="g2185">
                      <draw:g id="g2183">
                        <draw:path id="path2181" draw:style-name="style0" draw:layer="layout" svg:x="8.198cm" svg:y="3.807cm" svg:width="0.546cm" svg:height="0.433cm" svg:viewBox="0.0 0.0 546.176 432.918" svg:d="M 16396.239 7614.682 L 16942.415 7614.682 L 16942.415 8047.600 L 16396.239 8047.600 L 16396.239 7614.682 Z">
                          <!-- 5 nodes -->
                        </draw:path>
                      </draw:g>
                      <!-- id="g2183" -->
                    </draw:g>
                    <!-- id="g2185" -->
                  </draw:g>
                  <!-- id="g2187" -->
                  <draw:g id="g2197">
                    <draw:g id="g2195">
                      <draw:g id="g2193">
                        <draw:path id="text2191" draw:style-name="style5" draw:layer="layout" svg:x="8.347cm" svg:y="4.155cm" svg:width="0.170cm" svg:height="0.026cm" svg:viewBox="0.0 0.0 169.521 25.942" svg:d="M 16693.226 8336.253 L 16693.226 8310.311 L 16719.168 8310.311 L 16719.168 8336.253 L 16693.226 8336.253 ZM 16765.015 8336.253 L 16765.015 8310.311 L 16790.958 8310.311 L 16790.958 8336.253 L 16765.015 8336.253 ZM 16836.805 8336.253 L 16836.805 8310.311 L 16862.747 8310.311 L 16862.747 8336.253 L 16836.805 8336.253 Z">
                          <!-- 15 nodes -->
                        </draw:path>
                      </draw:g>
                      <!-- id="g2193" -->
                    </draw:g>
                    <!-- id="g2195" -->
                  </draw:g>
                  <!-- id="g2197" -->
                  <draw:g id="g2203">
                    <draw:frame id="image2201" draw:style-name="gr1" draw:text-style-name="P1" draw:layer="layout" svg:width="0.879cm" svg:height="0.613cm" draw:transform="matrix(29.309 0.000 0.000 20.447 294.870 126.332) translate(8.846cm, 3.790cm)">
                      <draw:image xlink:href="Pictures/image1.png" xlink:type="simple" xlink:show="embed" xlink:actuate="onLoad">
                        <text:p/>
                      </draw:image>
                    </draw:frame>
                  </draw:g>
                  <!-- id="g2203" -->
                  <draw:g id="g2233">
                    <draw:g id="g2211">
                      <draw:g id="g2207">
                        <draw:path id="path2205" draw:style-name="style7" draw:layer="layout" svg:x="8.936cm" svg:y="3.852cm" svg:width="0.699cm" svg:height="0.433cm" svg:viewBox="0.0 0.0 698.790 432.918" svg:d="M 17872.682 7777.034 L 17872.682 7777.034 C 17872.682 7737.184 17904.986 7704.880 17944.836 7704.880 L 18499.318 7704.880 C 18518.454 7704.880 18536.807 7712.482 18550.339 7726.013 C 18563.870 7739.545 18571.472 7757.897 18571.472 7777.034 L 18571.472 8065.643 C 18571.472 8105.493 18539.168 8137.797 18499.318 8137.797 L 17944.836 8137.797 C 17904.986 8137.797 17872.682 8105.493 17872.682 8065.643 L 17872.682 7777.034 Z">
                          <!-- 11 nodes -->
                        </draw:path>
                      </draw:g>
                      <!-- id="g2207" -->
                      <draw:path id="path2209" draw:style-name="style2" draw:layer="layout" svg:x="8.929cm" svg:y="3.845cm" svg:width="0.713cm" svg:height="0.447cm" svg:viewBox="0.0 0.0 712.674 446.802" svg:d="M 17865.740 7770.092 L 17865.740 7770.092 C 17865.740 7730.242 17898.044 7697.938 17937.894 7697.938 L 18492.376 7697.938 C 18511.512 7697.938 18529.865 7705.540 18543.397 7719.071 C 18556.928 7732.603 18564.530 7750.955 18564.530 7770.092 L 18564.530 8058.701 C 18564.530 8098.551 18532.226 8130.855 18492.376 8130.855 L 17937.894 8130.855 C 17898.044 8130.855 17865.740 8098.551 17865.740 8058.701 L 17865.740 7770.092 Z">
                        <!-- 11 nodes -->
                      </draw:path>
                    </draw:g>
                    <!-- id="g2211" -->
                    <draw:g id="g2229">
                      <draw:g id="g2227">
                        <draw:g id="g2225">
                          <draw:path id="text2215" draw:style-name="style5" draw:layer="layout" svg:x="9.137cm" svg:y="3.991cm" svg:width="0.126cm" svg:height="0.159cm" svg:viewBox="0.0 0.0 126.040 159.015" svg:d="M 18325.984 8141.503 L 18325.984 8001.253 L 18273.593 8001.253 L 18273.593 7982.488 L 18399.634 7982.488 L 18399.634 8001.253 L 18347.027 8001.253 L 18347.027 8141.503 L 18325.984 8141.503 Z">
                            <!-- 9 nodes -->
                          </draw:path>
                          <draw:path id="text2219" draw:style-name="style5" draw:layer="layout" svg:x="9.278cm" svg:y="4.128cm" svg:width="0.101cm" svg:height="0.106cm" svg:viewBox="0.0 0.0 101.165 106.010" svg:d="M 18556.552 8361.115 L 18556.552 8255.105 L 18577.667 8255.105 L 18602.759 8330.165 C 18605.073 8337.155 18606.761 8342.386 18607.821 8345.857 C 18609.026 8342.000 18610.907 8336.336 18613.462 8328.863 L 18638.843 8255.105 L 18657.717 8255.105 L 18657.717 8361.115 L 18644.194 8361.115 L 18644.194 8272.387 L 18613.389 8361.115 L 18600.735 8361.115 L 18570.074 8270.869 L 18570.074 8361.115 L 18556.552 8361.115 Z">
                            <!-- 16 nodes -->
                          </draw:path>
                          <draw:path id="text2223" draw:style-name="style5" draw:layer="layout" svg:x="9.402cm" svg:y="3.990cm" svg:width="0.023cm" svg:height="0.052cm" svg:viewBox="0.0 0.0 22.670 52.065" svg:d="M 18806.222 8001.904 L 18806.222 7979.234 L 18827.157 7979.234 L 18827.157 7997.131 C 18827.157 8006.821 18826.036 8013.799 18823.794 8018.065 C 18820.685 8023.923 18815.840 8028.334 18809.259 8031.298 L 18804.487 8023.597 C 18808.392 8022.006 18811.284 8019.512 18813.164 8016.113 C 18815.117 8012.642 18816.201 8007.905 18816.418 8001.904 L 18806.222 8001.904 Z">
                            <!-- 10 nodes -->
                          </draw:path>
                        </draw:g>
                        <!-- id="g2225" -->
                      </draw:g>
                      <!-- id="g2227" -->
                    </draw:g>
                    <!-- id="g2229" -->
                  </draw:g>
                  <!-- id="g2233" -->
                  <draw:g id="g2241">
                    <draw:g id="g2237">
                      <draw:path id="path2235" draw:style-name="style8" draw:layer="layout" svg:x="3.500cm" svg:y="6.765cm" svg:width="0.677cm" svg:height="0.433cm" svg:viewBox="0.0 0.0 677.363 432.918" svg:d="M 7071.680 13529.506 L 7604.734 13529.506 L 7676.888 13601.660 L 7676.888 13962.423 L 7676.888 13962.423 L 6999.525 13962.423 L 6999.525 13962.423 L 6999.525 13601.660 L 7071.680 13529.506 Z">
                        <!-- 9 nodes -->
                      </draw:path>
                    </draw:g>
                    <!-- id="g2237" -->
                    <draw:path id="path2239" draw:style-name="style2" draw:layer="layout" svg:x="3.493cm" svg:y="6.758cm" svg:width="0.691cm" svg:height="0.447cm" svg:viewBox="0.0 0.0 691.247 446.802" svg:d="M 7064.738 13522.564 L 7597.792 13522.564 L 7669.946 13594.718 L 7669.946 13955.481 L 7669.946 13955.481 L 6992.583 13955.481 L 6992.583 13955.481 L 6992.583 13594.718 L 7064.738 13522.564 Z">
                      <!-- 9 nodes -->
                    </draw:path>
                  </draw:g>
                  <!-- id="g2241" -->
                  <draw:g id="g2251">
                    <draw:g id="g2249">
                      <draw:g id="g2247">
                        <draw:path id="text2245" draw:style-name="style5" draw:layer="layout" svg:x="3.685cm" svg:y="6.953cm" svg:width="0.307cm" svg:height="0.120cm" svg:viewBox="0.0 0.0 306.598 120.093" svg:d="M 7370.573 14025.989 L 7370.573 13907.478 L 7395.692 13907.478 L 7395.692 13916.906 L 7381.962 13916.906 L 7381.962 14016.562 L 7395.692 14016.562 L 7395.692 14025.989 L 7370.573 14025.989 ZM 7473.853 13967.715 L 7486.128 13970.815 C 7483.555 13980.897 7478.915 13988.595 7472.208 13993.910 C 7465.543 13999.183 7457.381 14001.819 7447.721 14001.819 C 7437.724 14001.819 7429.583 13999.794 7423.298 13995.745 C 7417.055 13991.653 7412.288 13985.747 7408.998 13978.028 C 7405.750 13970.309 7404.126 13962.020 7404.126 13953.162 C 7404.126 13943.502 7405.961 13935.087 7409.631 13927.916 C 7413.343 13920.703 7418.595 13915.240 7425.386 13911.528 C 7432.219 13907.774 7439.728 13905.897 7447.911 13905.897 C 7457.191 13905.897 7464.995 13908.259 7471.322 13912.983 C 7477.650 13917.708 7482.058 13924.351 7484.546 13932.914 L 7472.461 13935.762 C 7470.310 13929.012 7467.188 13924.098 7463.097 13921.019 C 7459.005 13917.940 7453.859 13916.400 7447.658 13916.400 C 7440.529 13916.400 7434.561 13918.108 7429.752 13921.525 C 7424.985 13924.942 7421.632 13929.540 7419.691 13935.319 C 7417.751 13941.055 7416.781 13946.982 7416.781 13953.098 C 7416.781 13960.987 7417.920 13967.883 7420.198 13973.789 C 7422.518 13979.652 7426.103 13984.039 7430.954 13986.950 C 7435.805 13989.860 7441.057 13991.316 7446.709 13991.316 C 7453.585 13991.316 7459.406 13989.333 7464.172 13985.368 C 7468.939 13981.403 7472.166 13975.518 7473.853 13967.715 ZM 7500.723 14000.237 L 7500.723 13907.478 L 7512.998 13907.478 L 7512.998 13989.291 L 7558.681 13989.291 L 7558.681 14000.237 L 7500.723 14000.237 ZM 7569.101 13970.435 L 7580.680 13969.423 C 7581.229 13974.063 7582.494 13977.881 7584.477 13980.875 C 7586.502 13983.828 7589.623 13986.233 7593.841 13988.089 C 7598.059 13989.902 7602.805 13990.809 7608.078 13990.809 C 7612.760 13990.809 7616.894 13990.113 7620.479 13988.721 C 7624.065 13987.329 7626.722 13985.431 7628.452 13983.027 C 7630.223 13980.580 7631.109 13977.923 7631.109 13975.054 C 7631.109 13972.144 7630.266 13969.613 7628.578 13967.462 C 7626.891 13965.268 7624.107 13963.433 7620.226 13961.957 C 7617.737 13960.987 7612.233 13959.489 7603.712 13957.464 C 7595.191 13955.397 7589.222 13953.457 7585.806 13951.643 C 7581.376 13949.323 7578.065 13946.455 7575.872 13943.038 C 7573.720 13939.579 7572.645 13935.719 7572.645 13931.459 C 7572.645 13926.777 7573.973 13922.411 7576.631 13918.361 C 7579.288 13914.270 7583.169 13911.169 7588.273 13909.060 C 7593.377 13906.951 7599.051 13905.897 7605.294 13905.897 C 7612.169 13905.897 7618.223 13907.014 7623.453 13909.250 C 7628.726 13911.444 7632.775 13914.692 7635.602 13918.994 C 7638.428 13923.297 7639.946 13928.169 7640.157 13933.610 L 7628.388 13934.496 C 7627.756 13928.633 7625.604 13924.204 7621.935 13921.209 C 7618.307 13918.214 7612.929 13916.716 7605.800 13916.716 C 7598.376 13916.716 7592.955 13918.087 7589.539 13920.829 C 7586.164 13923.529 7584.477 13926.798 7584.477 13930.636 C 7584.477 13933.969 7585.679 13936.711 7588.083 13938.862 C 7590.446 13941.013 7596.604 13943.228 7606.559 13945.506 C 7616.556 13947.741 7623.411 13949.703 7627.123 13951.390 C 7632.522 13953.879 7636.509 13957.043 7639.082 13960.881 C 7641.655 13964.677 7642.941 13969.064 7642.941 13974.042 C 7642.941 13978.977 7641.528 13983.638 7638.702 13988.025 C 7635.876 13992.370 7631.805 13995.766 7626.490 13998.212 C 7621.217 14000.617 7615.270 14001.819 7608.647 14001.819 C 7600.253 14001.819 7593.209 14000.596 7587.514 13998.149 C 7581.861 13995.702 7577.411 13992.033 7574.163 13987.140 C 7570.957 13982.204 7569.270 13976.636 7569.101 13970.435 ZM 7677.170 14025.989 L 7652.051 14025.989 L 7652.051 14016.562 L 7665.781 14016.562 L 7665.781 13916.906 L 7652.051 13916.906 L 7652.051 13907.478 L 7677.170 13907.478 L 7677.170 14025.989 Z">
                          <!-- 84 nodes -->
                        </draw:path>
                      </draw:g>
                      <!-- id="g2247" -->
                    </draw:g>
                    <!-- id="g2249" -->
                  </draw:g>
                  <!-- id="g2251" -->
                  <draw:g id="g2261">
                    <draw:g id="g2257">
                      <draw:path id="path2255" draw:style-name="style8" draw:layer="layout" svg:x="4.271cm" svg:y="6.765cm" svg:width="0.699cm" svg:height="0.433cm" svg:viewBox="0.0 0.0 698.790 432.918" svg:d="M 8614.807 13529.506 L 9169.289 13529.506 L 9241.443 13601.660 L 9241.443 13962.423 L 9241.443 13962.423 L 8542.653 13962.423 L 8542.653 13962.423 L 8542.653 13601.660 L 8614.807 13529.506 Z">
                        <!-- 9 nodes -->
                      </draw:path>
                    </draw:g>
                    <!-- id="g2257" -->
                    <draw:path id="path2259" draw:style-name="style2" draw:layer="layout" svg:x="4.264cm" svg:y="6.758cm" svg:width="0.713cm" svg:height="0.447cm" svg:viewBox="0.0 0.0 712.674 446.802" svg:d="M 8607.865 13522.564 L 9162.347 13522.564 L 9234.501 13594.718 L 9234.501 13955.481 L 9234.501 13955.481 L 8535.711 13955.481 L 8535.711 13955.481 L 8535.711 13594.718 L 8607.865 13522.564 Z">
                      <!-- 9 nodes -->
                    </draw:path>
                  </draw:g>
                  <!-- id="g2261" -->
                  <draw:g id="g2271">
                    <draw:g id="g2269">
                      <draw:g id="g2267">
                        <draw:path id="text2265" draw:style-name="style5" draw:layer="layout" svg:x="4.447cm" svg:y="6.945cm" svg:width="0.323cm" svg:height="0.108cm" svg:viewBox="0.0 0.0 323.163 108.180" svg:d="M 8929.705 13995.908 L 8929.705 13902.408 L 8894.778 13902.408 L 8894.778 13889.898 L 8978.805 13889.898 L 8978.805 13902.408 L 8943.734 13902.408 L 8943.734 13995.908 L 8929.705 13995.908 ZM 8970.272 13957.511 C 8970.272 13943.289 8974.225 13932.755 8982.131 13925.910 C 8988.736 13920.221 8996.787 13917.377 9006.284 13917.377 C 9016.841 13917.377 9025.471 13920.848 9032.172 13927.790 C 9038.873 13934.684 9042.223 13944.229 9042.223 13956.426 C 9042.223 13966.309 9040.729 13974.094 9037.740 13979.783 C 9034.799 13985.423 9030.484 13989.810 9024.796 13992.944 C 9019.155 13996.077 9012.985 13997.644 9006.284 13997.644 C 8995.533 13997.644 8986.832 13994.197 8980.179 13987.303 C 8973.574 13980.409 8970.272 13970.479 8970.272 13957.511 ZM 8983.650 13957.511 C 8983.650 13967.345 8985.795 13974.721 8990.086 13979.638 C 8994.376 13984.507 8999.776 13986.942 9006.284 13986.942 C 9012.744 13986.942 9018.119 13984.483 9022.409 13979.566 C 9026.700 13974.649 9028.845 13967.152 9028.845 13957.077 C 9028.845 13947.580 9026.676 13940.397 9022.337 13935.527 C 9018.047 13930.610 9012.696 13928.152 9006.284 13928.152 C 8999.776 13928.152 8994.376 13930.586 8990.086 13935.455 C 8985.795 13940.324 8983.650 13947.676 8983.650 13957.511 ZM 9057.531 13995.908 L 9057.531 13889.898 L 9070.547 13889.898 L 9070.547 13950.352 L 9101.352 13919.113 L 9118.201 13919.113 L 9088.842 13947.604 L 9121.166 13995.908 L 9105.112 13995.908 L 9079.731 13956.643 L 9070.547 13965.465 L 9070.547 13995.908 L 9057.531 13995.908 ZM 9217.941 13995.908 L 9204.925 13995.908 L 9204.925 13912.966 C 9201.791 13915.955 9197.669 13918.944 9192.559 13921.933 C 9187.497 13924.922 9182.942 13927.163 9178.892 13928.658 L 9178.892 13916.075 C 9186.172 13912.653 9192.535 13908.507 9197.983 13903.638 C 9203.430 13898.769 9207.287 13894.044 9209.553 13889.464 L 9217.941 13889.464 L 9217.941 13995.908 Z">
                          <!-- 51 nodes -->
                        </draw:path>
                      </draw:g>
                      <!-- id="g2267" -->
                    </draw:g>
                    <!-- id="g2269" -->
                  </draw:g>
                  <!-- id="g2271" -->
                  <draw:g id="g2281">
                    <draw:g id="g2277">
                      <draw:path id="path2275" draw:style-name="style8" draw:layer="layout" svg:x="6.640cm" svg:y="6.767cm" svg:width="0.854cm" svg:height="0.433cm" svg:viewBox="0.0 0.0 853.591 432.918" svg:d="M 13352.777 13533.038 L 14062.059 13533.038 L 14134.213 13605.193 L 14134.213 13965.956 L 14134.213 13965.956 L 13280.622 13965.956 L 13280.622 13965.956 L 13280.622 13605.193 L 13352.777 13533.038 Z">
                        <!-- 9 nodes -->
                      </draw:path>
                    </draw:g>
                    <!-- id="g2277" -->
                    <draw:path id="path2279" draw:style-name="style2" draw:layer="layout" svg:x="6.633cm" svg:y="6.760cm" svg:width="0.867cm" svg:height="0.447cm" svg:viewBox="0.0 0.0 867.475 446.802" svg:d="M 13345.835 13526.096 L 14055.117 13526.096 L 14127.271 13598.251 L 14127.271 13959.014 L 14127.271 13959.014 L 13273.680 13959.014 L 13273.680 13959.014 L 13273.680 13598.251 L 13345.835 13526.096 Z">
                      <!-- 9 nodes -->
                    </draw:path>
                  </draw:g>
                  <!-- id="g2281" -->
                  <draw:g id="g2291">
                    <draw:g id="g2289">
                      <draw:g id="g2287">
                        <draw:path id="text2285" draw:style-name="style5" draw:layer="layout" svg:x="6.908cm" svg:y="6.945cm" svg:width="0.358cm" svg:height="0.137cm" svg:viewBox="0.0 0.0 358.395 137.249" svg:d="M 13816.998 14027.499 L 13816.998 13892.057 L 13845.706 13892.057 L 13845.706 13902.832 L 13830.014 13902.832 L 13830.014 14016.724 L 13845.706 14016.724 L 13845.706 14027.499 L 13816.998 14027.499 ZM 13854.621 13964.008 L 13867.855 13962.851 C 13868.481 13968.154 13869.928 13972.517 13872.193 13975.940 C 13874.507 13979.314 13878.075 13982.062 13882.896 13984.183 C 13887.717 13986.256 13893.140 13987.293 13899.166 13987.293 C 13904.517 13987.293 13909.242 13986.497 13913.339 13984.907 C 13917.437 13983.316 13920.474 13981.146 13922.451 13978.398 C 13924.475 13975.602 13925.488 13972.565 13925.488 13969.287 C 13925.488 13965.961 13924.524 13963.068 13922.595 13960.610 C 13920.667 13958.103 13917.485 13956.006 13913.050 13954.318 C 13910.206 13953.210 13903.915 13951.498 13894.176 13949.184 C 13884.438 13946.822 13877.617 13944.604 13873.712 13942.531 C 13868.650 13939.880 13864.866 13936.602 13862.359 13932.697 C 13859.900 13928.744 13858.671 13924.333 13858.671 13919.464 C 13858.671 13914.113 13860.190 13909.123 13863.227 13904.495 C 13866.264 13899.819 13870.699 13896.275 13876.532 13893.865 C 13882.365 13891.455 13888.849 13890.249 13895.984 13890.249 C 13903.842 13890.249 13910.760 13891.527 13916.738 13894.082 C 13922.764 13896.589 13927.392 13900.301 13930.622 13905.218 C 13933.852 13910.135 13935.587 13915.703 13935.828 13921.922 L 13922.378 13922.935 C 13921.655 13916.234 13919.197 13911.172 13915.002 13907.749 C 13910.857 13904.326 13904.710 13902.615 13896.563 13902.615 C 13888.078 13902.615 13881.883 13904.182 13877.978 13907.315 C 13874.122 13910.401 13872.193 13914.137 13872.193 13918.524 C 13872.193 13922.332 13873.567 13925.466 13876.315 13927.924 C 13879.015 13930.383 13886.053 13932.914 13897.431 13935.517 C 13908.856 13938.072 13916.690 13940.314 13920.932 13942.242 C 13927.103 13945.086 13931.658 13948.702 13934.599 13953.089 C 13937.540 13957.428 13939.010 13962.441 13939.010 13968.130 C 13939.010 13973.770 13937.395 13979.097 13934.165 13984.111 C 13930.935 13989.077 13926.283 13992.957 13920.209 13995.753 C 13914.183 13998.501 13907.386 13999.875 13899.817 13999.875 C 13890.223 13999.875 13882.173 13998.477 13875.664 13995.681 C 13869.205 13992.885 13864.119 13988.691 13860.406 13983.099 C 13856.743 13977.458 13854.814 13971.095 13854.621 13964.008 ZM 13958.315 13998.067 L 13958.315 13892.057 L 14034.966 13892.057 L 14034.966 13904.567 L 13972.344 13904.567 L 13972.344 13937.036 L 14030.989 13937.036 L 14030.989 13949.473 L 13972.344 13949.473 L 13972.344 13985.557 L 14037.425 13985.557 L 14037.425 13998.067 L 13958.315 13998.067 ZM 14056.658 13998.067 L 14056.658 13892.057 L 14096.646 13892.057 C 14103.685 13892.057 14109.060 13892.395 14112.772 13893.070 C 14117.979 13893.937 14122.341 13895.601 14125.861 13898.059 C 14129.380 13900.470 14132.200 13903.868 14134.321 13908.255 C 14136.491 13912.642 14137.575 13917.463 14137.575 13922.718 C 14137.575 13931.733 14134.707 13939.374 14128.970 13945.641 C 14123.233 13951.860 14112.869 13954.969 14097.876 13954.969 L 14070.686 13954.969 L 14070.686 13998.067 L 14056.658 13998.067 ZM 14070.686 13942.459 L 14098.093 13942.459 C 14107.156 13942.459 14113.592 13940.772 14117.400 13937.397 C 14121.209 13934.023 14123.113 13929.274 14123.113 13923.152 C 14123.113 13918.716 14121.980 13914.932 14119.714 13911.799 C 14117.497 13908.617 14114.556 13906.520 14110.892 13905.507 C 14108.530 13904.881 14104.167 13904.567 14097.803 13904.567 L 14070.686 13904.567 L 14070.686 13942.459 ZM 14175.392 14027.499 L 14146.684 14027.499 L 14146.684 14016.724 L 14162.376 14016.724 L 14162.376 13902.832 L 14146.684 13902.832 L 14146.684 13892.057 L 14175.392 13892.057 L 14175.392 14027.499 Z">
                          <!-- 88 nodes -->
                        </draw:path>
                      </draw:g>
                      <!-- id="g2287" -->
                    </draw:g>
                    <!-- id="g2289" -->
                  </draw:g>
                  <!-- id="g2291" -->
                  <draw:g id="g2301">
                    <draw:g id="g2299">
                      <draw:g id="g2297">
                        <draw:path id="path2295" draw:style-name="style0" draw:layer="layout" svg:x="4.977cm" svg:y="6.720cm" svg:width="0.546cm" svg:height="0.433cm" svg:viewBox="0.0 0.0 546.176 432.918" svg:d="M 9954.076 13439.308 L 10500.252 13439.308 L 10500.252 13872.226 L 9954.076 13872.226 L 9954.076 13439.308 Z">
                          <!-- 5 nodes -->
                        </draw:path>
                      </draw:g>
                      <!-- id="g2297" -->
                    </draw:g>
                    <!-- id="g2299" -->
                  </draw:g>
                  <!-- id="g2301" -->
                  <draw:g id="g2311">
                    <draw:g id="g2309">
                      <draw:g id="g2307">
                        <draw:path id="text2305" draw:style-name="style5" draw:layer="layout" svg:x="5.126cm" svg:y="7.067cm" svg:width="0.170cm" svg:height="0.026cm" svg:viewBox="0.0 0.0 169.521 25.942" svg:d="M 10251.063 14160.879 L 10251.063 14134.937 L 10277.005 14134.937 L 10277.005 14160.879 L 10251.063 14160.879 ZM 10322.852 14160.879 L 10322.852 14134.937 L 10348.795 14134.937 L 10348.795 14160.879 L 10322.852 14160.879 ZM 10394.642 14160.879 L 10394.642 14134.937 L 10420.584 14134.937 L 10420.584 14160.879 L 10394.642 14160.879 Z">
                          <!-- 15 nodes -->
                        </draw:path>
                      </draw:g>
                      <!-- id="g2307" -->
                    </draw:g>
                    <!-- id="g2309" -->
                  </draw:g>
                  <!-- id="g2311" -->
                  <draw:g id="g2321">
                    <draw:g id="g2317">
                      <draw:path id="path2315" draw:style-name="style8" draw:layer="layout" svg:x="5.791cm" svg:y="6.765cm" svg:width="0.734cm" svg:height="0.433cm" svg:viewBox="0.0 0.0 734.211 432.918" svg:d="M 11653.973 13529.504 L 12243.875 13529.504 L 12316.030 13601.658 L 12316.030 13962.421 L 12316.030 13962.421 L 11581.819 13962.421 L 11581.819 13962.421 L 11581.819 13601.658 L 11653.973 13529.504 Z">
                        <!-- 9 nodes -->
                      </draw:path>
                    </draw:g>
                    <!-- id="g2317" -->
                    <draw:path id="path2319" draw:style-name="style2" draw:layer="layout" svg:x="5.784cm" svg:y="6.758cm" svg:width="0.748cm" svg:height="0.447cm" svg:viewBox="0.0 0.0 748.095 446.802" svg:d="M 11647.031 13522.562 L 12236.933 13522.562 L 12309.088 13594.716 L 12309.088 13955.479 L 12309.088 13955.479 L 11574.877 13955.479 L 11574.877 13955.479 L 11574.877 13594.716 L 11647.031 13522.562 Z">
                      <!-- 9 nodes -->
                    </draw:path>
                  </draw:g>
                  <!-- id="g2321" -->
                  <draw:g id="g2331">
                    <draw:g id="g2329">
                      <draw:g id="g2327">
                        <draw:path id="text2325" draw:style-name="style5" draw:layer="layout" svg:x="5.972cm" svg:y="6.945cm" svg:width="0.363cm" svg:height="0.108cm" svg:viewBox="0.0 0.0 362.790 107.746" svg:d="M 11979.729 13996.340 L 11979.729 13902.840 L 11944.802 13902.840 L 11944.802 13890.330 L 12028.829 13890.330 L 12028.829 13902.840 L 11993.758 13902.840 L 11993.758 13996.340 L 11979.729 13996.340 ZM 12020.296 13957.942 C 12020.296 13943.720 12024.249 13933.187 12032.156 13926.341 C 12038.760 13920.653 12046.811 13917.808 12056.308 13917.808 C 12066.866 13917.808 12075.495 13921.279 12082.196 13928.221 C 12088.897 13935.115 12092.247 13944.660 12092.247 13956.857 C 12092.247 13966.740 12090.753 13974.526 12087.764 13980.214 C 12084.823 13985.855 12080.509 13990.242 12074.820 13993.375 C 12069.180 13996.509 12063.009 13998.075 12056.308 13998.075 C 12045.558 13998.075 12036.856 13994.628 12030.203 13987.735 C 12023.599 13980.841 12020.296 13970.910 12020.296 13957.942 ZM 12033.674 13957.942 C 12033.674 13967.776 12035.819 13975.152 12040.110 13980.070 C 12044.401 13984.939 12049.800 13987.373 12056.308 13987.373 C 12062.768 13987.373 12068.143 13984.914 12072.434 13979.997 C 12076.724 13975.080 12078.870 13967.584 12078.870 13957.508 C 12078.870 13948.011 12076.700 13940.828 12072.361 13935.959 C 12068.071 13931.042 12062.720 13928.583 12056.308 13928.583 C 12049.800 13928.583 12044.401 13931.017 12040.110 13935.887 C 12035.819 13940.756 12033.674 13948.107 12033.674 13957.942 ZM 12107.555 13996.340 L 12107.555 13890.330 L 12120.571 13890.330 L 12120.571 13950.783 L 12151.376 13919.544 L 12168.225 13919.544 L 12138.866 13948.035 L 12171.190 13996.340 L 12155.136 13996.340 L 12129.755 13957.074 L 12120.571 13965.896 L 12120.571 13996.340 L 12107.555 13996.340 ZM 12224.071 13996.340 L 12224.071 13890.330 L 12238.462 13890.330 L 12294.142 13973.561 L 12294.142 13890.330 L 12307.592 13890.330 L 12307.592 13996.340 L 12293.202 13996.340 L 12237.522 13913.036 L 12237.522 13996.340 L 12224.071 13996.340 Z">
                          <!-- 52 nodes -->
                        </draw:path>
                      </draw:g>
                      <!-- id="g2327" -->
                    </draw:g>
                    <!-- id="g2329" -->
                  </draw:g>
                  <!-- id="g2331" -->
                  <draw:g id="g2341">
                    <draw:g id="g2337">
                      <draw:path id="path2335" draw:style-name="style8" draw:layer="layout" svg:x="7.603cm" svg:y="6.765cm" svg:width="0.699cm" svg:height="0.433cm" svg:viewBox="0.0 0.0 698.790 432.918" svg:d="M 15279.114 13529.506 L 15833.595 13529.506 L 15905.749 13601.660 L 15905.749 13962.423 L 15905.749 13962.423 L 15206.960 13962.423 L 15206.960 13962.423 L 15206.960 13601.660 L 15279.114 13529.506 Z">
                        <!-- 9 nodes -->
                      </draw:path>
                    </draw:g>
                    <!-- id="g2337" -->
                    <draw:path id="path2339" draw:style-name="style2" draw:layer="layout" svg:x="7.597cm" svg:y="6.758cm" svg:width="0.713cm" svg:height="0.447cm" svg:viewBox="0.0 0.0 712.674 446.802" svg:d="M 15272.172 13522.564 L 15826.653 13522.564 L 15898.807 13594.718 L 15898.807 13955.481 L 15898.807 13955.481 L 15200.018 13955.481 L 15200.018 13955.481 L 15200.018 13594.718 L 15272.172 13522.564 Z">
                      <!-- 9 nodes -->
                    </draw:path>
                  </draw:g>
                  <!-- id="g2341" -->
                  <draw:g id="g2351">
                    <draw:g id="g2349">
                      <draw:g id="g2347">
                        <draw:path id="text2345" draw:style-name="style5" draw:layer="layout" svg:x="7.780cm" svg:y="6.945cm" svg:width="0.323cm" svg:height="0.108cm" svg:viewBox="0.0 0.0 323.163 108.180" svg:d="M 15594.012 13995.908 L 15594.012 13902.408 L 15559.085 13902.408 L 15559.085 13889.898 L 15643.112 13889.898 L 15643.112 13902.408 L 15608.040 13902.408 L 15608.040 13995.908 L 15594.012 13995.908 ZM 15634.579 13957.511 C 15634.579 13943.289 15638.532 13932.755 15646.438 13925.910 C 15653.042 13920.221 15661.093 13917.377 15670.590 13917.377 C 15681.148 13917.377 15689.777 13920.848 15696.478 13927.790 C 15703.179 13934.684 15706.530 13944.229 15706.530 13956.426 C 15706.530 13966.309 15705.035 13974.094 15702.046 13979.783 C 15699.106 13985.423 15694.791 13989.810 15689.102 13992.944 C 15683.462 13996.077 15677.291 13997.644 15670.590 13997.644 C 15659.840 13997.644 15651.138 13994.197 15644.485 13987.303 C 15637.881 13980.409 15634.579 13970.479 15634.579 13957.511 ZM 15647.956 13957.511 C 15647.956 13967.345 15650.102 13974.721 15654.392 13979.638 C 15658.683 13984.507 15664.082 13986.942 15670.590 13986.942 C 15677.050 13986.942 15682.425 13984.483 15686.716 13979.566 C 15691.007 13974.649 15693.152 13967.152 15693.152 13957.077 C 15693.152 13947.580 15690.982 13940.397 15686.644 13935.527 C 15682.353 13930.610 15677.002 13928.152 15670.590 13928.152 C 15664.082 13928.152 15658.683 13930.586 15654.392 13935.455 C 15650.102 13940.324 15647.956 13947.676 15647.956 13957.511 ZM 15721.837 13995.908 L 15721.837 13889.898 L 15734.853 13889.898 L 15734.853 13950.352 L 15765.659 13919.113 L 15782.507 13919.113 L 15753.148 13947.604 L 15785.472 13995.908 L 15769.419 13995.908 L 15744.037 13956.643 L 15734.853 13965.465 L 15734.853 13995.908 L 15721.837 13995.908 ZM 15882.247 13995.908 L 15869.231 13995.908 L 15869.231 13912.966 C 15866.098 13915.955 15861.976 13918.944 15856.866 13921.933 C 15851.804 13924.922 15847.248 13927.163 15843.199 13928.658 L 15843.199 13916.075 C 15850.478 13912.653 15856.842 13908.507 15862.289 13903.638 C 15867.737 13898.769 15871.593 13894.044 15873.859 13889.464 L 15882.247 13889.464 L 15882.247 13995.908 Z">
                          <!-- 51 nodes -->
                        </draw:path>
                      </draw:g>
                      <!-- id="g2347" -->
                    </draw:g>
                    <!-- id="g2349" -->
                  </draw:g>
                  <!-- id="g2351" -->
                  <draw:g id="g2361">
                    <draw:g id="g2359">
                      <draw:g id="g2357">
                        <draw:path id="path2355" draw:style-name="style0" draw:layer="layout" svg:x="8.309cm" svg:y="6.720cm" svg:width="0.546cm" svg:height="0.433cm" svg:viewBox="0.0 0.0 546.176 432.918" svg:d="M 16618.382 13439.308 L 17164.558 13439.308 L 17164.558 13872.226 L 16618.382 13872.226 L 16618.382 13439.308 Z">
                          <!-- 5 nodes -->
                        </draw:path>
                      </draw:g>
                      <!-- id="g2357" -->
                    </draw:g>
                    <!-- id="g2359" -->
                  </draw:g>
                  <!-- id="g2361" -->
                  <draw:g id="g2371">
                    <draw:g id="g2369">
                      <draw:g id="g2367">
                        <draw:path id="text2365" draw:style-name="style5" draw:layer="layout" svg:x="8.458cm" svg:y="7.067cm" svg:width="0.170cm" svg:height="0.026cm" svg:viewBox="0.0 0.0 169.521 25.942" svg:d="M 16915.370 14160.879 L 16915.370 14134.937 L 16941.312 14134.937 L 16941.312 14160.879 L 16915.370 14160.879 ZM 16987.159 14160.879 L 16987.159 14134.937 L 17013.101 14134.937 L 17013.101 14160.879 L 16987.159 14160.879 ZM 17058.948 14160.879 L 17058.948 14134.937 L 17084.890 14134.937 L 17084.890 14160.879 L 17058.948 14160.879 Z">
                          <!-- 15 nodes -->
                        </draw:path>
                      </draw:g>
                      <!-- id="g2367" -->
                    </draw:g>
                    <!-- id="g2369" -->
                  </draw:g>
                  <!-- id="g2371" -->
                  <draw:g id="g2381">
                    <draw:g id="g2377">
                      <draw:path id="path2375" draw:style-name="style8" draw:layer="layout" svg:x="8.936cm" svg:y="6.765cm" svg:width="0.699cm" svg:height="0.433cm" svg:viewBox="0.0 0.0 698.790 432.918" svg:d="M 17944.836 13529.506 L 18499.318 13529.506 L 18571.472 13601.660 L 18571.472 13962.423 L 18571.472 13962.423 L 17872.682 13962.423 L 17872.682 13962.423 L 17872.682 13601.660 L 17944.836 13529.506 Z">
                        <!-- 9 nodes -->
                      </draw:path>
                    </draw:g>
                    <!-- id="g2377" -->
                    <draw:path id="path2379" draw:style-name="style2" draw:layer="layout" svg:x="8.929cm" svg:y="6.758cm" svg:width="0.713cm" svg:height="0.447cm" svg:viewBox="0.0 0.0 712.674 446.802" svg:d="M 17937.894 13522.564 L 18492.376 13522.564 L 18564.530 13594.718 L 18564.530 13955.481 L 18564.530 13955.481 L 17865.740 13955.481 L 17865.740 13955.481 L 17865.740 13594.718 L 17937.894 13522.564 Z">
                      <!-- 9 nodes -->
                    </draw:path>
                  </draw:g>
                  <!-- id="g2381" -->
                  <draw:g id="g2391">
                    <draw:g id="g2389">
                      <draw:g id="g2387">
                        <draw:path id="text2385" draw:style-name="style5" draw:layer="layout" svg:x="9.112cm" svg:y="6.945cm" svg:width="0.339cm" svg:height="0.108cm" svg:viewBox="0.0 0.0 339.123 107.746" svg:d="M 18259.879 13996.342 L 18259.879 13902.842 L 18224.952 13902.842 L 18224.952 13890.332 L 18308.979 13890.332 L 18308.979 13902.842 L 18273.907 13902.842 L 18273.907 13996.342 L 18259.879 13996.342 ZM 18300.446 13957.944 C 18300.446 13943.723 18304.399 13933.189 18312.305 13926.344 C 18318.910 13920.655 18326.960 13917.811 18336.457 13917.811 C 18347.015 13917.811 18355.644 13921.282 18362.345 13928.224 C 18369.046 13935.118 18372.397 13944.663 18372.397 13956.860 C 18372.397 13966.742 18370.902 13974.528 18367.913 13980.217 C 18364.973 13985.857 18360.658 13990.244 18354.969 13993.378 C 18349.329 13996.511 18343.158 13998.078 18336.457 13998.078 C 18325.707 13998.078 18317.005 13994.631 18310.353 13987.737 C 18303.748 13980.843 18300.446 13970.912 18300.446 13957.944 ZM 18313.824 13957.944 C 18313.824 13967.779 18315.969 13975.155 18320.259 13980.072 C 18324.550 13984.941 18329.949 13987.376 18336.457 13987.376 C 18342.917 13987.376 18348.293 13984.917 18352.583 13980.000 C 18356.874 13975.082 18359.019 13967.586 18359.019 13957.511 C 18359.019 13948.013 18356.850 13940.830 18352.511 13935.961 C 18348.220 13931.044 18342.869 13928.585 18336.457 13928.585 C 18329.949 13928.585 18324.550 13931.020 18320.259 13935.889 C 18315.969 13940.758 18313.824 13948.110 18313.824 13957.944 ZM 18387.704 13996.342 L 18387.704 13890.332 L 18400.720 13890.332 L 18400.720 13950.785 L 18431.526 13919.546 L 18448.374 13919.546 L 18419.016 13948.038 L 18451.339 13996.342 L 18435.286 13996.342 L 18409.904 13957.077 L 18400.720 13965.899 L 18400.720 13996.342 L 18387.704 13996.342 ZM 18462.909 13996.342 L 18462.909 13890.332 L 18484.024 13890.332 L 18509.117 13965.393 C 18511.431 13972.383 18513.118 13977.613 18514.179 13981.084 C 18515.384 13977.228 18517.264 13971.563 18519.819 13964.091 L 18545.201 13890.332 L 18564.074 13890.332 L 18564.074 13996.342 L 18550.552 13996.342 L 18550.552 13907.615 L 18519.747 13996.342 L 18507.092 13996.342 L 18476.431 13906.096 L 18476.431 13996.342 L 18462.909 13996.342 Z">
                          <!-- 57 nodes -->
                        </draw:path>
                      </draw:g>
                      <!-- id="g2387" -->
                    </draw:g>
                    <!-- id="g2389" -->
                  </draw:g>
                  <!-- id="g2391" -->
                  <draw:g id="g2401">
                    <draw:g id="g2397">
                      <draw:path id="path2395" draw:style-name="style9" draw:layer="layout" svg:x="3.646cm" svg:y="6.354cm" svg:width="0.418cm" svg:height="0.255cm" svg:viewBox="0.0 0.0 417.612 254.503" svg:d="M 7291.417 12836.188 L 7500.223 12708.937 L 7709.029 12836.188 L 7604.626 12836.188 L 7604.626 12963.440 L 7395.820 12963.440 L 7395.820 12836.188 L 7291.417 12836.188 Z">
                        <!-- 8 nodes -->
                      </draw:path>
                    </draw:g>
                    <!-- id="g2397" -->
                    <draw:path id="path2399" draw:style-name="style2" draw:layer="layout" svg:x="3.639cm" svg:y="6.348cm" svg:width="0.431cm" svg:height="0.268cm" svg:viewBox="0.0 0.0 431.493 268.387" svg:d="M 7284.476 12829.246 L 7493.283 12701.995 L 7702.089 12829.246 L 7597.686 12829.246 L 7597.686 12956.498 L 7388.879 12956.498 L 7388.879 12829.246 L 7284.476 12829.246 Z">
                      <!-- 8 nodes -->
                    </draw:path>
                  </draw:g>
                  <!-- id="g2401" -->
                  <draw:g id="g2409">
                    <draw:g id="g2405">
                      <draw:path id="path2403" draw:style-name="style9" draw:layer="layout" svg:x="4.423cm" svg:y="6.354cm" svg:width="0.418cm" svg:height="0.255cm" svg:viewBox="0.0 0.0 417.612 254.503" svg:d="M 8846.421 12836.188 L 9055.228 12708.937 L 9264.034 12836.188 L 9159.631 12836.188 L 9159.631 12963.440 L 8950.824 12963.440 L 8950.824 12836.188 L 8846.421 12836.188 Z">
                        <!-- 8 nodes -->
                      </draw:path>
                    </draw:g>
                    <!-- id="g2405" -->
                    <draw:path id="path2407" draw:style-name="style2" draw:layer="layout" svg:x="4.416cm" svg:y="6.348cm" svg:width="0.431cm" svg:height="0.268cm" svg:viewBox="0.0 0.0 431.493 268.387" svg:d="M 8839.481 12829.246 L 9048.287 12701.995 L 9257.094 12829.246 L 9152.690 12829.246 L 9152.690 12956.498 L 8943.884 12956.498 L 8943.884 12829.246 L 8839.481 12829.246 Z">
                      <!-- 8 nodes -->
                    </draw:path>
                  </draw:g>
                  <!-- id="g2409" -->
                  <draw:g id="g2417">
                    <draw:g id="g2413">
                      <draw:path id="path2411" draw:style-name="style9" draw:layer="layout" svg:x="5.978cm" svg:y="6.354cm" svg:width="0.418cm" svg:height="0.255cm" svg:viewBox="0.0 0.0 417.612 254.503" svg:d="M 11956.431 12836.188 L 12165.237 12708.937 L 12374.043 12836.188 L 12269.640 12836.188 L 12269.640 12963.440 L 12060.834 12963.440 L 12060.834 12836.188 L 11956.431 12836.188 Z">
                        <!-- 8 nodes -->
                      </draw:path>
                    </draw:g>
                    <!-- id="g2413" -->
                    <draw:path id="path2415" draw:style-name="style2" draw:layer="layout" svg:x="5.971cm" svg:y="6.348cm" svg:width="0.431cm" svg:height="0.268cm" svg:viewBox="0.0 0.0 431.493 268.387" svg:d="M 11949.491 12829.246 L 12158.297 12701.995 L 12367.103 12829.246 L 12262.700 12829.246 L 12262.700 12956.498 L 12053.894 12956.498 L 12053.894 12829.246 L 11949.491 12829.246 Z">
                      <!-- 8 nodes -->
                    </draw:path>
                  </draw:g>
                  <!-- id="g2417" -->
                  <draw:g id="g2425">
                    <draw:g id="g2421">
                      <draw:path id="path2419" draw:style-name="style9" draw:layer="layout" svg:x="6.867cm" svg:y="6.354cm" svg:width="0.418cm" svg:height="0.255cm" svg:viewBox="0.0 0.0 417.612 254.503" svg:d="M 13733.579 12836.188 L 13942.386 12708.937 L 14151.192 12836.188 L 14046.789 12836.188 L 14046.789 12963.440 L 13837.983 12963.440 L 13837.983 12836.188 L 13733.579 12836.188 Z">
                        <!-- 8 nodes -->
                      </draw:path>
                    </draw:g>
                    <!-- id="g2421" -->
                    <draw:path id="path2423" draw:style-name="style2" draw:layer="layout" svg:x="6.860cm" svg:y="6.348cm" svg:width="0.431cm" svg:height="0.268cm" svg:viewBox="0.0 0.0 431.493 268.387" svg:d="M 13726.639 12829.246 L 13935.445 12701.995 L 14144.252 12829.246 L 14039.849 12829.246 L 14039.849 12956.498 L 13831.042 12956.498 L 13831.042 12829.246 L 13726.639 12829.246 Z">
                      <!-- 8 nodes -->
                    </draw:path>
                  </draw:g>
                  <!-- id="g2425" -->
                  <draw:g id="g2433">
                    <draw:g id="g2429">
                      <draw:path id="path2427" draw:style-name="style9" draw:layer="layout" svg:x="7.755cm" svg:y="6.354cm" svg:width="0.418cm" svg:height="0.255cm" svg:viewBox="0.0 0.0 417.612 254.503" svg:d="M 15510.728 12836.188 L 15719.534 12708.937 L 15928.340 12836.188 L 15823.937 12836.188 L 15823.937 12963.440 L 15615.131 12963.440 L 15615.131 12836.188 L 15510.728 12836.188 Z">
                        <!-- 8 nodes -->
                      </draw:path>
                    </draw:g>
                    <!-- id="g2429" -->
                    <draw:path id="path2431" draw:style-name="style2" draw:layer="layout" svg:x="7.748cm" svg:y="6.348cm" svg:width="0.431cm" svg:height="0.268cm" svg:viewBox="0.0 0.0 431.493 268.387" svg:d="M 15503.788 12829.246 L 15712.594 12701.995 L 15921.400 12829.246 L 15816.997 12829.246 L 15816.997 12956.498 L 15608.191 12956.498 L 15608.191 12829.246 L 15503.788 12829.246 Z">
                      <!-- 8 nodes -->
                    </draw:path>
                  </draw:g>
                  <!-- id="g2433" -->
                  <draw:g id="g2441">
                    <draw:g id="g2437">
                      <draw:path id="path2435" draw:style-name="style9" draw:layer="layout" svg:x="9.088cm" svg:y="6.354cm" svg:width="0.418cm" svg:height="0.255cm" svg:viewBox="0.0 0.0 417.612 254.503" svg:d="M 18176.450 12836.188 L 18385.257 12708.937 L 18594.063 12836.188 L 18489.660 12836.188 L 18489.660 12963.440 L 18280.854 12963.440 L 18280.854 12836.188 L 18176.450 12836.188 Z">
                        <!-- 8 nodes -->
                      </draw:path>
                    </draw:g>
                    <!-- id="g2437" -->
                    <draw:path id="path2439" draw:style-name="style2" draw:layer="layout" svg:x="9.081cm" svg:y="6.348cm" svg:width="0.431cm" svg:height="0.268cm" svg:viewBox="0.0 0.0 431.493 268.387" svg:d="M 18169.510 12829.246 L 18378.316 12701.995 L 18587.123 12829.246 L 18482.720 12829.246 L 18482.720 12956.498 L 18273.913 12956.498 L 18273.913 12829.246 L 18169.510 12829.246 Z">
                      <!-- 8 nodes -->
                    </draw:path>
                  </draw:g>
                  <!-- id="g2441" -->
                  <draw:g id="g2449">
                    <draw:g id="g2447">
                      <draw:g id="g2445">
                        <draw:path id="path2443" draw:style-name="style0" draw:layer="layout" svg:x="3.887cm" svg:y="7.674cm" svg:width="2.753cm" svg:height="0.433cm" svg:viewBox="0.0 0.0 2753.181 432.918" svg:d="M 7773.821 15348.778 L 10527.001 15348.778 L 10527.001 15781.695 L 7773.821 15781.695 L 7773.821 15348.778 Z">
                          <!-- 5 nodes -->
                        </draw:path>
                      </draw:g>
                      <!-- id="g2445" -->
                    </draw:g>
                    <!-- id="g2447" -->
                  </draw:g>
                  <!-- id="g2449" -->
                  <draw:g id="g2459">
                    <draw:g id="g2457">
                      <draw:g id="g2455">
                        <draw:path id="text2453" draw:style-name="style5" draw:layer="layout" svg:x="4.415cm" svg:y="7.814cm" svg:width="2.014cm" svg:height="0.192cm" svg:viewBox="0.0 0.0 2014.120 191.845" svg:d="M 8830.004 15817.361 L 8830.004 15682.969 L 8850.378 15682.969 L 8850.378 15701.824 C 8854.597 15695.244 8860.207 15689.971 8867.209 15686.006 C 8874.211 15681.956 8882.184 15679.931 8891.127 15679.931 C 8901.082 15679.931 8909.223 15681.998 8915.550 15686.132 C 8921.962 15690.266 8926.475 15696.045 8929.091 15703.469 C 8939.721 15687.777 8953.556 15679.931 8970.598 15679.931 C 8983.928 15679.931 8994.178 15683.644 9001.349 15691.068 C 9008.520 15698.407 9012.105 15709.754 9012.105 15725.109 L 9012.105 15817.361 L 8989.453 15817.361 L 8989.453 15732.702 C 8989.453 15723.590 8988.694 15717.052 8987.176 15713.087 C 8985.741 15709.037 8983.084 15705.789 8979.203 15703.343 C 8975.322 15700.896 8970.767 15699.673 8965.536 15699.673 C 8956.087 15699.673 8948.241 15702.836 8941.998 15709.164 C 8935.755 15715.407 8932.634 15725.446 8932.634 15739.282 L 8932.634 15817.361 L 8909.856 15817.361 L 8909.856 15730.044 C 8909.856 15719.920 8907.999 15712.327 8904.287 15707.266 C 8900.575 15702.204 8894.501 15699.673 8886.065 15699.673 C 8879.653 15699.673 8873.705 15701.360 8868.222 15704.735 C 8862.822 15708.109 8858.899 15713.045 8856.453 15719.541 C 8854.006 15726.037 8852.783 15735.401 8852.783 15747.634 L 8852.783 15817.361 L 8830.004 15817.361 ZM 9133.590 15800.784 C 9125.154 15807.955 9117.013 15813.017 9109.167 15815.969 C 9101.405 15818.922 9093.053 15820.398 9084.111 15820.398 C 9069.347 15820.398 9058.000 15816.813 9050.069 15809.642 C 9042.139 15802.387 9038.174 15793.149 9038.174 15781.928 C 9038.174 15775.348 9039.650 15769.358 9042.603 15763.959 C 9045.640 15758.475 9049.563 15754.088 9054.372 15750.798 C 9059.265 15747.507 9064.749 15745.019 9070.823 15743.331 C 9075.294 15742.150 9082.044 15741.011 9091.071 15739.915 C 9109.462 15737.721 9123.003 15735.106 9131.692 15732.069 C 9131.777 15728.947 9131.819 15726.965 9131.819 15726.121 C 9131.819 15716.841 9129.667 15710.303 9125.365 15706.506 C 9119.544 15701.360 9110.896 15698.787 9099.423 15698.787 C 9088.708 15698.787 9080.778 15700.685 9075.632 15704.482 C 9070.570 15708.194 9066.816 15714.816 9064.369 15724.349 L 9042.097 15721.312 C 9044.122 15711.779 9047.454 15704.102 9052.094 15698.281 C 9056.734 15692.375 9063.441 15687.862 9072.215 15684.740 C 9080.989 15681.534 9091.155 15679.931 9102.713 15679.931 C 9114.186 15679.931 9123.509 15681.281 9130.680 15683.981 C 9137.851 15686.681 9143.124 15690.097 9146.498 15694.231 C 9149.873 15698.281 9152.235 15703.427 9153.585 15709.670 C 9154.344 15713.551 9154.724 15720.553 9154.724 15730.677 L 9154.724 15761.048 C 9154.724 15782.224 9155.188 15795.637 9156.116 15801.290 C 9157.128 15806.858 9159.068 15812.215 9161.937 15817.361 L 9138.146 15817.361 C 9135.784 15812.637 9134.265 15807.111 9133.590 15800.784 ZM 9131.692 15749.912 C 9123.424 15753.286 9111.023 15756.155 9094.487 15758.517 C 9085.123 15759.867 9078.500 15761.385 9074.620 15763.073 C 9070.739 15764.760 9067.744 15767.249 9065.635 15770.539 C 9063.526 15773.745 9062.471 15777.330 9062.471 15781.295 C 9062.471 15787.370 9064.749 15792.432 9069.305 15796.481 C 9073.945 15800.531 9080.694 15802.555 9089.552 15802.555 C 9098.326 15802.555 9106.130 15800.657 9112.963 15796.861 C 9119.797 15792.980 9124.816 15787.707 9128.022 15781.042 C 9130.469 15775.896 9131.692 15768.303 9131.692 15758.264 L 9131.692 15749.912 ZM 9180.919 15777.246 L 9203.444 15773.703 C 9204.710 15782.730 9208.211 15789.648 9213.948 15794.456 C 9219.769 15799.265 9227.868 15801.670 9238.245 15801.670 C 9248.706 15801.670 9256.467 15799.560 9261.529 15795.342 C 9266.591 15791.040 9269.122 15786.020 9269.122 15780.283 C 9269.122 15775.137 9266.886 15771.087 9262.415 15768.135 C 9259.294 15766.110 9251.532 15763.537 9239.130 15760.415 C 9222.426 15756.197 9210.826 15752.569 9204.330 15749.532 C 9197.918 15746.411 9193.025 15742.150 9189.651 15736.751 C 9186.360 15731.267 9184.715 15725.235 9184.715 15718.655 C 9184.715 15712.665 9186.065 15707.139 9188.765 15702.077 C 9191.549 15696.931 9195.303 15692.671 9200.027 15689.296 C 9203.571 15686.681 9208.380 15684.487 9214.454 15682.716 C 9220.612 15680.859 9227.193 15679.931 9234.195 15679.931 C 9244.741 15679.931 9253.979 15681.450 9261.909 15684.487 C 9269.923 15687.524 9275.829 15691.658 9279.625 15696.889 C 9283.422 15702.035 9286.037 15708.953 9287.471 15717.642 L 9265.199 15720.680 C 9264.187 15713.762 9261.234 15708.362 9256.341 15704.482 C 9251.532 15700.601 9244.698 15698.660 9235.840 15698.660 C 9225.379 15698.660 9217.913 15700.390 9213.441 15703.849 C 9208.970 15707.308 9206.734 15711.357 9206.734 15715.997 C 9206.734 15718.950 9207.662 15721.608 9209.518 15723.970 C 9211.374 15726.416 9214.285 15728.441 9218.250 15730.044 C 9220.528 15730.888 9227.235 15732.828 9238.371 15735.865 C 9254.485 15740.168 9265.705 15743.711 9272.033 15746.495 C 9278.444 15749.195 9283.464 15753.160 9287.092 15758.391 C 9290.719 15763.621 9292.533 15770.117 9292.533 15777.879 C 9292.533 15785.472 9290.298 15792.643 9285.826 15799.392 C 9281.439 15806.056 9275.070 15811.245 9266.718 15814.957 C 9258.366 15818.585 9248.917 15820.398 9238.371 15820.398 C 9220.908 15820.398 9207.578 15816.771 9198.382 15809.515 C 9189.271 15802.260 9183.450 15791.504 9180.919 15777.246 ZM 9319.741 15817.361 L 9319.741 15631.844 L 9342.519 15631.844 L 9342.519 15737.637 L 9396.428 15682.969 L 9425.914 15682.969 L 9374.536 15732.828 L 9431.102 15817.361 L 9403.009 15817.361 L 9358.591 15748.646 L 9342.519 15764.085 L 9342.519 15817.361 L 9319.741 15817.361 ZM 9449.325 15658.039 L 9449.325 15631.844 L 9472.103 15631.844 L 9472.103 15658.039 L 9449.325 15658.039 ZM 9449.325 15817.361 L 9449.325 15682.969 L 9472.103 15682.969 L 9472.103 15817.361 L 9449.325 15817.361 ZM 9598.777 15774.082 L 9622.314 15776.993 C 9618.602 15790.744 9611.727 15801.416 9601.687 15809.009 C 9591.648 15816.602 9578.824 15820.398 9563.217 15820.398 C 9543.560 15820.398 9527.953 15814.366 9516.395 15802.302 C 9504.921 15790.154 9499.184 15773.154 9499.184 15751.304 C 9499.184 15728.694 9505.005 15711.146 9516.648 15698.660 C 9528.290 15686.174 9543.391 15679.931 9561.951 15679.931 C 9579.921 15679.931 9594.601 15686.048 9605.990 15698.281 C 9617.379 15710.514 9623.074 15727.724 9623.074 15749.912 C 9623.074 15751.262 9623.031 15753.286 9622.947 15755.986 L 9522.722 15755.986 C 9523.566 15770.750 9527.742 15782.055 9535.250 15789.901 C 9542.758 15797.747 9552.123 15801.670 9563.343 15801.670 C 9571.696 15801.670 9578.824 15799.476 9584.730 15795.089 C 9590.635 15790.702 9595.318 15783.700 9598.777 15774.082 ZM 9523.987 15737.257 L 9599.030 15737.257 C 9598.017 15725.952 9595.149 15717.474 9590.424 15711.821 C 9583.169 15703.047 9573.762 15698.660 9562.205 15698.660 C 9551.743 15698.660 9542.927 15702.162 9535.756 15709.164 C 9528.670 15716.166 9524.747 15725.531 9523.987 15737.257 ZM 9650.661 15817.361 L 9650.661 15682.969 L 9671.161 15682.969 L 9671.161 15703.343 C 9676.392 15693.809 9681.201 15687.524 9685.588 15684.487 C 9690.059 15681.450 9694.952 15679.931 9700.267 15679.931 C 9707.944 15679.931 9715.748 15682.378 9723.678 15687.271 L 9715.832 15708.405 C 9710.264 15705.114 9704.696 15703.469 9699.128 15703.469 C 9694.151 15703.469 9689.679 15704.988 9685.714 15708.025 C 9681.749 15710.978 9678.923 15715.111 9677.236 15720.426 C 9674.705 15728.525 9673.439 15737.384 9673.439 15747.001 L 9673.439 15817.361 L 9650.661 15817.361 ZM 9786.952 15796.987 L 9790.242 15817.108 C 9783.830 15818.458 9778.093 15819.133 9773.032 15819.133 C 9764.764 15819.133 9758.352 15817.825 9753.796 15815.210 C 9749.241 15812.595 9746.035 15809.178 9744.179 15804.960 C 9742.323 15800.657 9741.395 15791.672 9741.395 15778.005 L 9741.395 15700.685 L 9724.691 15700.685 L 9724.691 15682.969 L 9741.395 15682.969 L 9741.395 15649.687 L 9764.047 15636.020 L 9764.047 15682.969 L 9786.952 15682.969 L 9786.952 15700.685 L 9764.047 15700.685 L 9764.047 15779.271 C 9764.047 15785.767 9764.426 15789.943 9765.186 15791.799 C 9766.029 15793.655 9767.337 15795.131 9769.109 15796.228 C 9770.965 15797.325 9773.580 15797.873 9776.955 15797.873 C 9779.485 15797.873 9782.818 15797.578 9786.952 15796.987 ZM 9901.223 15774.082 L 9924.761 15776.993 C 9921.049 15790.744 9914.173 15801.416 9904.134 15809.009 C 9894.095 15816.602 9881.271 15820.398 9865.664 15820.398 C 9846.007 15820.398 9830.399 15814.366 9818.841 15802.302 C 9807.368 15790.154 9801.631 15773.154 9801.631 15751.304 C 9801.631 15728.694 9807.452 15711.146 9819.095 15698.660 C 9830.737 15686.174 9845.838 15679.931 9864.398 15679.931 C 9882.368 15679.931 9897.047 15686.048 9908.437 15698.281 C 9919.826 15710.514 9925.520 15727.724 9925.520 15749.912 C 9925.520 15751.262 9925.478 15753.286 9925.394 15755.986 L 9825.169 15755.986 C 9826.012 15770.750 9830.189 15782.055 9837.697 15789.901 C 9845.205 15797.747 9854.570 15801.670 9865.790 15801.670 C 9874.142 15801.670 9881.271 15799.476 9887.177 15795.089 C 9893.082 15790.702 9897.765 15783.700 9901.223 15774.082 ZM 9826.434 15737.257 L 9901.477 15737.257 C 9900.464 15725.952 9897.596 15717.474 9892.871 15711.821 C 9885.616 15703.047 9876.209 15698.660 9864.651 15698.660 C 9854.190 15698.660 9845.374 15702.162 9838.203 15709.164 C 9831.117 15716.166 9827.194 15725.531 9826.434 15737.257 ZM 9953.108 15817.361 L 9953.108 15682.969 L 9973.608 15682.969 L 9973.608 15703.343 C 9978.839 15693.809 9983.648 15687.524 9988.035 15684.487 C 9992.506 15681.450 9997.399 15679.931 10002.714 15679.931 C 10010.391 15679.931 10018.195 15682.378 10026.125 15687.271 L 10018.279 15708.405 C 10012.711 15705.114 10007.143 15703.469 10001.575 15703.469 C 9996.598 15703.469 9992.126 15704.988 9988.161 15708.025 C 9984.196 15710.978 9981.370 15715.111 9979.683 15720.426 C 9977.152 15728.525 9975.886 15737.384 9975.886 15747.001 L 9975.886 15817.361 L 9953.108 15817.361 ZM 10106.229 15757.758 L 10129.387 15755.733 C 10130.484 15765.013 10133.015 15772.648 10136.980 15778.638 C 10141.030 15784.544 10147.273 15789.352 10155.709 15793.064 C 10164.146 15796.692 10173.637 15798.506 10184.182 15798.506 C 10193.547 15798.506 10201.814 15797.114 10208.985 15794.330 C 10216.156 15791.546 10221.471 15787.749 10224.930 15782.941 C 10228.474 15778.047 10230.245 15772.732 10230.245 15766.996 C 10230.245 15761.175 10228.558 15756.113 10225.183 15751.810 C 10221.809 15747.423 10216.241 15743.753 10208.479 15740.801 C 10203.502 15738.860 10192.492 15735.865 10175.451 15731.816 C 10158.409 15727.682 10146.471 15723.801 10139.638 15720.173 C 10130.780 15715.533 10124.157 15709.797 10119.770 15702.963 C 10115.467 15696.045 10113.316 15688.326 10113.316 15679.805 C 10113.316 15670.440 10115.974 15661.709 10121.288 15653.610 C 10126.603 15645.426 10134.365 15639.226 10144.573 15635.007 C 10154.781 15630.789 10166.128 15628.680 10178.614 15628.680 C 10192.366 15628.680 10204.472 15630.916 10214.933 15635.387 C 10225.479 15639.774 10233.578 15646.270 10239.230 15654.875 C 10244.883 15663.480 10247.920 15673.224 10248.342 15684.108 L 10224.804 15685.879 C 10223.538 15674.152 10219.236 15665.294 10211.896 15659.304 C 10204.641 15653.314 10193.884 15650.320 10179.627 15650.320 C 10164.778 15650.320 10153.938 15653.061 10147.104 15658.545 C 10140.355 15663.944 10136.980 15670.483 10136.980 15678.160 C 10136.980 15684.825 10139.385 15690.308 10144.193 15694.611 C 10148.918 15698.913 10161.235 15703.343 10181.145 15707.898 C 10201.140 15712.370 10214.849 15716.293 10222.273 15719.667 C 10233.072 15724.645 10241.044 15730.972 10246.190 15738.649 C 10251.336 15746.242 10253.910 15755.016 10253.910 15764.971 C 10253.910 15774.842 10251.083 15784.164 10245.431 15792.938 C 10239.779 15801.627 10231.637 15808.419 10221.007 15813.312 C 10210.462 15818.121 10198.566 15820.525 10185.321 15820.525 C 10168.533 15820.525 10154.444 15818.078 10143.055 15813.185 C 10131.750 15808.292 10122.849 15800.952 10116.353 15791.166 C 10109.941 15781.295 10106.567 15770.159 10106.229 15757.758 ZM 10372.231 15800.784 C 10363.794 15807.955 10355.653 15813.017 10347.807 15815.969 C 10340.046 15818.922 10331.694 15820.398 10322.751 15820.398 C 10307.987 15820.398 10296.640 15816.813 10288.710 15809.642 C 10280.780 15802.387 10276.815 15793.149 10276.815 15781.928 C 10276.815 15775.348 10278.291 15769.358 10281.244 15763.959 C 10284.281 15758.475 10288.204 15754.088 10293.013 15750.798 C 10297.906 15747.507 10303.389 15745.019 10309.464 15743.331 C 10313.935 15742.150 10320.684 15741.011 10329.711 15739.915 C 10348.103 15737.721 10361.643 15735.106 10370.333 15732.069 C 10370.417 15728.947 10370.459 15726.965 10370.459 15726.121 C 10370.459 15716.841 10368.308 15710.303 10364.005 15706.506 C 10358.184 15701.360 10349.537 15698.787 10338.063 15698.787 C 10327.349 15698.787 10319.419 15700.685 10314.272 15704.482 C 10309.211 15708.194 10305.456 15714.816 10303.010 15724.349 L 10280.737 15721.312 C 10282.762 15711.779 10286.095 15704.102 10290.735 15698.281 C 10295.375 15692.375 10302.082 15687.862 10310.856 15684.740 C 10319.630 15681.534 10329.795 15679.931 10341.353 15679.931 C 10352.827 15679.931 10362.149 15681.281 10369.320 15683.981 C 10376.491 15686.681 10381.764 15690.097 10385.139 15694.231 C 10388.513 15698.281 10390.875 15703.427 10392.225 15709.670 C 10392.985 15713.551 10393.364 15720.553 10393.364 15730.677 L 10393.364 15761.048 C 10393.364 15782.224 10393.828 15795.637 10394.756 15801.290 C 10395.769 15806.858 10397.709 15812.215 10400.577 15817.361 L 10376.787 15817.361 C 10374.424 15812.637 10372.906 15807.111 10372.231 15800.784 ZM 10370.333 15749.912 C 10362.065 15753.286 10349.663 15756.155 10333.128 15758.517 C 10323.763 15759.867 10317.141 15761.385 10313.260 15763.073 C 10309.379 15764.760 10306.384 15767.249 10304.275 15770.539 C 10302.166 15773.745 10301.112 15777.330 10301.112 15781.295 C 10301.112 15787.370 10303.389 15792.432 10307.945 15796.481 C 10312.585 15800.531 10319.334 15802.555 10328.193 15802.555 C 10336.966 15802.555 10344.770 15800.657 10351.604 15796.861 C 10358.437 15792.980 10363.457 15787.707 10366.663 15781.042 C 10369.109 15775.896 10370.333 15768.303 10370.333 15758.264 L 10370.333 15749.912 ZM 10478.404 15796.987 L 10481.694 15817.108 C 10475.282 15818.458 10469.545 15819.133 10464.484 15819.133 C 10456.216 15819.133 10449.804 15817.825 10445.248 15815.210 C 10440.693 15812.595 10437.487 15809.178 10435.631 15804.960 C 10433.775 15800.657 10432.847 15791.672 10432.847 15778.005 L 10432.847 15700.685 L 10416.143 15700.685 L 10416.143 15682.969 L 10432.847 15682.969 L 10432.847 15649.687 L 10455.499 15636.020 L 10455.499 15682.969 L 10478.404 15682.969 L 10478.404 15700.685 L 10455.499 15700.685 L 10455.499 15779.271 C 10455.499 15785.767 10455.878 15789.943 10456.638 15791.799 C 10457.481 15793.655 10458.789 15795.131 10460.561 15796.228 C 10462.417 15797.325 10465.032 15797.873 10468.406 15797.873 C 10470.937 15797.873 10474.270 15797.578 10478.404 15796.987 ZM 10488.654 15817.361 L 10488.654 15798.886 L 10574.200 15700.685 C 10564.498 15701.191 10555.935 15701.444 10548.511 15701.444 L 10493.716 15701.444 L 10493.716 15682.969 L 10603.559 15682.969 L 10603.559 15698.028 L 10530.794 15783.320 L 10516.747 15798.886 C 10526.956 15798.126 10536.531 15797.747 10545.474 15797.747 L 10607.608 15797.747 L 10607.608 15817.361 L 10488.654 15817.361 ZM 10670.502 15817.361 L 10741.748 15631.844 L 10768.196 15631.844 L 10844.124 15817.361 L 10816.157 15817.361 L 10794.518 15761.175 L 10716.945 15761.175 L 10696.570 15817.361 L 10670.502 15817.361 ZM 10724.031 15741.180 L 10786.925 15741.180 L 10767.563 15689.802 C 10761.658 15674.195 10757.271 15661.371 10754.402 15651.332 C 10752.040 15663.227 10748.708 15675.038 10744.405 15686.765 L 10724.031 15741.180 Z">
                          <!-- 343 nodes -->
                        </draw:path>
                      </draw:g>
                      <!-- id="g2455" -->
                    </draw:g>
                    <!-- id="g2457" -->
                  </draw:g>
                  <!-- id="g2459" -->
                  <draw:g id="g2471">
                    <draw:g id="g2467">
                      <draw:g id="g2465">
                        <draw:path id="path2463" draw:style-name="style0" draw:layer="layout" svg:x="4.621cm" svg:y="7.198cm" svg:width="0.643cm" svg:height="0.477cm" svg:viewBox="0.0 0.0 642.817 476.647" svg:d="M 9241.443 14395.341 L 9241.443 14633.702 L 9884.260 14633.702 L 9884.260 14871.987 L 9241.443 14395.341 ">
                          <!-- 5 nodes -->
                        </draw:path>
                      </draw:g>
                      <!-- id="g2465" -->
                    </draw:g>
                    <!-- id="g2467" -->
                    <draw:path id="path2469" draw:style-name="style2" draw:layer="layout" svg:x="4.614cm" svg:y="7.198cm" svg:width="0.657cm" svg:height="0.477cm" svg:viewBox="0.0 0.0 656.701 476.647" svg:d="M 9234.501 14395.341 L 9234.501 14633.702 L 9877.318 14633.702 L 9877.318 14871.987 L 9234.501 14395.341 ">
                      <!-- 5 nodes -->
                    </draw:path>
                  </draw:g>
                  <!-- id="g2471" -->
                  <draw:g id="g2481">
                    <draw:g id="g2477">
                      <draw:g id="g2475">
                        <draw:path id="path2473" draw:style-name="style0" draw:layer="layout" svg:x="5.263cm" svg:y="7.198cm" svg:width="0.895cm" svg:height="0.477cm" svg:viewBox="0.0 0.0 894.696 476.647" svg:d="M 11421.333 14395.339 L 11421.333 14633.700 L 10526.637 14633.700 L 10526.637 14871.985 L 11421.333 14395.339 ">
                          <!-- 5 nodes -->
                        </draw:path>
                      </draw:g>
                      <!-- id="g2475" -->
                    </draw:g>
                    <!-- id="g2477" -->
                    <draw:path id="path2479" draw:style-name="style2" draw:layer="layout" svg:x="5.256cm" svg:y="7.198cm" svg:width="0.909cm" svg:height="0.477cm" svg:viewBox="0.0 0.0 908.580 476.647" svg:d="M 11414.391 14395.339 L 11414.391 14633.700 L 10519.695 14633.700 L 10519.695 14871.985 L 11414.391 14395.339 ">
                      <!-- 5 nodes -->
                    </draw:path>
                  </draw:g>
                  <!-- id="g2481" -->
                  <draw:g id="g2489">
                    <draw:g id="g2487">
                      <draw:g id="g2485">
                        <draw:path id="path2483" draw:style-name="style0" draw:layer="layout" svg:x="7.046cm" svg:y="7.687cm" svg:width="2.876cm" svg:height="0.433cm" svg:viewBox="0.0 0.0 2876.497 432.918" svg:d="M 14092.376 15373.047 L 16968.873 15373.047 L 16968.873 15805.965 L 14092.376 15805.965 L 14092.376 15373.047 Z">
                          <!-- 5 nodes -->
                        </draw:path>
                      </draw:g>
                      <!-- id="g2485" -->
                    </draw:g>
                    <!-- id="g2487" -->
                  </draw:g>
                  <!-- id="g2489" -->
                  <draw:g id="g2499">
                    <draw:g id="g2497">
                      <draw:g id="g2495">
                        <draw:path id="text2493" draw:style-name="style5" draw:layer="layout" svg:x="7.675cm" svg:y="7.814cm" svg:width="2.014cm" svg:height="0.192cm" svg:viewBox="0.0 0.0 2014.246 191.845" svg:d="M 15349.210 15817.336 L 15349.210 15682.943 L 15369.584 15682.943 L 15369.584 15701.798 C 15373.802 15695.218 15379.413 15689.945 15386.415 15685.980 C 15393.417 15681.931 15401.390 15679.906 15410.332 15679.906 C 15420.287 15679.906 15428.428 15681.973 15434.756 15686.107 C 15441.168 15690.241 15445.681 15696.019 15448.296 15703.444 C 15458.926 15687.752 15472.762 15679.906 15489.804 15679.906 C 15503.133 15679.906 15513.384 15683.618 15520.555 15691.042 C 15527.726 15698.382 15531.311 15709.729 15531.311 15725.083 L 15531.311 15817.336 L 15508.659 15817.336 L 15508.659 15732.676 C 15508.659 15723.565 15507.900 15717.026 15506.381 15713.061 C 15504.947 15709.012 15502.290 15705.764 15498.409 15703.317 C 15494.528 15700.870 15489.972 15699.647 15484.742 15699.647 C 15475.293 15699.647 15467.447 15702.811 15461.204 15709.138 C 15454.961 15715.381 15451.840 15725.421 15451.840 15739.256 L 15451.840 15817.336 L 15429.061 15817.336 L 15429.061 15730.018 C 15429.061 15719.895 15427.205 15712.302 15423.493 15707.240 C 15419.781 15702.178 15413.707 15699.647 15405.270 15699.647 C 15398.859 15699.647 15392.911 15701.334 15387.427 15704.709 C 15382.028 15708.084 15378.105 15713.019 15375.658 15719.515 C 15373.212 15726.011 15371.989 15735.376 15371.989 15747.608 L 15371.989 15817.336 L 15349.210 15817.336 ZM 15652.796 15800.758 C 15644.360 15807.929 15636.218 15812.991 15628.372 15815.944 C 15620.611 15818.896 15612.259 15820.373 15603.316 15820.373 C 15588.552 15820.373 15577.205 15816.787 15569.275 15809.616 C 15561.345 15802.361 15557.380 15793.123 15557.380 15781.903 C 15557.380 15775.322 15558.856 15769.332 15561.809 15763.933 C 15564.846 15758.449 15568.769 15754.062 15573.578 15750.772 C 15578.471 15747.482 15583.955 15744.993 15590.029 15743.306 C 15594.500 15742.125 15601.249 15740.986 15610.276 15739.889 C 15628.668 15737.696 15642.208 15735.080 15650.898 15732.043 C 15650.982 15728.922 15651.024 15726.939 15651.024 15726.095 C 15651.024 15716.815 15648.873 15710.277 15644.570 15706.481 C 15638.749 15701.334 15630.102 15698.761 15618.628 15698.761 C 15607.914 15698.761 15599.984 15700.660 15594.838 15704.456 C 15589.776 15708.168 15586.021 15714.791 15583.575 15724.324 L 15561.303 15721.287 C 15563.327 15711.753 15566.660 15704.076 15571.300 15698.255 C 15575.940 15692.350 15582.647 15687.836 15591.421 15684.715 C 15600.195 15681.509 15610.361 15679.906 15621.919 15679.906 C 15633.392 15679.906 15642.714 15681.256 15649.885 15683.955 C 15657.056 15686.655 15662.329 15690.072 15665.704 15694.206 C 15669.078 15698.255 15671.441 15703.401 15672.790 15709.644 C 15673.550 15713.525 15673.929 15720.527 15673.929 15730.651 L 15673.929 15761.022 C 15673.929 15782.198 15674.393 15795.612 15675.321 15801.264 C 15676.334 15806.832 15678.274 15812.189 15681.143 15817.336 L 15657.352 15817.336 C 15654.990 15812.611 15653.471 15807.085 15652.796 15800.758 ZM 15650.898 15749.886 C 15642.630 15753.261 15630.229 15756.129 15613.693 15758.491 C 15604.329 15759.841 15597.706 15761.360 15593.825 15763.047 C 15589.944 15764.734 15586.949 15767.223 15584.840 15770.513 C 15582.731 15773.719 15581.677 15777.305 15581.677 15781.270 C 15581.677 15787.344 15583.955 15792.406 15588.510 15796.456 C 15593.150 15800.505 15599.899 15802.530 15608.758 15802.530 C 15617.532 15802.530 15625.335 15800.632 15632.169 15796.835 C 15639.002 15792.954 15644.022 15787.682 15647.228 15781.017 C 15649.675 15775.871 15650.898 15768.278 15650.898 15758.238 L 15650.898 15749.886 ZM 15700.125 15777.220 L 15722.650 15773.677 C 15723.915 15782.704 15727.416 15789.622 15733.153 15794.431 C 15738.974 15799.240 15747.073 15801.644 15757.450 15801.644 C 15767.911 15801.644 15775.673 15799.535 15780.735 15795.317 C 15785.797 15791.014 15788.328 15785.994 15788.328 15780.258 C 15788.328 15775.111 15786.092 15771.062 15781.621 15768.109 C 15778.499 15766.084 15770.738 15763.511 15758.336 15760.390 C 15741.632 15756.171 15730.032 15752.544 15723.536 15749.507 C 15717.124 15746.385 15712.231 15742.125 15708.856 15736.725 C 15705.566 15731.242 15703.921 15725.210 15703.921 15718.629 C 15703.921 15712.639 15705.271 15707.113 15707.970 15702.052 C 15710.754 15696.905 15714.509 15692.645 15719.233 15689.270 C 15722.776 15686.655 15727.585 15684.462 15733.659 15682.690 C 15739.818 15680.834 15746.399 15679.906 15753.401 15679.906 C 15763.946 15679.906 15773.184 15681.424 15781.115 15684.462 C 15789.129 15687.499 15795.035 15691.633 15798.831 15696.863 C 15802.627 15702.009 15805.243 15708.927 15806.677 15717.617 L 15784.405 15720.654 C 15783.392 15713.736 15780.440 15708.337 15775.546 15704.456 C 15770.738 15700.575 15763.904 15698.635 15755.046 15698.635 C 15744.585 15698.635 15737.118 15700.364 15732.647 15703.823 C 15728.176 15707.282 15725.940 15711.332 15725.940 15715.972 C 15725.940 15718.924 15726.868 15721.582 15728.724 15723.944 C 15730.580 15726.391 15733.491 15728.415 15737.456 15730.018 C 15739.734 15730.862 15746.441 15732.802 15757.577 15735.840 C 15773.690 15740.142 15784.911 15743.685 15791.238 15746.469 C 15797.650 15749.169 15802.670 15753.134 15806.297 15758.365 C 15809.925 15763.596 15811.739 15770.092 15811.739 15777.853 C 15811.739 15785.446 15809.503 15792.617 15805.032 15799.366 C 15800.645 15806.031 15794.275 15811.219 15785.923 15814.931 C 15777.571 15818.559 15768.122 15820.373 15757.577 15820.373 C 15740.113 15820.373 15726.784 15816.745 15717.588 15809.490 C 15708.477 15802.234 15702.655 15791.478 15700.125 15777.220 ZM 15838.946 15817.336 L 15838.946 15631.818 L 15861.725 15631.818 L 15861.725 15737.611 L 15915.634 15682.943 L 15945.119 15682.943 L 15893.741 15732.802 L 15950.308 15817.336 L 15922.214 15817.336 L 15877.796 15748.621 L 15861.725 15764.060 L 15861.725 15817.336 L 15838.946 15817.336 ZM 15968.530 15658.013 L 15968.530 15631.818 L 15991.309 15631.818 L 15991.309 15658.013 L 15968.530 15658.013 ZM 15968.530 15817.336 L 15968.530 15682.943 L 15991.309 15682.943 L 15991.309 15817.336 L 15968.530 15817.336 ZM 16117.982 15774.057 L 16141.520 15776.967 C 16137.808 15790.719 16130.932 15801.391 16120.893 15808.984 C 16110.853 15816.576 16098.030 15820.373 16082.423 15820.373 C 16062.766 15820.373 16047.158 15814.341 16035.600 15802.277 C 16024.127 15790.128 16018.390 15773.129 16018.390 15751.278 C 16018.390 15728.669 16024.211 15711.121 16035.853 15698.635 C 16047.496 15686.149 16062.597 15679.906 16081.157 15679.906 C 16099.127 15679.906 16113.806 15686.022 16125.195 15698.255 C 16136.585 15710.488 16142.279 15727.698 16142.279 15749.886 C 16142.279 15751.236 16142.237 15753.261 16142.153 15755.961 L 16041.928 15755.961 C 16042.771 15770.724 16046.947 15782.029 16054.456 15789.875 C 16061.964 15797.721 16071.329 15801.644 16082.549 15801.644 C 16090.901 15801.644 16098.030 15799.450 16103.936 15795.063 C 16109.841 15790.677 16114.523 15783.674 16117.982 15774.057 ZM 16043.193 15737.232 L 16118.235 15737.232 C 16117.223 15725.927 16114.355 15717.448 16109.630 15711.796 C 16102.375 15703.022 16092.968 15698.635 16081.410 15698.635 C 16070.949 15698.635 16062.133 15702.136 16054.962 15709.138 C 16047.875 15716.140 16043.952 15725.505 16043.193 15737.232 ZM 16169.866 15817.336 L 16169.866 15682.943 L 16190.367 15682.943 L 16190.367 15703.317 C 16195.598 15693.784 16200.406 15687.499 16204.793 15684.462 C 16209.265 15681.424 16214.158 15679.906 16219.473 15679.906 C 16227.150 15679.906 16234.954 15682.352 16242.884 15687.246 L 16235.038 15708.379 C 16229.470 15705.089 16223.902 15703.444 16218.334 15703.444 C 16213.356 15703.444 16208.885 15704.962 16204.920 15707.999 C 16200.955 15710.952 16198.129 15715.086 16196.441 15720.401 C 16193.910 15728.500 16192.645 15737.358 16192.645 15746.976 L 16192.645 15817.336 L 16169.866 15817.336 ZM 16306.157 15796.962 L 16309.448 15817.083 C 16303.036 15818.432 16297.299 15819.107 16292.237 15819.107 C 16283.970 15819.107 16277.558 15817.800 16273.002 15815.184 C 16268.446 15812.569 16265.241 15809.152 16263.385 15804.934 C 16261.529 15800.632 16260.601 15791.647 16260.601 15777.980 L 16260.601 15700.660 L 16243.896 15700.660 L 16243.896 15682.943 L 16260.601 15682.943 L 16260.601 15649.661 L 16283.252 15635.994 L 16283.252 15682.943 L 16306.157 15682.943 L 16306.157 15700.660 L 16283.252 15700.660 L 16283.252 15779.245 C 16283.252 15785.741 16283.632 15789.917 16284.391 15791.773 C 16285.235 15793.629 16286.543 15795.106 16288.314 15796.202 C 16290.170 15797.299 16292.786 15797.848 16296.160 15797.848 C 16298.691 15797.848 16302.024 15797.552 16306.157 15796.962 ZM 16420.429 15774.057 L 16443.967 15776.967 C 16440.255 15790.719 16433.379 15801.391 16423.340 15808.984 C 16413.300 15816.576 16400.477 15820.373 16384.869 15820.373 C 16365.213 15820.373 16349.605 15814.341 16338.047 15802.277 C 16326.574 15790.128 16320.837 15773.129 16320.837 15751.278 C 16320.837 15728.669 16326.658 15711.121 16338.300 15698.635 C 16349.943 15686.149 16365.044 15679.906 16383.604 15679.906 C 16401.574 15679.906 16416.253 15686.022 16427.642 15698.255 C 16439.032 15710.488 16444.726 15727.698 16444.726 15749.886 C 16444.726 15751.236 16444.684 15753.261 16444.600 15755.961 L 16344.375 15755.961 C 16345.218 15770.724 16349.394 15782.029 16356.903 15789.875 C 16364.411 15797.721 16373.776 15801.644 16384.996 15801.644 C 16393.348 15801.644 16400.477 15799.450 16406.382 15795.063 C 16412.288 15790.677 16416.970 15783.674 16420.429 15774.057 ZM 16345.640 15737.232 L 16420.682 15737.232 C 16419.670 15725.927 16416.801 15717.448 16412.077 15711.796 C 16404.822 15703.022 16395.415 15698.635 16383.857 15698.635 C 16373.396 15698.635 16364.580 15702.136 16357.409 15709.138 C 16350.322 15716.140 16346.399 15725.505 16345.640 15737.232 ZM 16472.313 15817.336 L 16472.313 15682.943 L 16492.814 15682.943 L 16492.814 15703.317 C 16498.045 15693.784 16502.853 15687.499 16507.240 15684.462 C 16511.712 15681.424 16516.605 15679.906 16521.920 15679.906 C 16529.597 15679.906 16537.401 15682.352 16545.331 15687.246 L 16537.485 15708.379 C 16531.917 15705.089 16526.349 15703.444 16520.781 15703.444 C 16515.803 15703.444 16511.332 15704.962 16507.367 15707.999 C 16503.402 15710.952 16500.576 15715.086 16498.888 15720.401 C 16496.357 15728.500 16495.092 15737.358 16495.092 15746.976 L 16495.092 15817.336 L 16472.313 15817.336 ZM 16625.435 15757.732 L 16648.593 15755.707 C 16649.690 15764.988 16652.221 15772.623 16656.186 15778.612 C 16660.235 15784.518 16666.478 15789.327 16674.915 15793.039 C 16683.351 15796.666 16692.842 15798.480 16703.388 15798.480 C 16712.752 15798.480 16721.020 15797.088 16728.191 15794.304 C 16735.362 15791.520 16740.677 15787.724 16744.136 15782.915 C 16747.679 15778.022 16749.451 15772.707 16749.451 15766.970 C 16749.451 15761.149 16747.764 15756.087 16744.389 15751.784 C 16741.015 15747.398 16735.447 15743.728 16727.685 15740.775 C 16722.707 15738.835 16711.698 15735.840 16694.656 15731.790 C 16677.615 15727.656 16665.677 15723.775 16658.843 15720.148 C 16649.985 15715.508 16643.363 15709.771 16638.976 15702.937 C 16634.673 15696.019 16632.522 15688.300 16632.522 15679.779 C 16632.522 15670.415 16635.179 15661.683 16640.494 15653.584 C 16645.809 15645.401 16653.571 15639.200 16663.779 15634.982 C 16673.987 15630.763 16685.334 15628.654 16697.820 15628.654 C 16711.571 15628.654 16723.678 15630.890 16734.139 15635.361 C 16744.684 15639.748 16752.783 15646.244 16758.436 15654.850 C 16764.088 15663.455 16767.125 15673.199 16767.547 15684.082 L 16744.010 15685.854 C 16742.744 15674.127 16738.441 15665.269 16731.102 15659.279 C 16723.846 15653.289 16713.090 15650.294 16698.832 15650.294 C 16683.984 15650.294 16673.143 15653.036 16666.310 15658.519 C 16659.561 15663.919 16656.186 15670.457 16656.186 15678.134 C 16656.186 15684.799 16658.590 15690.283 16663.399 15694.585 C 16668.124 15698.888 16680.441 15703.317 16700.351 15707.873 C 16720.345 15712.344 16734.054 15716.267 16741.479 15719.642 C 16752.277 15724.619 16760.250 15730.946 16765.396 15738.624 C 16770.542 15746.216 16773.115 15754.990 16773.115 15764.945 C 16773.115 15774.816 16770.289 15784.138 16764.637 15792.912 C 16758.984 15801.602 16750.843 15808.393 16740.213 15813.286 C 16729.668 15818.095 16717.772 15820.499 16704.527 15820.499 C 16687.738 15820.499 16673.649 15818.053 16662.260 15813.160 C 16650.955 15808.267 16642.055 15800.927 16635.559 15791.141 C 16629.147 15781.270 16625.773 15770.134 16625.435 15757.732 ZM 16891.437 15800.758 C 16883.000 15807.929 16874.859 15812.991 16867.013 15815.944 C 16859.251 15818.896 16850.899 15820.373 16841.957 15820.373 C 16827.193 15820.373 16815.846 15816.787 16807.916 15809.616 C 16799.985 15802.361 16796.020 15793.123 16796.020 15781.903 C 16796.020 15775.322 16797.497 15769.332 16800.449 15763.933 C 16803.486 15758.449 16807.409 15754.062 16812.218 15750.772 C 16817.111 15747.482 16822.595 15744.993 16828.669 15743.306 C 16833.141 15742.125 16839.890 15740.986 16848.917 15739.889 C 16867.308 15737.696 16880.849 15735.080 16889.538 15732.043 C 16889.623 15728.922 16889.665 15726.939 16889.665 15726.095 C 16889.665 15716.815 16887.514 15710.277 16883.211 15706.481 C 16877.390 15701.334 16868.742 15698.761 16857.269 15698.761 C 16846.555 15698.761 16838.624 15700.660 16833.478 15704.456 C 16828.416 15708.168 16824.662 15714.791 16822.215 15724.324 L 16799.943 15721.287 C 16801.968 15711.753 16805.300 15704.076 16809.940 15698.255 C 16814.580 15692.350 16821.287 15687.836 16830.061 15684.715 C 16838.835 15681.509 16849.001 15679.906 16860.559 15679.906 C 16872.033 15679.906 16881.355 15681.256 16888.526 15683.955 C 16895.697 15686.655 16900.970 15690.072 16904.344 15694.206 C 16907.719 15698.255 16910.081 15703.401 16911.431 15709.644 C 16912.190 15713.525 16912.570 15720.527 16912.570 15730.651 L 16912.570 15761.022 C 16912.570 15782.198 16913.034 15795.612 16913.962 15801.264 C 16914.974 15806.832 16916.915 15812.189 16919.783 15817.336 L 16895.992 15817.336 C 16893.630 15812.611 16892.111 15807.085 16891.437 15800.758 ZM 16889.538 15749.886 C 16881.271 15753.261 16868.869 15756.129 16852.334 15758.491 C 16842.969 15759.841 16836.346 15761.360 16832.466 15763.047 C 16828.585 15764.734 16825.590 15767.223 16823.481 15770.513 C 16821.372 15773.719 16820.317 15777.305 16820.317 15781.270 C 16820.317 15787.344 16822.595 15792.406 16827.151 15796.456 C 16831.791 15800.505 16838.540 15802.530 16847.398 15802.530 C 16856.172 15802.530 16863.976 15800.632 16870.809 15796.835 C 16877.643 15792.954 16882.663 15787.682 16885.868 15781.017 C 16888.315 15775.871 16889.538 15768.278 16889.538 15758.238 L 16889.538 15749.886 ZM 16997.609 15796.962 L 17000.900 15817.083 C 16994.488 15818.432 16988.751 15819.107 16983.689 15819.107 C 16975.421 15819.107 16969.010 15817.800 16964.454 15815.184 C 16959.898 15812.569 16956.693 15809.152 16954.837 15804.934 C 16952.980 15800.632 16952.052 15791.647 16952.052 15777.980 L 16952.052 15700.660 L 16935.348 15700.660 L 16935.348 15682.943 L 16952.052 15682.943 L 16952.052 15649.661 L 16974.704 15635.994 L 16974.704 15682.943 L 16997.609 15682.943 L 16997.609 15700.660 L 16974.704 15700.660 L 16974.704 15779.245 C 16974.704 15785.741 16975.084 15789.917 16975.843 15791.773 C 16976.687 15793.629 16977.995 15795.106 16979.766 15796.202 C 16981.622 15797.299 16984.238 15797.848 16987.612 15797.848 C 16990.143 15797.848 16993.475 15797.552 16997.609 15796.962 ZM 17007.860 15817.336 L 17007.860 15798.860 L 17093.405 15700.660 C 17083.703 15701.166 17075.140 15701.419 17067.716 15701.419 L 17012.922 15701.419 L 17012.922 15682.943 L 17122.764 15682.943 L 17122.764 15698.002 L 17050.000 15783.295 L 17035.953 15798.860 C 17046.161 15798.101 17055.737 15797.721 17064.679 15797.721 L 17126.814 15797.721 L 17126.814 15817.336 L 17007.860 15817.336 ZM 17223.369 15817.336 L 17223.369 15631.818 L 17292.970 15631.818 C 17307.143 15631.818 17318.490 15633.716 17327.011 15637.513 C 17335.616 15641.225 17342.323 15647.004 17347.132 15654.850 C 17352.025 15662.611 17354.472 15670.752 17354.472 15679.273 C 17354.472 15687.203 17352.320 15694.670 17348.018 15701.672 C 17343.715 15708.674 17337.219 15714.327 17328.529 15718.629 C 17339.750 15721.919 17348.355 15727.530 17354.345 15735.460 C 17360.419 15743.390 17363.456 15752.755 17363.456 15763.553 C 17363.456 15772.243 17361.600 15780.342 17357.888 15787.850 C 17354.261 15795.274 17349.747 15801.011 17344.348 15805.061 C 17338.948 15809.110 17332.157 15812.189 17323.974 15814.299 C 17315.875 15816.323 17305.920 15817.336 17294.109 15817.336 L 17223.369 15817.336 ZM 17247.919 15709.771 L 17288.034 15709.771 C 17298.917 15709.771 17306.721 15709.054 17311.446 15707.620 C 17317.689 15705.764 17322.371 15702.684 17325.492 15698.382 C 17328.698 15694.079 17330.301 15688.680 17330.301 15682.184 C 17330.301 15676.025 17328.825 15670.626 17325.872 15665.986 C 17322.919 15661.261 17318.701 15658.055 17313.217 15656.368 C 17307.734 15654.596 17298.327 15653.711 17284.997 15653.711 L 17247.919 15653.711 L 17247.919 15709.771 ZM 17247.919 15795.443 L 17294.109 15795.443 C 17302.039 15795.443 17307.607 15795.148 17310.813 15794.557 C 17316.465 15793.545 17321.190 15791.858 17324.986 15789.495 C 17328.783 15787.133 17331.904 15783.716 17334.351 15779.245 C 17336.797 15774.689 17338.020 15769.459 17338.020 15763.553 C 17338.020 15756.635 17336.249 15750.646 17332.706 15745.584 C 17329.162 15740.437 17324.227 15736.852 17317.900 15734.827 C 17311.657 15732.718 17302.630 15731.664 17290.818 15731.664 L 17247.919 15731.664 L 17247.919 15795.443 Z">
                          <!-- 364 nodes -->
                        </draw:path>
                      </draw:g>
                      <!-- id="g2495" -->
                    </draw:g>
                    <!-- id="g2497" -->
                  </draw:g>
                  <!-- id="g2499" -->
                  <draw:g id="g2511">
                    <draw:g id="g2507">
                      <draw:g id="g2505">
                        <draw:path id="path2503" draw:style-name="style0" draw:layer="layout" svg:x="7.953cm" svg:y="7.198cm" svg:width="0.532cm" svg:height="0.489cm" svg:viewBox="0.0 0.0 531.745 488.891" svg:d="M 15905.749 14395.341 L 15905.749 14639.766 L 16437.494 14639.766 L 16437.494 14884.232 L 15905.749 14395.341 ">
                          <!-- 5 nodes -->
                        </draw:path>
                      </draw:g>
                      <!-- id="g2505" -->
                    </draw:g>
                    <!-- id="g2507" -->
                    <draw:path id="path2509" draw:style-name="style2" draw:layer="layout" svg:x="7.946cm" svg:y="7.198cm" svg:width="0.546cm" svg:height="0.489cm" svg:viewBox="0.0 0.0 545.629 488.891" svg:d="M 15898.807 14395.341 L 15898.807 14639.766 L 16430.552 14639.766 L 16430.552 14884.232 L 15898.807 14395.341 ">
                      <!-- 5 nodes -->
                    </draw:path>
                  </draw:g>
                  <!-- id="g2511" -->
                  <draw:g id="g2521">
                    <draw:g id="g2517">
                      <draw:g id="g2515">
                        <draw:path id="path2513" draw:style-name="style0" draw:layer="layout" svg:x="8.485cm" svg:y="7.198cm" svg:width="0.801cm" svg:height="0.489cm" svg:viewBox="0.0 0.0 801.116 488.891" svg:d="M 17770.356 14395.341 L 17770.356 14639.766 L 16969.239 14639.766 L 16969.239 14884.232 L 17770.356 14395.341 ">
                          <!-- 5 nodes -->
                        </draw:path>
                      </draw:g>
                      <!-- id="g2515" -->
                    </draw:g>
                    <!-- id="g2517" -->
                    <draw:path id="path2519" draw:style-name="style2" draw:layer="layout" svg:x="8.478cm" svg:y="7.198cm" svg:width="0.815cm" svg:height="0.489cm" svg:viewBox="0.0 0.0 815.000 488.891" svg:d="M 17763.414 14395.341 L 17763.414 14639.766 L 16962.298 14639.766 L 16962.298 14884.232 L 17763.414 14395.341 ">
                      <!-- 5 nodes -->
                    </draw:path>
                  </draw:g>
                  <!-- id="g2521" -->
                  <draw:g id="g2537">
                    <draw:g id="g2527">
                      <draw:g id="g2525">
                        <draw:path id="path2523" draw:style-name="style0" draw:layer="layout" svg:x="3.561cm" svg:y="4.303cm" svg:width="6.183cm" svg:height="1.541cm" svg:viewBox="0.0 0.0 6182.559 1541.099" svg:d="M 7121.966 8605.263 L 13304.525 8605.263 L 13304.525 10146.363 L 7121.966 10146.363 L 7121.966 8605.263 Z">
                          <!-- 5 nodes -->
                        </draw:path>
                      </draw:g>
                      <!-- id="g2525" -->
                    </draw:g>
                    <!-- id="g2527" -->
                    <draw:g id="g2535">
                      <draw:g id="g2533">
                        <draw:g id="g2531">
                          <draw:frame id="image2529" draw:style-name="gr1" draw:text-style-name="P1" draw:layer="layout" svg:width="6.183cm" svg:height="1.541cm" draw:transform="matrix(206.085 0.000 0.000 51.370 118.699 143.421) translate(3.561cm, 4.303cm)">
                            <draw:image xlink:href="Pictures/image3.png" xlink:type="simple" xlink:show="embed" xlink:actuate="onLoad">
                              <text:p/>
                            </draw:image>
                          </draw:frame>
                        </draw:g>
                        <!-- id="g2531" -->
                      </draw:g>
                      <!-- id="g2533" -->
                    </draw:g>
                    <!-- id="g2535" -->
                  </draw:g>
                  <!-- id="g2537" -->
                  <draw:g id="g2557">
                    <draw:g id="g2555">
                      <draw:g id="g2553">
                        <draw:path id="path2551" draw:style-name="style0" draw:layer="layout" svg:x="5.168cm" svg:y="9.003cm" svg:width="3.051cm" svg:height="0.693cm" svg:viewBox="0.0 0.0 3051.413 692.668" svg:d="M 10335.978 18005.117 L 13387.391 18005.117 L 13387.391 18697.785 L 10335.978 18697.785 L 10335.978 18005.117 Z">
                          <!-- 5 nodes -->
                        </draw:path>
                      </draw:g>
                      <!-- id="g2553" -->
                    </draw:g>
                    <!-- id="g2555" -->
                  </draw:g>
                  <!-- id="g2557" -->
                  <draw:g id="g2567">
                    <draw:g id="g2565">
                      <draw:g id="g2563">
                        <draw:path id="text2561" draw:style-name="style5" draw:layer="layout" svg:x="5.834cm" svg:y="9.236cm" svg:width="2.092cm" svg:height="0.412cm" svg:viewBox="0.0 0.0 2092.358 411.530" svg:d="M 11790.735 18790.030 L 11667.515 18472.000 L 11713.071 18472.000 L 11795.724 18703.038 C 11802.377 18721.550 11807.945 18738.905 11812.429 18755.103 C 11817.346 18737.748 11823.059 18720.393 11829.567 18703.038 L 11915.474 18472.000 L 11958.427 18472.000 L 11833.905 18790.030 L 11790.735 18790.030 ZM 11952.136 18674.836 C 11952.136 18632.172 11963.995 18600.571 11987.714 18580.035 C 12007.527 18562.969 12031.680 18554.436 12060.171 18554.436 C 12091.844 18554.436 12117.731 18564.849 12137.834 18585.675 C 12157.937 18606.356 12167.988 18634.992 12167.988 18671.582 C 12167.988 18701.230 12163.505 18724.587 12154.538 18741.653 C 12145.716 18758.574 12132.772 18771.735 12115.707 18781.135 C 12098.786 18790.536 12080.274 18795.236 12060.171 18795.236 C 12027.919 18795.236 12001.815 18784.896 11981.856 18764.214 C 11962.043 18743.533 11952.136 18713.740 11952.136 18674.836 ZM 11992.269 18674.836 C 11992.269 18704.340 11998.705 18726.467 12011.577 18741.219 C 12024.448 18755.826 12040.646 18763.130 12060.171 18763.130 C 12079.550 18763.130 12095.676 18755.754 12108.548 18741.002 C 12121.419 18726.250 12127.855 18703.761 12127.855 18673.535 C 12127.855 18645.043 12121.347 18623.494 12108.331 18608.887 C 12095.459 18594.136 12079.406 18586.760 12060.171 18586.760 C 12040.646 18586.760 12024.448 18594.063 12011.577 18608.670 C 11998.705 18623.277 11992.269 18645.333 11992.269 18674.836 ZM 12213.328 18790.030 L 12213.328 18559.643 L 12248.472 18559.643 L 12248.472 18594.569 C 12257.439 18578.227 12265.682 18567.452 12273.203 18562.246 C 12280.868 18557.039 12289.256 18554.436 12298.368 18554.436 C 12311.528 18554.436 12324.906 18558.630 12338.501 18567.018 L 12325.051 18603.247 C 12315.506 18597.607 12305.960 18594.786 12296.415 18594.786 C 12287.882 18594.786 12280.217 18597.390 12273.420 18602.596 C 12266.622 18607.658 12261.778 18614.745 12258.885 18623.856 C 12254.546 18637.740 12252.377 18652.926 12252.377 18669.413 L 12252.377 18790.030 L 12213.328 18790.030 ZM 12446.969 18755.103 L 12452.610 18789.596 C 12441.618 18791.910 12431.784 18793.067 12423.106 18793.067 C 12408.933 18793.067 12397.942 18790.825 12390.132 18786.342 C 12382.322 18781.858 12376.827 18776.001 12373.645 18768.770 C 12370.463 18761.394 12368.872 18745.992 12368.872 18722.562 L 12368.872 18590.014 L 12340.236 18590.014 L 12340.236 18559.643 L 12368.872 18559.643 L 12368.872 18502.588 L 12407.704 18479.159 L 12407.704 18559.643 L 12446.969 18559.643 L 12446.969 18590.014 L 12407.704 18590.014 L 12407.704 18724.732 C 12407.704 18735.868 12408.355 18743.027 12409.656 18746.208 C 12411.103 18749.390 12413.344 18751.921 12416.381 18753.801 C 12419.563 18755.681 12424.046 18756.621 12429.831 18756.621 C 12434.170 18756.621 12439.883 18756.115 12446.969 18755.103 ZM 12484.717 18790.030 L 12484.717 18559.643 L 12519.860 18559.643 L 12519.860 18594.569 C 12528.827 18578.227 12537.071 18567.452 12544.591 18562.246 C 12552.256 18557.039 12560.645 18554.436 12569.756 18554.436 C 12582.917 18554.436 12596.295 18558.630 12609.889 18567.018 L 12596.439 18603.247 C 12586.894 18597.607 12577.349 18594.786 12567.803 18594.786 C 12559.271 18594.786 12551.605 18597.390 12544.808 18602.596 C 12538.011 18607.658 12533.166 18614.745 12530.273 18623.856 C 12525.935 18637.740 12523.765 18652.926 12523.765 18669.413 L 12523.765 18790.030 L 12484.717 18790.030 ZM 12783.439 18761.611 C 12768.976 18773.904 12755.020 18782.582 12741.570 18787.643 C 12728.265 18792.705 12713.947 18795.236 12698.616 18795.236 C 12673.307 18795.236 12653.855 18789.090 12640.260 18776.797 C 12626.666 18764.359 12619.868 18748.522 12619.868 18729.287 C 12619.868 18718.007 12622.399 18707.738 12627.461 18698.482 C 12632.668 18689.082 12639.393 18681.561 12647.636 18675.921 C 12656.025 18670.280 12665.425 18666.014 12675.838 18663.122 C 12683.503 18661.097 12695.073 18659.144 12710.548 18657.264 C 12742.076 18653.504 12765.288 18649.021 12780.185 18643.814 C 12780.329 18638.463 12780.402 18635.064 12780.402 18633.618 C 12780.402 18617.709 12776.714 18606.501 12769.338 18599.993 C 12759.359 18591.171 12744.535 18586.760 12724.866 18586.760 C 12706.499 18586.760 12692.904 18590.014 12684.082 18596.522 C 12675.404 18602.885 12668.968 18614.238 12664.774 18630.581 L 12626.593 18625.375 C 12630.064 18609.032 12635.777 18595.871 12643.731 18585.892 C 12651.686 18575.768 12663.183 18568.031 12678.224 18562.680 C 12693.265 18557.184 12710.693 18554.436 12730.506 18554.436 C 12750.175 18554.436 12766.156 18556.750 12778.449 18561.378 C 12790.742 18566.006 12799.781 18571.863 12805.566 18578.950 C 12811.351 18585.892 12815.401 18594.714 12817.715 18605.416 C 12819.017 18612.069 12819.667 18624.073 12819.667 18641.428 L 12819.667 18693.493 C 12819.667 18729.794 12820.463 18752.789 12822.054 18762.479 C 12823.789 18772.024 12827.116 18781.208 12832.033 18790.030 L 12791.249 18790.030 C 12787.199 18781.931 12784.596 18772.458 12783.439 18761.611 ZM 12780.185 18674.402 C 12766.012 18680.187 12744.752 18685.105 12716.405 18689.154 C 12700.352 18691.468 12688.999 18694.071 12682.346 18696.964 C 12675.693 18699.856 12670.559 18704.123 12666.944 18709.763 C 12663.328 18715.259 12661.520 18721.405 12661.520 18728.203 C 12661.520 18738.616 12665.425 18747.293 12673.235 18754.235 C 12681.189 18761.177 12692.759 18764.648 12707.945 18764.648 C 12722.986 18764.648 12736.364 18761.394 12748.078 18754.886 C 12759.793 18748.233 12768.398 18739.194 12773.894 18727.769 C 12778.088 18718.947 12780.185 18705.930 12780.185 18688.720 L 12780.185 18674.402 ZM 12880.410 18516.906 L 12880.410 18472.000 L 12919.458 18472.000 L 12919.458 18516.906 L 12880.410 18516.906 ZM 12880.410 18790.030 L 12880.410 18559.643 L 12919.458 18559.643 L 12919.458 18790.030 L 12880.410 18790.030 ZM 12978.899 18790.030 L 12978.899 18559.643 L 13014.043 18559.643 L 13014.043 18592.400 C 13030.964 18567.091 13055.406 18554.436 13087.368 18554.436 C 13101.252 18554.436 13113.979 18556.967 13125.549 18562.029 C 13137.263 18566.946 13146.013 18573.454 13151.798 18581.553 C 13157.583 18589.652 13161.632 18599.270 13163.946 18610.406 C 13165.393 18617.637 13166.116 18630.292 13166.116 18648.370 L 13166.116 18790.030 L 13127.067 18790.030 L 13127.067 18649.888 C 13127.067 18633.980 13125.549 18622.120 13122.511 18614.311 C 13119.474 18606.356 13114.051 18600.065 13106.241 18595.437 C 13098.576 18590.665 13089.537 18588.278 13079.124 18588.278 C 13062.492 18588.278 13048.102 18593.557 13035.954 18604.115 C 13023.950 18614.672 13017.948 18634.703 13017.948 18664.206 L 13017.948 18790.030 L 12978.899 18790.030 ZM 13226.207 18516.906 L 13226.207 18472.000 L 13265.256 18472.000 L 13265.256 18516.906 L 13226.207 18516.906 ZM 13226.207 18790.030 L 13226.207 18559.643 L 13265.256 18559.643 L 13265.256 18790.030 L 13226.207 18790.030 ZM 13324.697 18790.030 L 13324.697 18559.643 L 13359.841 18559.643 L 13359.841 18592.400 C 13376.762 18567.091 13401.203 18554.436 13433.165 18554.436 C 13447.049 18554.436 13459.776 18556.967 13471.346 18562.029 C 13483.061 18566.946 13491.811 18573.454 13497.596 18581.553 C 13503.381 18589.652 13507.430 18599.270 13509.744 18610.406 C 13511.190 18617.637 13511.914 18630.292 13511.914 18648.370 L 13511.914 18790.030 L 13472.865 18790.030 L 13472.865 18649.888 C 13472.865 18633.980 13471.346 18622.120 13468.309 18614.311 C 13465.272 18606.356 13459.849 18600.065 13452.039 18595.437 C 13444.374 18590.665 13435.335 18588.278 13424.922 18588.278 C 13408.290 18588.278 13393.900 18593.557 13381.751 18604.115 C 13369.747 18614.672 13363.746 18634.703 13363.746 18664.206 L 13363.746 18790.030 L 13324.697 18790.030 ZM 13564.629 18809.120 L 13602.593 18814.761 C 13604.184 18826.475 13608.595 18835.008 13615.826 18840.359 C 13625.516 18847.590 13638.749 18851.206 13655.526 18851.206 C 13673.604 18851.206 13687.560 18847.590 13697.395 18840.359 C 13707.229 18833.128 13713.882 18823.004 13717.353 18809.988 C 13719.378 18802.034 13720.318 18785.329 13720.173 18759.875 C 13703.107 18779.978 13681.848 18790.030 13656.394 18790.030 C 13624.721 18790.030 13600.207 18778.604 13582.852 18755.754 C 13565.497 18732.903 13556.819 18705.497 13556.819 18673.535 C 13556.819 18651.552 13560.797 18631.304 13568.751 18612.792 C 13576.705 18594.136 13588.203 18579.745 13603.244 18569.622 C 13618.430 18559.498 13636.218 18554.436 13656.611 18554.436 C 13683.800 18554.436 13706.217 18565.428 13723.861 18587.411 L 13723.861 18559.643 L 13759.873 18559.643 L 13759.873 18758.791 C 13759.873 18794.658 13756.185 18820.039 13748.809 18834.936 C 13741.578 18849.977 13730.008 18861.836 13714.099 18870.513 C 13698.335 18879.191 13678.883 18883.530 13655.743 18883.530 C 13628.264 18883.530 13606.064 18877.311 13589.143 18864.873 C 13572.222 18852.580 13564.051 18833.996 13564.629 18809.120 ZM 13596.953 18670.714 C 13596.953 18700.941 13602.955 18722.996 13614.959 18736.880 C 13626.962 18750.764 13642.003 18757.706 13660.082 18757.706 C 13678.015 18757.706 13693.056 18750.836 13705.204 18737.097 C 13717.353 18723.213 13723.427 18701.519 13723.427 18672.016 C 13723.427 18643.814 13717.136 18622.554 13704.554 18608.236 C 13692.116 18593.919 13677.075 18586.760 13659.431 18586.760 C 13642.076 18586.760 13627.324 18593.846 13615.176 18608.020 C 13603.027 18622.048 13596.953 18642.946 13596.953 18670.714 Z">
                          <!-- 206 nodes -->
                        </draw:path>
                      </draw:g>
                      <!-- id="g2563" -->
                    </draw:g>
                    <!-- id="g2565" -->
                  </draw:g>
                  <!-- id="g2567" -->
                  <draw:g id="g2597">
                    <draw:g id="g2593">
                      <draw:path id="path2591" draw:style-name="style10" draw:layer="layout" svg:x="3.630cm" svg:y="3.366cm" svg:width="0.418cm" svg:height="0.291cm" svg:viewBox="0.0 0.0 417.612 290.798" svg:d="M 7259.276 6877.979 L 7468.082 6732.580 L 7676.888 6877.979 L 7572.485 6877.979 L 7572.485 7023.378 L 7363.679 7023.378 L 7363.679 6877.979 L 7259.276 6877.979 Z">
                        <!-- 8 nodes -->
                      </draw:path>
                    </draw:g>
                    <!-- id="g2593" -->
                    <draw:path id="path2595" draw:style-name="style2" draw:layer="layout" svg:x="3.623cm" svg:y="3.359cm" svg:width="0.431cm" svg:height="0.305cm" svg:viewBox="0.0 0.0 431.493 304.682" svg:d="M 7252.335 6871.037 L 7461.141 6725.638 L 7669.948 6871.037 L 7565.544 6871.037 L 7565.544 7016.436 L 7356.738 7016.436 L 7356.738 6871.037 L 7252.335 6871.037 Z">
                      <!-- 8 nodes -->
                    </draw:path>
                  </draw:g>
                  <!-- id="g2597" -->
                  <draw:g id="g2605">
                    <draw:g id="g2603">
                      <draw:g id="g2601">
                        <draw:path id="path2599" draw:style-name="style0" draw:layer="layout" svg:x="3.428cm" svg:y="2.837cm" svg:width="0.889cm" svg:height="0.433cm" svg:viewBox="0.0 0.0 889.449 432.918" svg:d="M 6856.167 5673.140 L 7745.616 5673.140 L 7745.616 6106.058 L 6856.167 6106.058 L 6856.167 5673.140 Z">
                          <!-- 5 nodes -->
                        </draw:path>
                      </draw:g>
                      <!-- id="g2601" -->
                    </draw:g>
                    <!-- id="g2603" -->
                  </draw:g>
                  <!-- id="g2605" -->
                  <draw:g id="g2615">
                    <draw:g id="g2613">
                      <draw:g id="g2611">
                        <draw:path id="text2609" draw:style-name="style5" draw:layer="layout" svg:x="3.573cm" svg:y="3.022cm" svg:width="0.502cm" svg:height="0.192cm" svg:viewBox="0.0 0.0 501.583 191.845" svg:d="M 7145.561 6231.972 L 7145.561 6046.454 L 7170.744 6046.454 L 7268.185 6192.110 L 7268.185 6046.454 L 7291.722 6046.454 L 7291.722 6231.972 L 7266.540 6231.972 L 7169.099 6086.190 L 7169.099 6231.972 L 7145.561 6231.972 ZM 7324.581 6172.368 L 7347.739 6170.343 C 7348.836 6179.624 7351.367 6187.259 7355.332 6193.248 C 7359.381 6199.154 7365.624 6203.963 7374.061 6207.675 C 7382.497 6211.302 7391.988 6213.116 7402.534 6213.116 C 7411.898 6213.116 7420.166 6211.724 7427.337 6208.940 C 7434.508 6206.156 7439.823 6202.360 7443.282 6197.551 C 7446.825 6192.658 7448.597 6187.343 7448.597 6181.606 C 7448.597 6175.785 7446.909 6170.723 7443.535 6166.421 C 7440.160 6162.034 7434.592 6158.364 7426.831 6155.411 C 7421.853 6153.471 7410.844 6150.476 7393.802 6146.426 C 7376.760 6142.292 7364.823 6138.412 7357.989 6134.784 C 7349.131 6130.144 7342.508 6124.407 7338.121 6117.573 C 7333.819 6110.656 7331.667 6102.936 7331.667 6094.415 C 7331.667 6085.051 7334.325 6076.319 7339.640 6068.220 C 7344.955 6060.037 7352.716 6053.836 7362.924 6049.618 C 7373.133 6045.400 7384.480 6043.290 7396.966 6043.290 C 7410.717 6043.290 7422.823 6045.526 7433.285 6049.997 C 7443.830 6054.384 7451.929 6060.880 7457.582 6069.486 C 7463.234 6078.091 7466.271 6087.835 7466.693 6098.718 L 7443.155 6100.490 C 7441.890 6088.763 7437.587 6079.905 7430.247 6073.915 C 7422.992 6067.925 7412.236 6064.930 7397.978 6064.930 C 7383.130 6064.930 7372.289 6067.672 7365.455 6073.156 C 7358.706 6078.555 7355.332 6085.093 7355.332 6092.770 C 7355.332 6099.435 7357.736 6104.919 7362.545 6109.221 C 7367.269 6113.524 7379.586 6117.953 7399.497 6122.509 C 7419.491 6126.980 7433.200 6130.903 7440.624 6134.278 C 7451.423 6139.255 7459.395 6145.582 7464.542 6153.260 C 7469.688 6160.852 7472.261 6169.626 7472.261 6179.581 C 7472.261 6189.452 7469.435 6198.774 7463.782 6207.548 C 7458.130 6216.238 7449.989 6223.029 7439.359 6227.922 C 7428.813 6232.731 7416.918 6235.135 7403.673 6235.135 C 7386.884 6235.135 7372.795 6232.689 7361.406 6227.796 C 7350.101 6222.903 7341.201 6215.563 7334.705 6205.777 C 7328.293 6195.906 7324.918 6184.770 7324.581 6172.368 ZM 7505.538 6231.972 L 7505.538 6046.454 L 7575.519 6046.454 C 7587.836 6046.454 7597.243 6047.045 7603.739 6048.226 C 7612.850 6049.744 7620.485 6052.655 7626.644 6056.958 C 7632.802 6061.176 7637.738 6067.123 7641.450 6074.801 C 7645.246 6082.478 7647.144 6090.914 7647.144 6100.110 C 7647.144 6115.886 7642.125 6129.258 7632.085 6140.225 C 7622.046 6151.108 7603.907 6156.550 7577.670 6156.550 L 7530.088 6156.550 L 7530.088 6231.972 L 7505.538 6231.972 ZM 7530.088 6134.657 L 7578.050 6134.657 C 7593.910 6134.657 7605.173 6131.705 7611.838 6125.799 C 7618.503 6119.893 7621.835 6111.584 7621.835 6100.869 C 7621.835 6093.108 7619.852 6086.485 7615.887 6081.001 C 7612.006 6075.433 7606.860 6071.764 7600.449 6069.992 C 7596.315 6068.895 7588.680 6068.347 7577.544 6068.347 L 7530.088 6068.347 L 7530.088 6134.657 Z">
                          <!-- 68 nodes -->
                        </draw:path>
                      </draw:g>
                      <!-- id="g2611" -->
                    </draw:g>
                    <!-- id="g2613" -->
                  </draw:g>
                  <!-- id="g2615" -->
                  <draw:g id="g2625">
                    <draw:g id="g2621">
                      <draw:path id="path2619" draw:style-name="style10" draw:layer="layout" svg:x="5.185cm" svg:y="3.366cm" svg:width="0.418cm" svg:height="0.291cm" svg:viewBox="0.0 0.0 417.612 290.798" svg:d="M 10369.285 6877.979 L 10578.092 6732.580 L 10786.898 6877.979 L 10682.495 6877.979 L 10682.495 7023.378 L 10473.688 7023.378 L 10473.688 6877.979 L 10369.285 6877.979 Z">
                        <!-- 8 nodes -->
                      </draw:path>
                    </draw:g>
                    <!-- id="g2621" -->
                    <draw:path id="path2623" draw:style-name="style2" draw:layer="layout" svg:x="5.178cm" svg:y="3.359cm" svg:width="0.431cm" svg:height="0.305cm" svg:viewBox="0.0 0.0 431.493 304.682" svg:d="M 10362.345 6871.037 L 10571.151 6725.638 L 10779.957 6871.037 L 10675.554 6871.037 L 10675.554 7016.436 L 10466.748 7016.436 L 10466.748 6871.037 L 10362.345 6871.037 Z">
                      <!-- 8 nodes -->
                    </draw:path>
                  </draw:g>
                  <!-- id="g2625" -->
                  <draw:g id="g2633">
                    <draw:g id="g2631">
                      <draw:g id="g2629">
                        <draw:path id="path2627" draw:style-name="style0" draw:layer="layout" svg:x="4.761cm" svg:y="2.837cm" svg:width="1.413cm" svg:height="0.433cm" svg:viewBox="0.0 0.0 1412.885 432.918" svg:d="M 9521.889 5673.140 L 10934.775 5673.140 L 10934.775 6106.058 L 9521.889 6106.058 L 9521.889 5673.140 Z">
                          <!-- 5 nodes -->
                        </draw:path>
                      </draw:g>
                      <!-- id="g2629" -->
                    </draw:g>
                    <!-- id="g2631" -->
                  </draw:g>
                  <!-- id="g2633" -->
                  <draw:g id="g2643">
                    <draw:g id="g2641">
                      <draw:g id="g2639">
                        <draw:path id="text2637" draw:style-name="style5" draw:layer="layout" svg:x="5.128cm" svg:y="3.022cm" svg:width="0.537cm" svg:height="0.186cm" svg:viewBox="0.0 0.0 537.065 185.518" svg:d="M 10256.988 6228.838 L 10256.988 6043.320 L 10293.940 6043.320 L 10337.852 6174.676 C 10341.901 6186.908 10344.854 6196.062 10346.710 6202.136 C 10348.819 6195.387 10352.109 6185.474 10356.581 6172.398 L 10400.999 6043.320 L 10434.027 6043.320 L 10434.027 6228.838 L 10410.363 6228.838 L 10410.363 6073.565 L 10356.454 6228.838 L 10334.309 6228.838 L 10280.653 6070.907 L 10280.653 6228.838 L 10256.988 6228.838 ZM 10472.624 6228.838 L 10472.624 6043.320 L 10497.174 6043.320 L 10497.174 6206.945 L 10588.541 6206.945 L 10588.541 6228.838 L 10472.624 6228.838 ZM 10617.014 6228.838 L 10617.014 6043.320 L 10653.966 6043.320 L 10697.878 6174.676 C 10701.927 6186.908 10704.880 6196.062 10706.736 6202.136 C 10708.845 6195.387 10712.135 6185.474 10716.607 6172.398 L 10761.024 6043.320 L 10794.053 6043.320 L 10794.053 6228.838 L 10770.389 6228.838 L 10770.389 6073.565 L 10716.480 6228.838 L 10694.334 6228.838 L 10640.678 6070.907 L 10640.678 6228.838 L 10617.014 6228.838 Z">
                          <!-- 39 nodes -->
                        </draw:path>
                      </draw:g>
                      <!-- id="g2639" -->
                    </draw:g>
                    <!-- id="g2641" -->
                  </draw:g>
                  <!-- id="g2643" -->
                  <draw:g id="g2653">
                    <draw:g id="g2651">
                      <draw:g id="g2649">
                        <draw:path id="path2647" draw:style-name="style0" draw:layer="layout" svg:x="7.760cm" svg:y="2.837cm" svg:width="1.413cm" svg:height="0.433cm" svg:viewBox="0.0 0.0 1412.885 432.918" svg:d="M 15519.765 5673.140 L 16932.651 5673.140 L 16932.651 6106.058 L 15519.765 6106.058 L 15519.765 5673.140 Z">
                          <!-- 5 nodes -->
                        </draw:path>
                      </draw:g>
                      <!-- id="g2649" -->
                    </draw:g>
                    <!-- id="g2651" -->
                  </draw:g>
                  <!-- id="g2653" -->
                  <draw:g id="g2673">
                    <draw:g id="g2669">
                      <draw:path id="path2667" draw:style-name="style10" draw:layer="layout" svg:x="8.184cm" svg:y="3.367cm" svg:width="0.418cm" svg:height="0.291cm" svg:viewBox="0.0 0.0 417.612 290.798" svg:d="M 16367.161 6878.548 L 16575.967 6733.149 L 16784.774 6878.548 L 16680.371 6878.548 L 16680.371 7023.947 L 16471.564 7023.947 L 16471.564 6878.548 L 16367.161 6878.548 Z">
                        <!-- 8 nodes -->
                      </draw:path>
                    </draw:g>
                    <!-- id="g2669" -->
                    <draw:path id="path2671" draw:style-name="style2" draw:layer="layout" svg:x="8.177cm" svg:y="3.360cm" svg:width="0.431cm" svg:height="0.305cm" svg:viewBox="0.0 0.0 431.493 304.682" svg:d="M 16360.221 6871.606 L 16569.027 6726.207 L 16777.833 6871.606 L 16673.430 6871.606 L 16673.430 7017.005 L 16464.624 7017.005 L 16464.624 6871.606 L 16360.221 6871.606 Z">
                      <!-- 8 nodes -->
                    </draw:path>
                  </draw:g>
                  <!-- id="g2673" -->
                  <draw:g id="g2681">
                    <draw:g id="g2679">
                      <draw:g id="g2677">
                        <draw:path id="path2675" draw:style-name="style0" draw:layer="layout" svg:x="4.318cm" svg:y="8.354cm" svg:width="4.855cm" svg:height="0.433cm" svg:viewBox="0.0 0.0 4855.236 432.918" svg:d="M 8635.064 16707.889 L 13490.300 16707.889 L 13490.300 17140.806 L 8635.064 17140.806 L 8635.064 16707.889 Z">
                          <!-- 5 nodes -->
                        </draw:path>
                      </draw:g>
                      <!-- id="g2677" -->
                    </draw:g>
                    <!-- id="g2679" -->
                  </draw:g>
                  <!-- id="g2681" -->
                  <draw:g id="g2691">
                    <draw:g id="g2689">
                      <draw:g id="g2687">
                        <draw:path id="text2685" draw:style-name="style5" draw:layer="layout" svg:x="5.408cm" svg:y="8.562cm" svg:width="3.010cm" svg:height="0.243cm" svg:viewBox="0.0 0.0 3010.170 243.223" svg:d="M 10903.996 17312.537 L 10903.996 17292.796 C 10893.535 17307.982 10879.319 17315.575 10861.350 17315.575 C 10853.419 17315.575 10845.995 17314.056 10839.077 17311.019 C 10832.244 17307.982 10827.140 17304.185 10823.765 17299.630 C 10820.475 17294.990 10818.155 17289.337 10816.805 17282.672 C 10815.877 17278.201 10815.413 17271.114 10815.413 17261.413 L 10815.413 17178.145 L 10838.192 17178.145 L 10838.192 17252.681 C 10838.192 17264.576 10838.656 17272.591 10839.584 17276.725 C 10841.018 17282.715 10844.055 17287.439 10848.695 17290.898 C 10853.335 17294.273 10859.072 17295.960 10865.905 17295.960 C 10872.739 17295.960 10879.151 17294.230 10885.141 17290.771 C 10891.130 17287.228 10895.349 17282.461 10897.795 17276.472 C 10900.326 17270.397 10901.592 17261.623 10901.592 17250.150 L 10901.592 17178.145 L 10924.370 17178.145 L 10924.370 17312.537 L 10903.996 17312.537 ZM 10960.056 17312.537 L 10960.056 17178.145 L 10980.557 17178.145 L 10980.557 17197.253 C 10990.427 17182.489 11004.685 17175.108 11023.330 17175.108 C 11031.429 17175.108 11038.853 17176.584 11045.602 17179.537 C 11052.435 17182.405 11057.539 17186.202 11060.914 17190.926 C 11064.289 17195.650 11066.651 17201.261 11068.001 17207.757 C 11068.844 17211.975 11069.266 17219.357 11069.266 17229.902 L 11069.266 17312.537 L 11046.488 17312.537 L 11046.488 17230.788 C 11046.488 17221.508 11045.602 17214.590 11043.830 17210.035 C 11042.059 17205.394 11038.895 17201.725 11034.339 17199.025 C 11029.868 17196.241 11024.595 17194.849 11018.521 17194.849 C 11008.819 17194.849 11000.425 17197.928 10993.338 17204.087 C 10986.336 17210.245 10982.835 17221.930 10982.835 17239.140 L 10982.835 17312.537 L 10960.056 17312.537 ZM 11100.017 17323.674 L 11122.163 17326.964 C 11123.091 17333.797 11125.664 17338.775 11129.882 17341.896 C 11135.535 17346.115 11143.254 17348.224 11153.040 17348.224 C 11163.586 17348.224 11171.727 17346.115 11177.464 17341.896 C 11183.201 17337.678 11187.081 17331.773 11189.106 17324.180 C 11190.287 17319.540 11190.836 17309.796 11190.751 17294.947 C 11180.796 17306.674 11168.395 17312.537 11153.546 17312.537 C 11135.071 17312.537 11120.771 17305.873 11110.647 17292.543 C 11100.523 17279.213 11095.461 17263.226 11095.461 17244.582 C 11095.461 17231.758 11097.781 17219.947 11102.421 17209.149 C 11107.061 17198.266 11113.768 17189.871 11122.542 17183.966 C 11131.401 17178.060 11141.778 17175.108 11153.673 17175.108 C 11169.533 17175.108 11182.610 17181.519 11192.902 17194.343 L 11192.902 17178.145 L 11213.909 17178.145 L 11213.909 17294.315 C 11213.909 17315.237 11211.758 17330.043 11207.455 17338.733 C 11203.237 17347.507 11196.488 17354.424 11187.208 17359.486 C 11178.012 17364.548 11166.665 17367.079 11153.167 17367.079 C 11137.137 17367.079 11124.187 17363.451 11114.317 17356.196 C 11104.446 17349.025 11099.680 17338.184 11100.017 17323.674 ZM 11118.873 17242.937 C 11118.873 17260.569 11122.374 17273.434 11129.376 17281.533 C 11136.378 17289.632 11145.152 17293.682 11155.698 17293.682 C 11166.159 17293.682 11174.933 17289.675 11182.019 17281.660 C 11189.106 17273.561 11192.649 17260.906 11192.649 17243.696 C 11192.649 17227.245 11188.979 17214.843 11181.640 17206.491 C 11174.384 17198.139 11165.610 17193.963 11155.318 17193.963 C 11145.194 17193.963 11136.589 17198.097 11129.502 17206.365 C 11122.416 17214.548 11118.873 17226.739 11118.873 17242.937 ZM 11340.330 17269.258 L 11363.867 17272.169 C 11360.155 17285.920 11353.279 17296.593 11343.240 17304.185 C 11333.201 17311.778 11320.377 17315.575 11304.770 17315.575 C 11285.113 17315.575 11269.505 17309.543 11257.948 17297.478 C 11246.474 17285.330 11240.737 17268.330 11240.737 17246.480 C 11240.737 17223.870 11246.558 17206.322 11258.201 17193.837 C 11269.843 17181.351 11284.944 17175.108 11303.504 17175.108 C 11321.474 17175.108 11336.153 17181.224 11347.543 17193.457 C 11358.932 17205.690 11364.627 17222.900 11364.627 17245.088 C 11364.627 17246.438 11364.584 17248.463 11364.500 17251.162 L 11264.275 17251.162 C 11265.118 17265.926 11269.295 17277.231 11276.803 17285.077 C 11284.311 17292.923 11293.676 17296.846 11304.896 17296.846 C 11313.248 17296.846 11320.377 17294.652 11326.283 17290.265 C 11332.188 17285.878 11336.871 17278.876 11340.330 17269.258 ZM 11265.540 17232.433 L 11340.583 17232.433 C 11339.570 17221.128 11336.702 17212.650 11331.977 17206.997 C 11324.722 17198.223 11315.315 17193.837 11303.757 17193.837 C 11293.296 17193.837 11284.480 17197.338 11277.309 17204.340 C 11270.223 17211.342 11266.300 17220.707 11265.540 17232.433 ZM 11391.961 17312.537 L 11391.961 17127.020 L 11414.739 17127.020 L 11414.739 17312.537 L 11391.961 17312.537 ZM 11537.743 17295.960 C 11529.306 17303.131 11521.165 17308.193 11513.319 17311.145 C 11505.558 17314.098 11497.205 17315.575 11488.263 17315.575 C 11473.499 17315.575 11462.152 17311.989 11454.222 17304.818 C 11446.291 17297.563 11442.326 17288.325 11442.326 17277.104 C 11442.326 17270.524 11443.803 17264.534 11446.755 17259.135 C 11449.793 17253.651 11453.715 17249.264 11458.524 17245.974 C 11463.417 17242.684 11468.901 17240.195 11474.975 17238.508 C 11479.447 17237.326 11486.196 17236.188 11495.223 17235.091 C 11513.614 17232.897 11527.155 17230.282 11535.844 17227.245 C 11535.929 17224.123 11535.971 17222.141 11535.971 17221.297 C 11535.971 17212.017 11533.820 17205.479 11529.517 17201.682 C 11523.696 17196.536 11515.049 17193.963 11503.575 17193.963 C 11492.861 17193.963 11484.930 17195.861 11479.784 17199.658 C 11474.722 17203.370 11470.968 17209.992 11468.521 17219.526 L 11446.249 17216.488 C 11448.274 17206.955 11451.606 17199.278 11456.246 17193.457 C 11460.886 17187.551 11467.593 17183.038 11476.367 17179.916 C 11485.141 17176.711 11495.307 17175.108 11506.865 17175.108 C 11518.339 17175.108 11527.661 17176.457 11534.832 17179.157 C 11542.003 17181.857 11547.276 17185.274 11550.650 17189.407 C 11554.025 17193.457 11556.387 17198.603 11557.737 17204.846 C 11558.496 17208.727 11558.876 17215.729 11558.876 17225.853 L 11558.876 17256.224 C 11558.876 17277.400 11559.340 17290.814 11560.268 17296.466 C 11561.280 17302.034 11563.221 17307.391 11566.089 17312.537 L 11542.298 17312.537 C 11539.936 17307.813 11538.418 17302.287 11537.743 17295.960 ZM 11535.844 17245.088 C 11527.577 17248.463 11515.175 17251.331 11498.640 17253.693 C 11489.275 17255.043 11482.653 17256.562 11478.772 17258.249 C 11474.891 17259.936 11471.896 17262.425 11469.787 17265.715 C 11467.678 17268.921 11466.623 17272.506 11466.623 17276.472 C 11466.623 17282.546 11468.901 17287.608 11473.457 17291.657 C 11478.097 17295.707 11484.846 17297.731 11493.704 17297.731 C 11502.478 17297.731 11510.282 17295.833 11517.115 17292.037 C 11523.949 17288.156 11528.969 17282.883 11532.175 17276.219 C 11534.621 17271.072 11535.844 17263.479 11535.844 17253.440 L 11535.844 17245.088 ZM 11615.189 17312.537 L 11594.056 17312.537 L 11594.056 17127.020 L 11616.834 17127.020 L 11616.834 17193.204 C 11626.452 17181.140 11638.727 17175.108 11653.659 17175.108 C 11661.927 17175.108 11669.731 17176.795 11677.071 17180.169 C 11684.495 17183.460 11690.569 17188.142 11695.293 17194.216 C 11700.102 17200.206 11703.856 17207.461 11706.556 17215.982 C 11709.256 17224.503 11710.606 17233.614 11710.606 17243.316 C 11710.606 17266.348 11704.911 17284.149 11693.522 17296.719 C 11682.133 17309.289 11668.465 17315.575 11652.521 17315.575 C 11636.660 17315.575 11624.216 17308.952 11615.189 17295.707 L 11615.189 17312.537 ZM 11614.936 17244.329 C 11614.936 17260.442 11617.130 17272.085 11621.517 17279.256 C 11628.688 17290.982 11638.390 17296.846 11650.622 17296.846 C 11660.577 17296.846 11669.183 17292.543 11676.438 17283.938 C 11683.693 17275.248 11687.321 17262.341 11687.321 17245.215 C 11687.321 17227.667 11683.820 17214.717 11676.818 17206.365 C 11669.900 17198.013 11661.505 17193.837 11651.635 17193.837 C 11641.680 17193.837 11633.075 17198.181 11625.819 17206.871 C 11618.564 17215.476 11614.936 17227.962 11614.936 17244.329 ZM 11830.319 17269.258 L 11853.857 17272.169 C 11850.145 17285.920 11843.269 17296.593 11833.229 17304.185 C 11823.190 17311.778 11810.367 17315.575 11794.759 17315.575 C 11775.102 17315.575 11759.495 17309.543 11747.937 17297.478 C 11736.463 17285.330 11730.727 17268.330 11730.727 17246.480 C 11730.727 17223.870 11736.548 17206.322 11748.190 17193.837 C 11759.832 17181.351 11774.934 17175.108 11793.494 17175.108 C 11811.463 17175.108 11826.143 17181.224 11837.532 17193.457 C 11848.921 17205.690 11854.616 17222.900 11854.616 17245.088 C 11854.616 17246.438 11854.574 17248.463 11854.489 17251.162 L 11754.264 17251.162 C 11755.108 17265.926 11759.284 17277.231 11766.792 17285.077 C 11774.301 17292.923 11783.665 17296.846 11794.886 17296.846 C 11803.238 17296.846 11810.367 17294.652 11816.272 17290.265 C 11822.178 17285.878 11826.860 17278.876 11830.319 17269.258 ZM 11755.530 17232.433 L 11830.572 17232.433 C 11829.560 17221.128 11826.691 17212.650 11821.967 17206.997 C 11814.711 17198.223 11805.305 17193.837 11793.747 17193.837 C 11783.286 17193.837 11774.470 17197.338 11767.299 17204.340 C 11760.212 17211.342 11756.289 17220.707 11755.530 17232.433 ZM 11881.950 17312.537 L 11881.950 17127.020 L 11904.728 17127.020 L 11904.728 17312.537 L 11881.950 17312.537 ZM 11989.768 17292.163 L 11993.058 17312.284 C 11986.646 17313.634 11980.910 17314.309 11975.848 17314.309 C 11967.580 17314.309 11961.168 17313.001 11956.613 17310.386 C 11952.057 17307.771 11948.851 17304.354 11946.995 17300.136 C 11945.139 17295.833 11944.211 17286.848 11944.211 17273.181 L 11944.211 17195.861 L 11927.507 17195.861 L 11927.507 17178.145 L 11944.211 17178.145 L 11944.211 17144.863 L 11966.863 17131.196 L 11966.863 17178.145 L 11989.768 17178.145 L 11989.768 17195.861 L 11966.863 17195.861 L 11966.863 17274.447 C 11966.863 17280.943 11967.243 17285.119 11968.002 17286.975 C 11968.846 17288.831 11970.153 17290.307 11971.925 17291.404 C 11973.781 17292.501 11976.396 17293.049 11979.771 17293.049 C 11982.302 17293.049 11985.634 17292.754 11989.768 17292.163 ZM 12104.040 17269.258 L 12127.577 17272.169 C 12123.865 17285.920 12116.990 17296.593 12106.950 17304.185 C 12096.911 17311.778 12084.087 17315.575 12068.480 17315.575 C 12048.823 17315.575 12033.216 17309.543 12021.658 17297.478 C 12010.184 17285.330 12004.447 17268.330 12004.447 17246.480 C 12004.447 17223.870 12010.268 17206.322 12021.911 17193.837 C 12033.553 17181.351 12048.654 17175.108 12067.215 17175.108 C 12085.184 17175.108 12099.864 17181.224 12111.253 17193.457 C 12122.642 17205.690 12128.337 17222.900 12128.337 17245.088 C 12128.337 17246.438 12128.294 17248.463 12128.210 17251.162 L 12027.985 17251.162 C 12028.829 17265.926 12033.005 17277.231 12040.513 17285.077 C 12048.022 17292.923 12057.386 17296.846 12068.607 17296.846 C 12076.959 17296.846 12084.087 17294.652 12089.993 17290.265 C 12095.898 17285.878 12100.581 17278.876 12104.040 17269.258 ZM 12029.250 17232.433 L 12104.293 17232.433 C 12103.280 17221.128 12100.412 17212.650 12095.688 17206.997 C 12088.432 17198.223 12079.026 17193.837 12067.468 17193.837 C 12057.006 17193.837 12048.190 17197.338 12041.019 17204.340 C 12033.933 17211.342 12030.010 17220.707 12029.250 17232.433 ZM 12222.741 17252.934 L 12245.899 17250.909 C 12246.995 17260.189 12249.526 17267.824 12253.492 17273.814 C 12257.541 17279.720 12263.784 17284.528 12272.220 17288.240 C 12280.657 17291.868 12290.148 17293.682 12300.694 17293.682 C 12310.058 17293.682 12318.326 17292.290 12325.497 17289.506 C 12332.668 17286.722 12337.983 17282.925 12341.442 17278.117 C 12344.985 17273.224 12346.757 17267.909 12346.757 17262.172 C 12346.757 17256.351 12345.069 17251.289 12341.695 17246.986 C 12338.320 17242.599 12332.752 17238.929 12324.991 17235.977 C 12320.013 17234.036 12309.003 17231.041 12291.962 17226.992 C 12274.920 17222.858 12262.983 17218.977 12256.149 17215.349 C 12247.291 17210.709 12240.668 17204.973 12236.281 17198.139 C 12231.979 17191.221 12229.827 17183.502 12229.827 17174.981 C 12229.827 17165.617 12232.485 17156.885 12237.800 17148.786 C 12243.115 17140.602 12250.876 17134.402 12261.084 17130.183 C 12271.292 17125.965 12282.640 17123.856 12295.125 17123.856 C 12308.877 17123.856 12320.983 17126.092 12331.444 17130.563 C 12341.990 17134.950 12350.089 17141.446 12355.741 17150.051 C 12361.394 17158.656 12364.431 17168.401 12364.853 17179.284 L 12341.315 17181.055 C 12340.050 17169.329 12335.747 17160.470 12328.407 17154.480 C 12321.152 17148.491 12310.395 17145.496 12296.138 17145.496 C 12281.290 17145.496 12270.449 17148.237 12263.615 17153.721 C 12256.866 17159.120 12253.492 17165.659 12253.492 17173.336 C 12253.492 17180.001 12255.896 17185.484 12260.705 17189.787 C 12265.429 17194.090 12277.746 17198.519 12297.656 17203.074 C 12317.651 17207.546 12331.360 17211.469 12338.784 17214.843 C 12349.583 17219.821 12357.555 17226.148 12362.701 17233.825 C 12367.848 17241.418 12370.421 17250.192 12370.421 17260.147 C 12370.421 17270.018 12367.595 17279.340 12361.942 17288.114 C 12356.290 17296.803 12348.149 17303.595 12337.519 17308.488 C 12326.973 17313.297 12315.078 17315.701 12301.832 17315.701 C 12285.044 17315.701 12270.955 17313.255 12259.566 17308.361 C 12248.261 17303.468 12239.360 17296.129 12232.864 17286.342 C 12226.453 17276.472 12223.078 17265.335 12222.741 17252.934 ZM 12488.742 17295.960 C 12480.306 17303.131 12472.164 17308.193 12464.319 17311.145 C 12456.557 17314.098 12448.205 17315.575 12439.262 17315.575 C 12424.498 17315.575 12413.151 17311.989 12405.221 17304.818 C 12397.291 17297.563 12393.326 17288.325 12393.326 17277.104 C 12393.326 17270.524 12394.802 17264.534 12397.755 17259.135 C 12400.792 17253.651 12404.715 17249.264 12409.524 17245.974 C 12414.417 17242.684 12419.901 17240.195 12425.975 17238.508 C 12430.446 17237.326 12437.195 17236.188 12446.222 17235.091 C 12464.614 17232.897 12478.154 17230.282 12486.844 17227.245 C 12486.928 17224.123 12486.970 17222.141 12486.970 17221.297 C 12486.970 17212.017 12484.819 17205.479 12480.517 17201.682 C 12474.695 17196.536 12466.048 17193.963 12454.574 17193.963 C 12443.860 17193.963 12435.930 17195.861 12430.784 17199.658 C 12425.722 17203.370 12421.968 17209.992 12419.521 17219.526 L 12397.249 17216.488 C 12399.273 17206.955 12402.606 17199.278 12407.246 17193.457 C 12411.886 17187.551 12418.593 17183.038 12427.367 17179.916 C 12436.141 17176.711 12446.307 17175.108 12457.865 17175.108 C 12469.338 17175.108 12478.661 17176.457 12485.832 17179.157 C 12493.002 17181.857 12498.275 17185.274 12501.650 17189.407 C 12505.024 17193.457 12507.387 17198.603 12508.736 17204.846 C 12509.496 17208.727 12509.875 17215.729 12509.875 17225.853 L 12509.875 17256.224 C 12509.875 17277.400 12510.339 17290.814 12511.267 17296.466 C 12512.280 17302.034 12514.220 17307.391 12517.089 17312.537 L 12493.298 17312.537 C 12490.936 17307.813 12489.417 17302.287 12488.742 17295.960 ZM 12486.844 17245.088 C 12478.576 17248.463 12466.175 17251.331 12449.639 17253.693 C 12440.275 17255.043 12433.652 17256.562 12429.771 17258.249 C 12425.890 17259.936 12422.896 17262.425 12420.786 17265.715 C 12418.677 17268.921 12417.623 17272.506 12417.623 17276.472 C 12417.623 17282.546 12419.901 17287.608 12424.456 17291.657 C 12429.096 17295.707 12435.846 17297.731 12444.704 17297.731 C 12453.478 17297.731 12461.281 17295.833 12468.115 17292.037 C 12474.948 17288.156 12479.968 17282.883 12483.174 17276.219 C 12485.621 17271.072 12486.844 17263.479 12486.844 17253.440 L 12486.844 17245.088 ZM 12419.774 17151.823 L 12419.774 17125.881 L 12443.565 17125.881 L 12443.565 17151.823 L 12419.774 17151.823 ZM 12466.976 17151.823 L 12466.976 17125.881 L 12490.767 17125.881 L 12490.767 17151.823 L 12466.976 17151.823 ZM 12594.915 17292.163 L 12598.205 17312.284 C 12591.793 17313.634 12586.057 17314.309 12580.995 17314.309 C 12572.727 17314.309 12566.315 17313.001 12561.760 17310.386 C 12557.204 17307.771 12553.998 17304.354 12552.142 17300.136 C 12550.286 17295.833 12549.358 17286.848 12549.358 17273.181 L 12549.358 17195.861 L 12532.654 17195.861 L 12532.654 17178.145 L 12549.358 17178.145 L 12549.358 17144.863 L 12572.010 17131.196 L 12572.010 17178.145 L 12594.915 17178.145 L 12594.915 17195.861 L 12572.010 17195.861 L 12572.010 17274.447 C 12572.010 17280.943 12572.390 17285.119 12573.149 17286.975 C 12573.993 17288.831 12575.300 17290.307 12577.072 17291.404 C 12578.928 17292.501 12581.543 17293.049 12584.918 17293.049 C 12587.449 17293.049 12590.781 17292.754 12594.915 17292.163 ZM 12605.165 17312.537 L 12605.165 17294.062 L 12690.711 17195.861 C 12681.009 17196.367 12672.446 17196.621 12665.022 17196.621 L 12610.227 17196.621 L 12610.227 17178.145 L 12720.070 17178.145 L 12720.070 17193.204 L 12647.305 17278.496 L 12633.259 17294.062 C 12643.467 17293.302 12653.042 17292.923 12661.985 17292.923 L 12724.119 17292.923 L 12724.119 17312.537 L 12605.165 17312.537 ZM 12838.771 17269.258 L 12862.308 17272.169 C 12858.596 17285.920 12851.721 17296.593 12841.681 17304.185 C 12831.642 17311.778 12818.818 17315.575 12803.211 17315.575 C 12783.554 17315.575 12767.947 17309.543 12756.389 17297.478 C 12744.915 17285.330 12739.178 17268.330 12739.178 17246.480 C 12739.178 17223.870 12744.999 17206.322 12756.642 17193.837 C 12768.284 17181.351 12783.385 17175.108 12801.946 17175.108 C 12819.915 17175.108 12834.595 17181.224 12845.984 17193.457 C 12857.373 17205.690 12863.068 17222.900 12863.068 17245.088 C 12863.068 17246.438 12863.025 17248.463 12862.941 17251.162 L 12762.716 17251.162 C 12763.560 17265.926 12767.736 17277.231 12775.244 17285.077 C 12782.753 17292.923 12792.117 17296.846 12803.338 17296.846 C 12811.690 17296.846 12818.818 17294.652 12824.724 17290.265 C 12830.629 17285.878 12835.312 17278.876 12838.771 17269.258 ZM 12763.981 17232.433 L 12839.024 17232.433 C 12838.011 17221.128 12835.143 17212.650 12830.419 17206.997 C 12823.163 17198.223 12813.757 17193.837 12802.199 17193.837 C 12791.737 17193.837 12782.921 17197.338 12775.750 17204.340 C 12768.664 17211.342 12764.741 17220.707 12763.981 17232.433 ZM 12931.150 17312.537 L 13002.396 17127.020 L 13028.844 17127.020 L 13104.772 17312.537 L 13076.805 17312.537 L 13055.166 17256.351 L 12977.593 17256.351 L 12957.219 17312.537 L 12931.150 17312.537 ZM 12984.679 17236.356 L 13047.573 17236.356 L 13028.211 17184.978 C 13022.306 17169.371 13017.919 17156.547 13015.051 17146.508 C 13012.688 17158.403 13009.356 17170.214 13005.053 17181.941 L 12984.679 17236.356 ZM 13267.258 17312.537 L 13267.258 17292.796 C 13256.797 17307.982 13242.582 17315.575 13224.612 17315.575 C 13216.682 17315.575 13209.258 17314.056 13202.340 17311.019 C 13195.506 17307.982 13190.402 17304.185 13187.028 17299.630 C 13183.737 17294.990 13181.417 17289.337 13180.068 17282.672 C 13179.140 17278.201 13178.676 17271.114 13178.676 17261.413 L 13178.676 17178.145 L 13201.454 17178.145 L 13201.454 17252.681 C 13201.454 17264.576 13201.918 17272.591 13202.846 17276.725 C 13204.280 17282.715 13207.317 17287.439 13211.957 17290.898 C 13216.597 17294.273 13222.334 17295.960 13229.168 17295.960 C 13236.001 17295.960 13242.413 17294.230 13248.403 17290.771 C 13254.393 17287.228 13258.611 17282.461 13261.058 17276.472 C 13263.588 17270.397 13264.854 17261.623 13264.854 17250.150 L 13264.854 17178.145 L 13287.632 17178.145 L 13287.632 17312.537 L 13267.258 17312.537 ZM 13323.319 17312.537 L 13323.319 17178.145 L 13343.819 17178.145 L 13343.819 17197.253 C 13353.690 17182.489 13367.947 17175.108 13386.592 17175.108 C 13394.691 17175.108 13402.115 17176.584 13408.864 17179.537 C 13415.698 17182.405 13420.802 17186.202 13424.176 17190.926 C 13427.551 17195.650 13429.913 17201.261 13431.263 17207.757 C 13432.107 17211.975 13432.529 17219.357 13432.529 17229.902 L 13432.529 17312.537 L 13409.750 17312.537 L 13409.750 17230.788 C 13409.750 17221.508 13408.864 17214.590 13407.093 17210.035 C 13405.321 17205.394 13402.157 17201.725 13397.602 17199.025 C 13393.130 17196.241 13387.858 17194.849 13381.783 17194.849 C 13372.081 17194.849 13363.687 17197.928 13356.600 17204.087 C 13349.598 17210.245 13346.097 17221.930 13346.097 17239.140 L 13346.097 17312.537 L 13323.319 17312.537 ZM 13554.646 17312.537 L 13554.646 17295.580 C 13546.125 17308.910 13533.597 17315.575 13517.062 17315.575 C 13506.348 17315.575 13496.477 17312.622 13487.450 17306.716 C 13478.507 17300.811 13471.547 17292.585 13466.570 17282.040 C 13461.677 17271.410 13459.230 17259.219 13459.230 17245.468 C 13459.230 17232.054 13461.466 17219.905 13465.937 17209.022 C 13470.408 17198.055 13477.115 17189.660 13486.058 17183.839 C 13495.001 17178.018 13504.998 17175.108 13516.049 17175.108 C 13524.148 17175.108 13531.362 17176.837 13537.689 17180.296 C 13544.016 17183.671 13549.163 17188.100 13553.128 17193.583 L 13553.128 17127.020 L 13575.780 17127.020 L 13575.780 17312.537 L 13554.646 17312.537 ZM 13482.641 17245.468 C 13482.641 17262.678 13486.269 17275.544 13493.524 17284.064 C 13500.779 17292.585 13509.342 17296.846 13519.213 17296.846 C 13529.168 17296.846 13537.605 17292.796 13544.523 17284.697 C 13551.525 17276.514 13555.026 17264.070 13555.026 17247.366 C 13555.026 17228.974 13551.483 17215.476 13544.396 17206.871 C 13537.309 17198.266 13528.578 17193.963 13518.201 17193.963 C 13508.077 17193.963 13499.598 17198.097 13492.765 17206.365 C 13486.016 17214.632 13482.641 17227.667 13482.641 17245.468 ZM 13685.496 17312.537 L 13685.496 17127.020 L 13755.096 17127.020 C 13769.270 17127.020 13780.617 17128.918 13789.138 17132.714 C 13797.743 17136.426 13804.450 17142.205 13809.258 17150.051 C 13814.152 17157.813 13816.598 17165.954 13816.598 17174.475 C 13816.598 17182.405 13814.447 17189.871 13810.144 17196.874 C 13805.842 17203.876 13799.346 17209.528 13790.656 17213.831 C 13801.877 17217.121 13810.482 17222.731 13816.472 17230.662 C 13822.546 17238.592 13825.583 17247.956 13825.583 17258.755 C 13825.583 17267.445 13823.727 17275.544 13820.015 17283.052 C 13816.387 17290.476 13811.874 17296.213 13806.474 17300.262 C 13801.075 17304.312 13794.284 17307.391 13786.100 17309.500 C 13778.001 17311.525 13768.046 17312.537 13756.235 17312.537 L 13685.496 17312.537 ZM 13710.046 17204.973 L 13750.161 17204.973 C 13761.044 17204.973 13768.848 17204.256 13773.572 17202.821 C 13779.815 17200.965 13784.497 17197.886 13787.619 17193.583 C 13790.825 17189.281 13792.428 17183.881 13792.428 17177.385 C 13792.428 17171.227 13790.951 17165.827 13787.999 17161.187 C 13785.046 17156.463 13780.828 17153.257 13775.344 17151.570 C 13769.860 17149.798 13760.454 17148.912 13747.124 17148.912 L 13710.046 17148.912 L 13710.046 17204.973 ZM 13710.046 17290.645 L 13756.235 17290.645 C 13764.166 17290.645 13769.734 17290.350 13772.940 17289.759 C 13778.592 17288.747 13783.316 17287.059 13787.113 17284.697 C 13790.909 17282.335 13794.031 17278.918 13796.477 17274.447 C 13798.924 17269.891 13800.147 17264.661 13800.147 17258.755 C 13800.147 17251.837 13798.375 17245.847 13794.832 17240.785 C 13791.289 17235.639 13786.354 17232.054 13780.026 17230.029 C 13773.783 17227.920 13764.756 17226.865 13752.945 17226.865 L 13710.046 17226.865 L 13710.046 17290.645 Z">
                          <!-- 485 nodes -->
                        </draw:path>
                      </draw:g>
                      <!-- id="g2687" -->
                    </draw:g>
                    <!-- id="g2689" -->
                  </draw:g>
                  <!-- id="g2691" -->
                  <draw:g id="g2701">
                    <draw:g id="g2697">
                      <draw:path id="path2695" draw:style-name="style11" draw:layer="layout" svg:x="6.629cm" svg:y="8.123cm" svg:width="0.418cm" svg:height="0.291cm" svg:viewBox="0.0 0.0 417.612 290.798" svg:d="M 13257.152 16391.535 L 13465.958 16246.136 L 13674.764 16391.535 L 13570.361 16391.535 L 13570.361 16536.934 L 13361.555 16536.934 L 13361.555 16391.535 L 13257.152 16391.535 Z">
                        <!-- 8 nodes -->
                      </draw:path>
                    </draw:g>
                    <!-- id="g2697" -->
                    <draw:path id="path2699" draw:style-name="style2" draw:layer="layout" svg:x="6.622cm" svg:y="8.116cm" svg:width="0.431cm" svg:height="0.305cm" svg:viewBox="0.0 0.0 431.493 304.682" svg:d="M 13250.211 16384.593 L 13459.017 16239.194 L 13667.823 16384.593 L 13563.420 16384.593 L 13563.420 16529.992 L 13354.614 16529.992 L 13354.614 16384.593 L 13250.211 16384.593 Z">
                      <!-- 8 nodes -->
                    </draw:path>
                  </draw:g>
                  <!-- id="g2701" -->
                </draw:g>
                <!-- id="g2815" -->
              </draw:g>
              <!-- id="g847" -->
            </draw:g>
            <!-- id="g845" -->
          </draw:g>
          <!-- id="g843" -->
          <draw:g id="g2643-5">
            <draw:g id="g2641-1">
              <draw:g id="g2639-6">
                <draw:path id="text2637-0" draw:style-name="style5" draw:layer="layout" svg:x="8.133cm" svg:y="3.022cm" svg:width="0.537cm" svg:height="0.186cm" svg:viewBox="0.0 0.0 537.067 185.520" svg:d="M 16266.371 6228.840 L 16266.371 6043.320 L 16303.323 6043.320 L 16347.235 6174.678 C 16351.284 6186.911 16354.237 6196.064 16356.093 6202.139 C 16358.202 6195.389 16361.492 6185.476 16365.964 6172.400 L 16410.382 6043.320 L 16443.411 6043.320 L 16443.411 6228.840 L 16419.746 6228.840 L 16419.746 6073.565 L 16365.837 6228.840 L 16343.691 6228.840 L 16290.035 6070.908 L 16290.035 6228.840 L 16266.371 6228.840 ZM 16482.007 6228.840 L 16482.007 6043.320 L 16506.558 6043.320 L 16506.558 6206.947 L 16597.925 6206.947 L 16597.925 6228.840 L 16482.007 6228.840 ZM 16626.398 6228.840 L 16626.398 6043.320 L 16663.350 6043.320 L 16707.262 6174.678 C 16711.311 6186.911 16714.264 6196.064 16716.120 6202.139 C 16718.229 6195.389 16721.519 6185.476 16725.991 6172.400 L 16770.409 6043.320 L 16803.438 6043.320 L 16803.438 6228.840 L 16779.773 6228.840 L 16779.773 6073.565 L 16725.864 6228.840 L 16703.718 6228.840 L 16650.062 6070.908 L 16650.062 6228.840 L 16626.398 6228.840 Z">
                  <!-- 39 nodes -->
                </draw:path>
              </draw:g>
              <!-- id="g2639-6" -->
            </draw:g>
            <!-- id="g2641-1" -->
          </draw:g>
          <!-- id="g2643-5" -->
        </draw:g>
        <!-- id="g841" -->
      </draw:page>
    </office:drawing>
    <!-- ######### CONVERSION FROM SVG ENDS ######## -->
  </office:body>
</office:document-content>
</file>

<file path=styles.xml><?xml version="1.0" encoding="utf-8"?>
<!--
*************************************************************************
  file:  styles.xml
  Generated by Inkscape: Sat Mar 13 20:06:18 2021
  http://www.inkscape.org
*************************************************************************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!--
*************************************************************************
  S T Y L E S
  Style entries have been pulled from the svg style and
  representation attributes in the SVG tree.  The tree elements
  then refer to them by name, in the ODF manner
*************************************************************************
-->
  <office:styles>
    <style:style style:name="style0" style:family="graphic" style:parent-style-name="standard">
      <style:graphic-properties draw:fill="solid" draw:fill-color="#000000" draw:stroke="none"/>
    </style:style>
    <style:style style:name="style1" style:family="graphic" style:parent-style-name="standard">
      <style:graphic-properties draw:fill="solid" draw:fill-color="#efefef" draw:stroke="none"/>
    </style:style>
    <style:style style:name="style2" style:family="graphic" style:parent-style-name="standard">
      <style:graphic-properties draw:fill="none" draw:stroke="solid" svg:stroke-width="381.000pt" svg:stroke-color="#000000"/>
    </style:style>
    <style:style style:name="style3" style:family="graphic" style:parent-style-name="standard">
      <style:graphic-properties draw:fill="solid" draw:fill-color="#c9daf8" draw:stroke="none"/>
    </style:style>
    <style:style style:name="style4" style:family="graphic" style:parent-style-name="standard">
      <style:graphic-properties draw:fill="none" draw:stroke="solid" svg:stroke-width="1143.000pt" svg:stroke-color="#000000"/>
    </style:style>
    <style:style style:name="style5" style:family="graphic" style:parent-style-name="standard">
      <style:graphic-properties draw:fill="solid" draw:fill-color="#000000" draw:stroke="none"/>
    </style:style>
    <style:style style:name="style6" style:family="graphic" style:parent-style-name="standard">
      <style:graphic-properties draw:fill="solid" draw:fill-color="#ffd966" draw:stroke="none"/>
    </style:style>
    <style:style style:name="style7" style:family="graphic" style:parent-style-name="standard">
      <style:graphic-properties draw:fill="solid" draw:fill-color="#d9ead3" draw:stroke="none"/>
    </style:style>
    <style:style style:name="style8" style:family="graphic" style:parent-style-name="standard">
      <style:graphic-properties draw:fill="solid" draw:fill-color="#f4cccc" draw:stroke="none"/>
    </style:style>
    <style:style style:name="style9" style:family="graphic" style:parent-style-name="standard">
      <style:graphic-properties draw:fill="solid" draw:fill-color="#d9d9d9" draw:stroke="none"/>
    </style:style>
    <style:style style:name="style10" style:family="graphic" style:parent-style-name="standard">
      <style:graphic-properties draw:fill="solid" draw:fill-color="#ff0000" draw:stroke="none"/>
    </style:style>
    <style:style style:name="style11" style:family="graphic" style:parent-style-name="standard">
      <style:graphic-properties draw:fill="solid" draw:fill-color="#0000ff" draw:stroke="none"/>
    </style:style>
  </office:styles>
  <office:automatic-styles>
    <!-- ####### 'Standard' styles ####### -->
    <style:style style:name="dp1" style:family="drawing-page"/>
    <style:style style:name="standard" style:family="graphic">
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master-name="PM1" draw:style-name="dp1"/>
  </office:master-styles>
</office:document-styles>
</file>

<file path=meta.xml><?xml version="1.0" encoding="utf-8"?>
<!--
*************************************************************************
  file:  meta.xml
  Generated by Inkscape: Sat Mar 13 20:06:18 2021
  http://www.inkscape.org
*************************************************************************
--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Inkscape.org - 1.0.2-2 (e86c870879, 2021-01-15)</meta:generator>
    <meta:initial-creator>Inkscape.org - 1.0.2-2 (e86c870879, 2021-01-15)</meta:initial-creator>
    <meta:creation-date>2021-03-13 20:06:18</meta:creation-date>
    <dc:date>2021-03-13 20:06:18</dc:date>
    <dc:format>image/svg+xml</dc:format>
  </office:meta>
</office:document-meta>
</file>